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771cm"/>
    </style:style>
    <style:style style:name="co3" style:family="table-column">
      <style:table-column-properties fo:break-before="auto" style:column-width="6.604cm"/>
    </style:style>
    <style:style style:name="co4" style:family="table-column">
      <style:table-column-properties fo:break-before="auto" style:column-width="6.4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gelderland_5f_250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Veld_20_draaitabel">
      <style:table-cell-properties fo:border-bottom="0.035cm solid #000000" fo:border-left="0.071cm solid #000000" fo:border-right="0.035cm solid #000000" fo:border-top="0.071cm solid #000000"/>
    </style:style>
    <style:style style:name="ce2" style:family="table-cell" style:parent-style-name="Categorie_20_draaitabel">
      <style:table-cell-properties fo:border-bottom="none" fo:border-left="0.071cm solid #000000" fo:border-right="0.035cm solid #000000" fo:border-top="0.035cm solid #000000"/>
    </style:style>
    <style:style style:name="ce3" style:family="table-cell" style:parent-style-name="Categorie_20_draaitabel">
      <style:table-cell-properties fo:border-bottom="none" fo:border-left="0.071cm solid #000000" fo:border-right="0.035cm solid #000000" fo:border-top="none"/>
    </style:style>
    <style:style style:name="ce4" style:family="table-cell" style:parent-style-name="Categorie_20_draaitabel">
      <style:table-cell-properties fo:border-bottom="0.035cm solid #000000" fo:border-left="0.071cm solid #000000" fo:border-right="0.035cm solid #000000" fo:border-top="none"/>
    </style:style>
    <style:style style:name="ce5" style:family="table-cell" style:parent-style-name="Titel_20_draaitabel">
      <style:table-cell-properties fo:border-bottom="0.035cm solid #000000" fo:border-left="0.071cm solid #000000" fo:border-right="none" fo:border-top="0.035cm solid #000000"/>
    </style:style>
    <style:style style:name="ce6" style:family="table-cell" style:parent-style-name="Titel_20_draaitabel">
      <style:table-cell-properties fo:border-bottom="0.071cm solid #000000" fo:border-left="0.071cm solid #000000" fo:border-right="none" fo:border-top="0.035cm solid #000000"/>
    </style:style>
    <style:style style:name="ce7" style:family="table-cell" style:parent-style-name="Veld_20_draaitabel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Categorie_20_draaitabel">
      <style:table-cell-properties fo:border-bottom="none" fo:border-left="0.035cm solid #000000" fo:border-right="0.035cm solid #000000" fo:border-top="0.035cm solid #000000"/>
    </style:style>
    <style:style style:name="ce9" style:family="table-cell" style:parent-style-name="Categorie_20_draaitabel">
      <style:table-cell-properties fo:border-bottom="none" fo:border-left="0.035cm solid #000000" fo:border-right="0.035cm solid #000000" fo:border-top="none"/>
    </style:style>
    <style:style style:name="ce10" style:family="table-cell" style:parent-style-name="Categorie_20_draaitabel">
      <style:table-cell-properties fo:border-bottom="0.035cm solid #000000" fo:border-left="0.035cm solid #000000" fo:border-right="0.035cm solid #000000" fo:border-top="none"/>
    </style:style>
    <style:style style:name="ce11" style:family="table-cell" style:parent-style-name="Titel_20_draaitabel">
      <style:table-cell-properties fo:border-bottom="0.035cm solid #000000" fo:border-left="none" fo:border-right="0.035cm solid #000000" fo:border-top="0.035cm solid #000000"/>
    </style:style>
    <style:style style:name="ce12" style:family="table-cell" style:parent-style-name="Titel_20_draaitabel">
      <style:table-cell-properties fo:border-bottom="0.071cm solid #000000" fo:border-left="none" fo:border-right="0.035cm solid #000000" fo:border-top="0.035cm solid #000000"/>
    </style:style>
    <style:style style:name="ce13" style:family="table-cell" style:parent-style-name="Hoek_20_draaitabel">
      <style:table-cell-properties fo:border-bottom="0.035cm solid #000000" fo:border-left="0.035cm solid #000000" fo:border-right="0.071cm solid #000000" fo:border-top="0.071cm solid #000000"/>
    </style:style>
    <style:style style:name="ce14" style:family="table-cell" style:parent-style-name="Waarde_20_draaitabel">
      <style:table-cell-properties fo:border-bottom="none" fo:border-left="0.035cm solid #000000" fo:border-right="0.071cm solid #000000" fo:border-top="0.035cm solid #000000"/>
    </style:style>
    <style:style style:name="ce15" style:family="table-cell" style:parent-style-name="Waarde_20_draaitabel">
      <style:table-cell-properties fo:border-bottom="none" fo:border-left="0.035cm solid #000000" fo:border-right="0.071cm solid #000000" fo:border-top="none"/>
    </style:style>
    <style:style style:name="ce16" style:family="table-cell" style:parent-style-name="Waarde_20_draaitabel">
      <style:table-cell-properties fo:border-bottom="0.035cm solid #000000" fo:border-left="0.035cm solid #000000" fo:border-right="0.071cm solid #000000" fo:border-top="none"/>
    </style:style>
    <style:style style:name="ce17" style:family="table-cell" style:parent-style-name="Resultaat_20_draaitabel">
      <style:table-cell-properties fo:border-bottom="0.035cm solid #000000" fo:border-left="0.035cm solid #000000" fo:border-right="0.071cm solid #000000" fo:border-top="0.035cm solid #000000"/>
    </style:style>
    <style:style style:name="ce18" style:family="table-cell" style:parent-style-name="Resultaat_20_draaitabel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gelderland_250m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od</text:p>
          </table:table-cell>
          <table:table-cell office:value-type="string">
            <text:p>vthobject_id</text:p>
          </table:table-cell>
          <table:table-cell office:value-type="string">
            <text:p>bevoegdgezag</text:p>
          </table:table-cell>
          <table:table-cell office:value-type="string">
            <text:p>adres</text:p>
          </table:table-cell>
          <table:table-cell office:value-type="string">
            <text:p>type</text:p>
          </table:table-cell>
          <table:table-cell office:value-type="string">
            <text:p>ippc_installatie</text:p>
          </table:table-cell>
          <table:table-cell office:value-type="string">
            <text:p>aantal_stallen</text:p>
          </table:table-cell>
          <table:table-cell office:value-type="string">
            <text:p>nh3_emissie</text:p>
          </table:table-cell>
          <table:table-cell office:value-type="string">
            <text:p>geur_emissie</text:p>
          </table:table-cell>
          <table:table-cell office:value-type="string">
            <text:p>fijnstof_emissie</text:p>
          </table:table-cell>
          <table:table-cell office:value-type="string">
            <text:p>geiten</text:p>
          </table:table-cell>
          <table:table-cell office:value-type="string">
            <text:p>kippen</text:p>
          </table:table-cell>
          <table:table-cell office:value-type="string">
            <text:p>rundvee</text:p>
          </table:table-cell>
          <table:table-cell office:value-type="string">
            <text:p>schapen</text:p>
          </table:table-cell>
          <table:table-cell office:value-type="string">
            <text:p>varkens</text:p>
          </table:table-cell>
          <table:table-cell office:value-type="string">
            <text:p>overige_dieren</text:p>
          </table:table-cell>
          <table:table-cell office:value-type="string">
            <text:p>geo_x</text:p>
          </table:table-cell>
          <table:table-cell office:value-type="string">
            <text:p>geo_y</text:p>
          </table:table-cell>
          <table:table-cell office:value-type="string">
            <text:p>toelichting_kaart</text:p>
          </table:table-cell>
          <table:table-cell office:value-type="string">
            <text:p>id_2</text:p>
          </table:table-cell>
          <table:table-cell office:value-type="string">
            <text:p>natura2000_area_id</text:p>
          </table:table-cell>
          <table:table-cell office:value-type="string">
            <text:p>natura2000_area_name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DDV</text:p>
          </table:table-cell>
          <table:table-cell office:value-type="string">
            <text:p>ODDV2009MIL038</text:p>
          </table:table-cell>
          <table:table-cell office:value-type="string">
            <text:p>Ede</text:p>
          </table:table-cell>
          <table:table-cell office:value-type="string">
            <text:p>Kreelseweg 0PERC 6718CB Ede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45">
            <text:p>245</text:p>
          </table:table-cell>
          <table:table-cell office:value-type="float" office:value="2730">
            <text:p>27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50">
            <text:p>35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DDV</text:p>
          </table:table-cell>
          <table:table-cell office:value-type="string">
            <text:p>ODDV2017MIL001</text:p>
          </table:table-cell>
          <table:table-cell office:value-type="string">
            <text:p>Ede</text:p>
          </table:table-cell>
          <table:table-cell office:value-type="string">
            <text:p>Immenweg 12 6741KP Lunt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42.4">
            <text:p>242,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DDV</text:p>
          </table:table-cell>
          <table:table-cell office:value-type="string">
            <text:p>ODDV2018MIL118</text:p>
          </table:table-cell>
          <table:table-cell office:value-type="string">
            <text:p>Ede</text:p>
          </table:table-cell>
          <table:table-cell office:value-type="string">
            <text:p>Hoeverweg 1 6733BH Wekero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9.9">
            <text:p>39,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ODDV</text:p>
          </table:table-cell>
          <table:table-cell office:value-type="string">
            <text:p>ODDV2280001710</text:p>
          </table:table-cell>
          <table:table-cell office:value-type="string">
            <text:p>Ede</text:p>
          </table:table-cell>
          <table:table-cell office:value-type="string">
            <text:p>Braeckweg 2 6732GA Harskamp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3340">
            <text:p>334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ODDV</text:p>
          </table:table-cell>
          <table:table-cell office:value-type="string">
            <text:p>ODDV2280001775</text:p>
          </table:table-cell>
          <table:table-cell office:value-type="string">
            <text:p>Ede</text:p>
          </table:table-cell>
          <table:table-cell office:value-type="string">
            <text:p>Kraaikamperweg 1 6732EN Harskamp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85">
            <text:p>485</text:p>
          </table:table-cell>
          <table:table-cell office:value-type="float" office:value="4628">
            <text:p>4628</text:p>
          </table:table-cell>
          <table:table-cell office:value-type="float" office:value="4290">
            <text:p>4290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ODDV</text:p>
          </table:table-cell>
          <table:table-cell office:value-type="string">
            <text:p>ODDV2280001852</text:p>
          </table:table-cell>
          <table:table-cell office:value-type="string">
            <text:p>Ede</text:p>
          </table:table-cell>
          <table:table-cell office:value-type="string">
            <text:p>Koeweg 12 6731SJ Otter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68">
            <text:p>268</text:p>
          </table:table-cell>
          <table:table-cell office:value-type="float" office:value="1836.9">
            <text:p>1836,9</text:p>
          </table:table-cell>
          <table:table-cell office:value-type="float" office:value="17355">
            <text:p>173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ODDV</text:p>
          </table:table-cell>
          <table:table-cell office:value-type="string">
            <text:p>ODDV2280001906</text:p>
          </table:table-cell>
          <table:table-cell office:value-type="string">
            <text:p>Ede</text:p>
          </table:table-cell>
          <table:table-cell office:value-type="string">
            <text:p>Roekelseweg 29 6733BN Wekerom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389.5">
            <text:p>1389,5</text:p>
          </table:table-cell>
          <table:table-cell office:value-type="float" office:value="14133.2">
            <text:p>14133,2</text:p>
          </table:table-cell>
          <table:table-cell office:value-type="float" office:value="13101">
            <text:p>13101</text:p>
          </table:table-cell>
          <table:table-cell table:number-columns-repeated="2"/>
          <table:table-cell office:value-type="float" office:value="397">
            <text:p>39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ODDV</text:p>
          </table:table-cell>
          <table:table-cell office:value-type="string">
            <text:p>ODDV2280001910</text:p>
          </table:table-cell>
          <table:table-cell office:value-type="string">
            <text:p>Ede</text:p>
          </table:table-cell>
          <table:table-cell office:value-type="string">
            <text:p>Roekelseweg 54 6733BP Wekerom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65">
            <text:p>2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ODDV</text:p>
          </table:table-cell>
          <table:table-cell office:value-type="string">
            <text:p>ODDV2280002191</text:p>
          </table:table-cell>
          <table:table-cell office:value-type="string">
            <text:p>Ede</text:p>
          </table:table-cell>
          <table:table-cell office:value-type="string">
            <text:p>Houtkampweg 7 6731AV Otter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72.7">
            <text:p>272,7</text:p>
          </table:table-cell>
          <table:table-cell office:value-type="float" office:value="121.2">
            <text:p>121,2</text:p>
          </table:table-cell>
          <table:table-cell office:value-type="float" office:value="8435">
            <text:p>8435</text:p>
          </table:table-cell>
          <table:table-cell/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ODDV</text:p>
          </table:table-cell>
          <table:table-cell office:value-type="string">
            <text:p>ODDV2280002236</text:p>
          </table:table-cell>
          <table:table-cell office:value-type="string">
            <text:p>Ede</text:p>
          </table:table-cell>
          <table:table-cell office:value-type="string">
            <text:p>Edeseweg 122 6721KE Benneko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6.3">
            <text:p>106,3</text:p>
          </table:table-cell>
          <table:table-cell office:value-type="float" office:value="37.6">
            <text:p>37,6</text:p>
          </table:table-cell>
          <table:table-cell office:value-type="float" office:value="2188">
            <text:p>2188</text:p>
          </table:table-cell>
          <table:table-cell office:value-type="float" office:value="2">
            <text:p>2</text:p>
          </table:table-cell>
          <table:table-cell/>
          <table:table-cell office:value-type="float" office:value="25">
            <text:p>2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ODDV</text:p>
          </table:table-cell>
          <table:table-cell office:value-type="string">
            <text:p>ODDV2280002580</text:p>
          </table:table-cell>
          <table:table-cell office:value-type="string">
            <text:p>Ede</text:p>
          </table:table-cell>
          <table:table-cell office:value-type="string">
            <text:p>Valkse Engweg 3 6733JK Wekerom</text:p>
          </table:table-cell>
          <table:table-cell office:value-type="string">
            <text:p>Geen plich</text:p>
          </table:table-cell>
          <table:table-cell office:value-type="string">
            <text:p>Nee</text:p>
          </table:table-cell>
          <table:table-cell/>
          <table:table-cell office:value-type="float" office:value="1066.08">
            <text:p>1066,08</text:p>
          </table:table-cell>
          <table:table-cell office:value-type="float" office:value="1843.6">
            <text:p>1843,6</text:p>
          </table:table-cell>
          <table:table-cell office:value-type="float" office:value="180786">
            <text:p>180786</text:p>
          </table:table-cell>
          <table:table-cell/>
          <table:table-cell office:value-type="float" office:value="2040">
            <text:p>2040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ODDV</text:p>
          </table:table-cell>
          <table:table-cell office:value-type="string">
            <text:p>ODDV2280002727</text:p>
          </table:table-cell>
          <table:table-cell office:value-type="string">
            <text:p>Ede</text:p>
          </table:table-cell>
          <table:table-cell office:value-type="string">
            <text:p>Veldhuizerweg 2 6741HH Lunt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393">
            <text:p>1393</text:p>
          </table:table-cell>
          <table:table-cell office:value-type="float" office:value="14168.8">
            <text:p>14168,8</text:p>
          </table:table-cell>
          <table:table-cell office:value-type="float" office:value="13134">
            <text:p>13134</text:p>
          </table:table-cell>
          <table:table-cell table:number-columns-repeated="2"/>
          <table:table-cell office:value-type="float" office:value="398">
            <text:p>39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ODDV</text:p>
          </table:table-cell>
          <table:table-cell office:value-type="string">
            <text:p>ODDV2280002745</text:p>
          </table:table-cell>
          <table:table-cell office:value-type="string">
            <text:p>Ede</text:p>
          </table:table-cell>
          <table:table-cell office:value-type="string">
            <text:p>Meentweg 6 6721NW Bennekom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790.95">
            <text:p>1790,95</text:p>
          </table:table-cell>
          <table:table-cell office:value-type="float" office:value="36094.84">
            <text:p>36094,84</text:p>
          </table:table-cell>
          <table:table-cell office:value-type="float" office:value="32077.65">
            <text:p>32077,65</text:p>
          </table:table-cell>
          <table:table-cell table:number-columns-repeated="2"/>
          <table:table-cell office:value-type="float" office:value="1265">
            <text:p>126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8">
            <text:p>118</text:p>
          </table:table-cell>
          <table:table-cell office:value-type="float" office:value="65">
            <text:p>65</text:p>
          </table:table-cell>
          <table:table-cell office:value-type="string">
            <text:p>Binnenveld</text:p>
          </table:table-cell>
          <table:table-cell table:number-columns-repeated="1001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ODDV</text:p>
          </table:table-cell>
          <table:table-cell office:value-type="string">
            <text:p>ODDV2280002785</text:p>
          </table:table-cell>
          <table:table-cell office:value-type="string">
            <text:p>Ede</text:p>
          </table:table-cell>
          <table:table-cell office:value-type="string">
            <text:p>Vijfsprongweg 56 6741JB Lunt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892.5">
            <text:p>892,5</text:p>
          </table:table-cell>
          <table:table-cell office:value-type="float" office:value="10650.5">
            <text:p>10650,5</text:p>
          </table:table-cell>
          <table:table-cell office:value-type="float" office:value="91035">
            <text:p>91035</text:p>
          </table:table-cell>
          <table:table-cell table:number-columns-repeated="4"/>
          <table:table-cell office:value-type="float" office:value="595">
            <text:p>59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ODDV</text:p>
          </table:table-cell>
          <table:table-cell office:value-type="string">
            <text:p>ODDV2280002810</text:p>
          </table:table-cell>
          <table:table-cell office:value-type="string">
            <text:p>Ede</text:p>
          </table:table-cell>
          <table:table-cell office:value-type="string">
            <text:p>Koudhoornweg 9 6741JG Lunt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200">
            <text:p>1200</text:p>
          </table:table-cell>
          <table:table-cell office:value-type="float" office:value="9200">
            <text:p>9200</text:p>
          </table:table-cell>
          <table:table-cell office:value-type="float" office:value="61200">
            <text:p>61200</text:p>
          </table:table-cell>
          <table:table-cell table:number-columns-repeated="4"/>
          <table:table-cell office:value-type="float" office:value="400">
            <text:p>400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ODDV</text:p>
          </table:table-cell>
          <table:table-cell office:value-type="string">
            <text:p>ODDV2280002982</text:p>
          </table:table-cell>
          <table:table-cell office:value-type="string">
            <text:p>Ede</text:p>
          </table:table-cell>
          <table:table-cell office:value-type="string">
            <text:p>'t Zandwater 4 6732EJ Harskamp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59">
            <text:p>759</text:p>
          </table:table-cell>
          <table:table-cell office:value-type="float" office:value="5819">
            <text:p>5819</text:p>
          </table:table-cell>
          <table:table-cell office:value-type="float" office:value="38709">
            <text:p>38709</text:p>
          </table:table-cell>
          <table:table-cell table:number-columns-repeated="4"/>
          <table:table-cell office:value-type="float" office:value="253">
            <text:p>253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ODDV</text:p>
          </table:table-cell>
          <table:table-cell office:value-type="string">
            <text:p>ODDV2280002993</text:p>
          </table:table-cell>
          <table:table-cell office:value-type="string">
            <text:p>Ede</text:p>
          </table:table-cell>
          <table:table-cell office:value-type="string">
            <text:p>Beekdalseweg 2 6731SG Otter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7.65">
            <text:p>117,65</text:p>
          </table:table-cell>
          <table:table-cell office:value-type="float" office:value="120.4">
            <text:p>120,4</text:p>
          </table:table-cell>
          <table:table-cell office:value-type="float" office:value="2024">
            <text:p>2024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ODDV</text:p>
          </table:table-cell>
          <table:table-cell office:value-type="string">
            <text:p>ODDV2280003009</text:p>
          </table:table-cell>
          <table:table-cell office:value-type="string">
            <text:p>Ede</text:p>
          </table:table-cell>
          <table:table-cell office:value-type="string">
            <text:p>Otterloseweg 40 6732BS Harskamp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6937">
            <text:p>6937</text:p>
          </table:table-cell>
          <table:table-cell office:value-type="float" office:value="70559.2">
            <text:p>70559,2</text:p>
          </table:table-cell>
          <table:table-cell office:value-type="float" office:value="65406">
            <text:p>65406</text:p>
          </table:table-cell>
          <table:table-cell table:number-columns-repeated="2"/>
          <table:table-cell office:value-type="float" office:value="1982">
            <text:p>198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ODDV</text:p>
          </table:table-cell>
          <table:table-cell office:value-type="string">
            <text:p>ODDV2280003137</text:p>
          </table:table-cell>
          <table:table-cell office:value-type="string">
            <text:p>Ede</text:p>
          </table:table-cell>
          <table:table-cell office:value-type="string">
            <text:p>Kreelseweg 94 6718SK E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72.5">
            <text:p>1472,5</text:p>
          </table:table-cell>
          <table:table-cell office:value-type="float" office:value="0">
            <text:p>0</text:p>
          </table:table-cell>
          <table:table-cell office:value-type="float" office:value="16852">
            <text:p>16852</text:p>
          </table:table-cell>
          <table:table-cell table:number-columns-repeated="2"/>
          <table:table-cell office:value-type="float" office:value="168">
            <text:p>16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ODDV</text:p>
          </table:table-cell>
          <table:table-cell office:value-type="string">
            <text:p>ODDV2280003159</text:p>
          </table:table-cell>
          <table:table-cell office:value-type="string">
            <text:p>Ede</text:p>
          </table:table-cell>
          <table:table-cell office:value-type="string">
            <text:p>Roekelse Bosweg 5 6731SH Otter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21.2">
            <text:p>321,2</text:p>
          </table:table-cell>
          <table:table-cell office:value-type="float" office:value="0">
            <text:p>0</text:p>
          </table:table-cell>
          <table:table-cell office:value-type="float" office:value="2774">
            <text:p>2774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ODDV</text:p>
          </table:table-cell>
          <table:table-cell office:value-type="string">
            <text:p>ODDV2280003222</text:p>
          </table:table-cell>
          <table:table-cell office:value-type="string">
            <text:p>Ede</text:p>
          </table:table-cell>
          <table:table-cell office:value-type="string">
            <text:p>Hessenweg 114 6741JR Lunt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6.6">
            <text:p>76,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ODDV</text:p>
          </table:table-cell>
          <table:table-cell office:value-type="string">
            <text:p>ODDV2280003239</text:p>
          </table:table-cell>
          <table:table-cell office:value-type="string">
            <text:p>Ede</text:p>
          </table:table-cell>
          <table:table-cell office:value-type="string">
            <text:p>Lunterse Bosweg 2 6741KN Lunt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954.5">
            <text:p>954,5</text:p>
          </table:table-cell>
          <table:table-cell office:value-type="float" office:value="5423.7">
            <text:p>5423,7</text:p>
          </table:table-cell>
          <table:table-cell office:value-type="float" office:value="46359">
            <text:p>46359</text:p>
          </table:table-cell>
          <table:table-cell table:number-columns-repeated="4"/>
          <table:table-cell office:value-type="float" office:value="303">
            <text:p>303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ODDV</text:p>
          </table:table-cell>
          <table:table-cell office:value-type="string">
            <text:p>ODDV2280003275</text:p>
          </table:table-cell>
          <table:table-cell office:value-type="string">
            <text:p>Ede</text:p>
          </table:table-cell>
          <table:table-cell office:value-type="string">
            <text:p>Wekeromseweg 54 6718SE E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0.5">
            <text:p>30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ODDV</text:p>
          </table:table-cell>
          <table:table-cell office:value-type="string">
            <text:p>ODDV2280003280</text:p>
          </table:table-cell>
          <table:table-cell office:value-type="string">
            <text:p>Ede</text:p>
          </table:table-cell>
          <table:table-cell office:value-type="string">
            <text:p>Wekeromseweg 42 6718SE Ede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871">
            <text:p>2871</text:p>
          </table:table-cell>
          <table:table-cell office:value-type="float" office:value="4603.5">
            <text:p>4603,5</text:p>
          </table:table-cell>
          <table:table-cell office:value-type="float" office:value="212850">
            <text:p>212850</text:p>
          </table:table-cell>
          <table:table-cell/>
          <table:table-cell office:value-type="float" office:value="4950">
            <text:p>4950</text:p>
          </table:table-cell>
          <table:table-cell table:number-columns-repeated="6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ODDV</text:p>
          </table:table-cell>
          <table:table-cell office:value-type="string">
            <text:p>ODDV2280003299</text:p>
          </table:table-cell>
          <table:table-cell office:value-type="string">
            <text:p>Ede</text:p>
          </table:table-cell>
          <table:table-cell office:value-type="string">
            <text:p>Verlengde Arnhemseweg 144 6718SM E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ODDV</text:p>
          </table:table-cell>
          <table:table-cell office:value-type="string">
            <text:p>ODDV2280003306</text:p>
          </table:table-cell>
          <table:table-cell office:value-type="string">
            <text:p>Ede</text:p>
          </table:table-cell>
          <table:table-cell office:value-type="string">
            <text:p>Hoge Valksedijk 5 6718SG Ede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536.3">
            <text:p>536,3</text:p>
          </table:table-cell>
          <table:table-cell office:value-type="float" office:value="3223.3">
            <text:p>3223,3</text:p>
          </table:table-cell>
          <table:table-cell office:value-type="float" office:value="22846">
            <text:p>22846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141">
            <text:p>141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ODDV</text:p>
          </table:table-cell>
          <table:table-cell office:value-type="string">
            <text:p>ODDV2280003309</text:p>
          </table:table-cell>
          <table:table-cell office:value-type="string">
            <text:p>Ede</text:p>
          </table:table-cell>
          <table:table-cell office:value-type="string">
            <text:p>Vosseveldseweg 7 6718ST E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5.2">
            <text:p>85,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ODDV</text:p>
          </table:table-cell>
          <table:table-cell office:value-type="string">
            <text:p>ODDV2280003353</text:p>
          </table:table-cell>
          <table:table-cell office:value-type="string">
            <text:p>Ede</text:p>
          </table:table-cell>
          <table:table-cell office:value-type="string">
            <text:p>Delenseweg 55 7352TB Hoenderlo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36.5">
            <text:p>736,5</text:p>
          </table:table-cell>
          <table:table-cell office:value-type="float" office:value="124.8">
            <text:p>124,8</text:p>
          </table:table-cell>
          <table:table-cell office:value-type="float" office:value="7400">
            <text:p>7400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ODDV</text:p>
          </table:table-cell>
          <table:table-cell office:value-type="string">
            <text:p>ODDV2280003355</text:p>
          </table:table-cell>
          <table:table-cell office:value-type="string">
            <text:p>Ede</text:p>
          </table:table-cell>
          <table:table-cell office:value-type="string">
            <text:p>Ginkelseweg 2 6721MH Bennekom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07.9">
            <text:p>107,9</text:p>
          </table:table-cell>
          <table:table-cell office:value-type="float" office:value="756.6">
            <text:p>756,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97">
            <text:p>97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ODDV</text:p>
          </table:table-cell>
          <table:table-cell office:value-type="string">
            <text:p>ODDV2280003358</text:p>
          </table:table-cell>
          <table:table-cell office:value-type="string">
            <text:p>Ede</text:p>
          </table:table-cell>
          <table:table-cell office:value-type="string">
            <text:p>Vosseveldseweg 9 A 6718ST E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ODDV</text:p>
          </table:table-cell>
          <table:table-cell office:value-type="string">
            <text:p>ODDV2280003407</text:p>
          </table:table-cell>
          <table:table-cell office:value-type="string">
            <text:p>Ede</text:p>
          </table:table-cell>
          <table:table-cell office:value-type="string">
            <text:p>Apeldoornseweg 41 6733SB Wekerom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278.4">
            <text:p>1278,4</text:p>
          </table:table-cell>
          <table:table-cell office:value-type="float" office:value="0">
            <text:p>0</text:p>
          </table:table-cell>
          <table:table-cell office:value-type="float" office:value="33060">
            <text:p>33060</text:p>
          </table:table-cell>
          <table:table-cell table:number-columns-repeated="2"/>
          <table:table-cell office:value-type="float" office:value="210">
            <text:p>21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ODDV</text:p>
          </table:table-cell>
          <table:table-cell office:value-type="string">
            <text:p>ODDV2280003641</text:p>
          </table:table-cell>
          <table:table-cell office:value-type="string">
            <text:p>Ede</text:p>
          </table:table-cell>
          <table:table-cell office:value-type="string">
            <text:p>Apeldoornseweg 9 6718SB Ede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ODDV</text:p>
          </table:table-cell>
          <table:table-cell office:value-type="string">
            <text:p>ODDV2280006428</text:p>
          </table:table-cell>
          <table:table-cell office:value-type="string">
            <text:p>Ede</text:p>
          </table:table-cell>
          <table:table-cell office:value-type="string">
            <text:p>Hessenweg 38 6718TD E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5.5">
            <text:p>65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ODDV</text:p>
          </table:table-cell>
          <table:table-cell office:value-type="string">
            <text:p>ODDVBA3774-JK-0015</text:p>
          </table:table-cell>
          <table:table-cell office:value-type="string">
            <text:p>Barneveld</text:p>
          </table:table-cell>
          <table:table-cell office:value-type="string">
            <text:p>Oude Essenerweg 15 3774JK Kootwijkerbroek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5730">
            <text:p>5730</text:p>
          </table:table-cell>
          <table:table-cell office:value-type="float" office:value="43930">
            <text:p>43930</text:p>
          </table:table-cell>
          <table:table-cell office:value-type="float" office:value="292230">
            <text:p>292230</text:p>
          </table:table-cell>
          <table:table-cell table:number-columns-repeated="4"/>
          <table:table-cell office:value-type="float" office:value="1910">
            <text:p>1910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ODDV</text:p>
          </table:table-cell>
          <table:table-cell office:value-type="string">
            <text:p>ODDVBA3774-JN-009A</text:p>
          </table:table-cell>
          <table:table-cell office:value-type="string">
            <text:p>Barneveld</text:p>
          </table:table-cell>
          <table:table-cell office:value-type="string">
            <text:p>Harskamperweg 9 A 3774JN Kootwijker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89.9">
            <text:p>189,9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ODDV</text:p>
          </table:table-cell>
          <table:table-cell office:value-type="string">
            <text:p>ODDVBA3774-JP-0054</text:p>
          </table:table-cell>
          <table:table-cell office:value-type="string">
            <text:p>Barneveld</text:p>
          </table:table-cell>
          <table:table-cell office:value-type="string">
            <text:p>Harskamperweg 54 3774JP Kootwijker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.1">
            <text:p>2,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ODDV</text:p>
          </table:table-cell>
          <table:table-cell office:value-type="string">
            <text:p>ODDVBA3774-JP-0056</text:p>
          </table:table-cell>
          <table:table-cell office:value-type="string">
            <text:p>Barneveld</text:p>
          </table:table-cell>
          <table:table-cell office:value-type="string">
            <text:p>Harskamperweg 56 3774JP Kootwijker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5.4">
            <text:p>45,4</text:p>
          </table:table-cell>
          <table:table-cell office:value-type="float" office:value="156">
            <text:p>156</text:p>
          </table:table-cell>
          <table:table-cell office:value-type="float" office:value="228">
            <text:p>2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ODDV</text:p>
          </table:table-cell>
          <table:table-cell office:value-type="string">
            <text:p>ODDVBA3774-JT-0022</text:p>
          </table:table-cell>
          <table:table-cell office:value-type="string">
            <text:p>Barneveld</text:p>
          </table:table-cell>
          <table:table-cell office:value-type="string">
            <text:p>Kootwijkerdijk 22 3774JT Kootwijker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ODDV</text:p>
          </table:table-cell>
          <table:table-cell office:value-type="string">
            <text:p>ODDVBA3774-LJ-0056</text:p>
          </table:table-cell>
          <table:table-cell office:value-type="string">
            <text:p>Barneveld</text:p>
          </table:table-cell>
          <table:table-cell office:value-type="string">
            <text:p>Topperweg 60 3774LJ Kootwijkerbroek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5083">
            <text:p>5083</text:p>
          </table:table-cell>
          <table:table-cell office:value-type="float" office:value="5382">
            <text:p>5382</text:p>
          </table:table-cell>
          <table:table-cell office:value-type="float" office:value="897000">
            <text:p>897000</text:p>
          </table:table-cell>
          <table:table-cell/>
          <table:table-cell office:value-type="float" office:value="29900">
            <text:p>29900</text:p>
          </table:table-cell>
          <table:table-cell table:number-columns-repeated="6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ODDV</text:p>
          </table:table-cell>
          <table:table-cell office:value-type="string">
            <text:p>ODDVBA3775-KA-0010</text:p>
          </table:table-cell>
          <table:table-cell office:value-type="string">
            <text:p>Barneveld</text:p>
          </table:table-cell>
          <table:table-cell office:value-type="string">
            <text:p>Heetweg 10 3775KA Kootwijk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3228.23">
            <text:p>3228,23</text:p>
          </table:table-cell>
          <table:table-cell office:value-type="float" office:value="67472.68">
            <text:p>67472,68</text:p>
          </table:table-cell>
          <table:table-cell office:value-type="float" office:value="33356.4">
            <text:p>33356,4</text:p>
          </table:table-cell>
          <table:table-cell table:number-columns-repeated="2"/>
          <table:table-cell office:value-type="float" office:value="2426">
            <text:p>242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ODDV</text:p>
          </table:table-cell>
          <table:table-cell office:value-type="string">
            <text:p>ODDVBA3775-KD-0033</text:p>
          </table:table-cell>
          <table:table-cell office:value-type="string">
            <text:p>Barneveld</text:p>
          </table:table-cell>
          <table:table-cell office:value-type="string">
            <text:p>Kootwijkerdijk 33 3775KD Kootw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6.2">
            <text:p>26,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ODDV</text:p>
          </table:table-cell>
          <table:table-cell office:value-type="string">
            <text:p>ODDVBA3775-KR-0035</text:p>
          </table:table-cell>
          <table:table-cell office:value-type="string">
            <text:p>Barneveld</text:p>
          </table:table-cell>
          <table:table-cell office:value-type="string">
            <text:p>Nieuw Milligenseweg 35 3775KR Kootwijk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73.5">
            <text:p>173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ODDV</text:p>
          </table:table-cell>
          <table:table-cell office:value-type="string">
            <text:p>ODDVBA3775-KV-0035</text:p>
          </table:table-cell>
          <table:table-cell office:value-type="string">
            <text:p>Barneveld</text:p>
          </table:table-cell>
          <table:table-cell office:value-type="string">
            <text:p>Asselseweg 35 3775KV Kootw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ODDV</text:p>
          </table:table-cell>
          <table:table-cell office:value-type="string">
            <text:p>ODDVBA3781-NS-0015</text:p>
          </table:table-cell>
          <table:table-cell office:value-type="string">
            <text:p>Barneveld</text:p>
          </table:table-cell>
          <table:table-cell office:value-type="string">
            <text:p>Traa 15 3781NS Voorthuiz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8.54">
            <text:p>78,54</text:p>
          </table:table-cell>
          <table:table-cell office:value-type="float" office:value="78.9">
            <text:p>78,9</text:p>
          </table:table-cell>
          <table:table-cell office:value-type="float" office:value="1730">
            <text:p>173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ODDV</text:p>
          </table:table-cell>
          <table:table-cell office:value-type="string">
            <text:p>ODDVBA3781-NT-0011</text:p>
          </table:table-cell>
          <table:table-cell office:value-type="string">
            <text:p>Barneveld</text:p>
          </table:table-cell>
          <table:table-cell office:value-type="string">
            <text:p>Meeuwenveenseweg 11 3781NT Voorthuiz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ODDV</text:p>
          </table:table-cell>
          <table:table-cell office:value-type="string">
            <text:p>ODDVBA3781-PV-0067</text:p>
          </table:table-cell>
          <table:table-cell office:value-type="string">
            <text:p>Barneveld</text:p>
          </table:table-cell>
          <table:table-cell office:value-type="string">
            <text:p>Tolnegenweg 67 3781PV Voorthuiz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987.4">
            <text:p>987,4</text:p>
          </table:table-cell>
          <table:table-cell office:value-type="float" office:value="2919.2">
            <text:p>2919,2</text:p>
          </table:table-cell>
          <table:table-cell office:value-type="float" office:value="17883">
            <text:p>17883</text:p>
          </table:table-cell>
          <table:table-cell table:number-columns-repeated="2"/>
          <table:table-cell office:value-type="float" office:value="230">
            <text:p>23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ODDV</text:p>
          </table:table-cell>
          <table:table-cell office:value-type="string">
            <text:p>ODDVBA3781-PW-0046</text:p>
          </table:table-cell>
          <table:table-cell office:value-type="string">
            <text:p>Barneveld</text:p>
          </table:table-cell>
          <table:table-cell office:value-type="string">
            <text:p>Tolnegenweg 46 3781PW Voorthuiz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12.5">
            <text:p>612,5</text:p>
          </table:table-cell>
          <table:table-cell office:value-type="float" office:value="6230">
            <text:p>6230</text:p>
          </table:table-cell>
          <table:table-cell office:value-type="float" office:value="5775">
            <text:p>5775</text:p>
          </table:table-cell>
          <table:table-cell table:number-columns-repeated="2"/>
          <table:table-cell office:value-type="float" office:value="175">
            <text:p>17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ODDV</text:p>
          </table:table-cell>
          <table:table-cell office:value-type="string">
            <text:p>ODDVBA3886-AL-0041</text:p>
          </table:table-cell>
          <table:table-cell office:value-type="string">
            <text:p>Barneveld</text:p>
          </table:table-cell>
          <table:table-cell office:value-type="string">
            <text:p>Harderwijkerweg 41 3886AL Gard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ODDV</text:p>
          </table:table-cell>
          <table:table-cell office:value-type="string">
            <text:p>ODDVBA3886-AL-0043</text:p>
          </table:table-cell>
          <table:table-cell office:value-type="string">
            <text:p>Barneveld</text:p>
          </table:table-cell>
          <table:table-cell office:value-type="string">
            <text:p>Harderwijkerweg 43 3886AL Gard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ODDV</text:p>
          </table:table-cell>
          <table:table-cell office:value-type="string">
            <text:p>ODDVBA3886-KE-0006</text:p>
          </table:table-cell>
          <table:table-cell office:value-type="string">
            <text:p>Barneveld</text:p>
          </table:table-cell>
          <table:table-cell office:value-type="string">
            <text:p>Koesteeg 6 3886KE Gard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767.5">
            <text:p>2767,5</text:p>
          </table:table-cell>
          <table:table-cell office:value-type="float" office:value="18550.6">
            <text:p>18550,6</text:p>
          </table:table-cell>
          <table:table-cell office:value-type="float" office:value="127191">
            <text:p>127191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805">
            <text:p>80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ODDV</text:p>
          </table:table-cell>
          <table:table-cell office:value-type="string">
            <text:p>ODDVBA3886-LC-0022</text:p>
          </table:table-cell>
          <table:table-cell office:value-type="string">
            <text:p>Barneveld</text:p>
          </table:table-cell>
          <table:table-cell office:value-type="string">
            <text:p>Paleisweg 22 3886LC Gard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250.5">
            <text:p>2250,5</text:p>
          </table:table-cell>
          <table:table-cell office:value-type="float" office:value="22890.8">
            <text:p>22890,8</text:p>
          </table:table-cell>
          <table:table-cell office:value-type="float" office:value="21219">
            <text:p>21219</text:p>
          </table:table-cell>
          <table:table-cell table:number-columns-repeated="2"/>
          <table:table-cell office:value-type="float" office:value="643">
            <text:p>64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ODDV</text:p>
          </table:table-cell>
          <table:table-cell office:value-type="string">
            <text:p>ODDVBA3886-MN-0175</text:p>
          </table:table-cell>
          <table:table-cell office:value-type="string">
            <text:p>Barneveld</text:p>
          </table:table-cell>
          <table:table-cell office:value-type="string">
            <text:p>Apeldoornsestraat 175 3886MN Gard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0.1">
            <text:p>80,1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ODDV</text:p>
          </table:table-cell>
          <table:table-cell office:value-type="string">
            <text:p>ODDVBA3886-MN-0193</text:p>
          </table:table-cell>
          <table:table-cell office:value-type="string">
            <text:p>Barneveld</text:p>
          </table:table-cell>
          <table:table-cell office:value-type="string">
            <text:p>Apeldoornsestraat 193 3886MN Gard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59.8">
            <text:p>1159,8</text:p>
          </table:table-cell>
          <table:table-cell office:value-type="float" office:value="9825.6">
            <text:p>9825,6</text:p>
          </table:table-cell>
          <table:table-cell office:value-type="float" office:value="11862">
            <text:p>11862</text:p>
          </table:table-cell>
          <table:table-cell table:number-columns-repeated="2"/>
          <table:table-cell office:value-type="float" office:value="310">
            <text:p>31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ODDV</text:p>
          </table:table-cell>
          <table:table-cell office:value-type="string">
            <text:p>ODDVBA3886-MR-0023</text:p>
          </table:table-cell>
          <table:table-cell office:value-type="string">
            <text:p>Barneveld</text:p>
          </table:table-cell>
          <table:table-cell office:value-type="string">
            <text:p>Ouwendorperweg 23 3886MR Gard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417.5">
            <text:p>1417,5</text:p>
          </table:table-cell>
          <table:table-cell office:value-type="float" office:value="14418">
            <text:p>14418</text:p>
          </table:table-cell>
          <table:table-cell office:value-type="float" office:value="13365">
            <text:p>13365</text:p>
          </table:table-cell>
          <table:table-cell table:number-columns-repeated="2"/>
          <table:table-cell office:value-type="float" office:value="405">
            <text:p>40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ODDV</text:p>
          </table:table-cell>
          <table:table-cell office:value-type="string">
            <text:p>ODDVBA3886-PB-0075</text:p>
          </table:table-cell>
          <table:table-cell office:value-type="string">
            <text:p>Barneveld</text:p>
          </table:table-cell>
          <table:table-cell office:value-type="string">
            <text:p>Putterweg 75 3886PB Garder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800">
            <text:p>2800</text:p>
          </table:table-cell>
          <table:table-cell office:value-type="float" office:value="28480">
            <text:p>28480</text:p>
          </table:table-cell>
          <table:table-cell office:value-type="float" office:value="26400">
            <text:p>264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ODRA</text:p>
          </table:table-cell>
          <table:table-cell office:value-type="string">
            <text:p>ODRA1435</text:p>
          </table:table-cell>
          <table:table-cell office:value-type="string">
            <text:p>Arnhem</text:p>
          </table:table-cell>
          <table:table-cell office:value-type="string">
            <text:p>Amsterdamseweg 453 6816VJ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42.1">
            <text:p>742,1</text:p>
          </table:table-cell>
          <table:table-cell office:value-type="float" office:value="1210.4">
            <text:p>1210,4</text:p>
          </table:table-cell>
          <table:table-cell office:value-type="float" office:value="12966">
            <text:p>12966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ODRA</text:p>
          </table:table-cell>
          <table:table-cell office:value-type="string">
            <text:p>ODRA1260</text:p>
          </table:table-cell>
          <table:table-cell office:value-type="string">
            <text:p>Arnhem</text:p>
          </table:table-cell>
          <table:table-cell office:value-type="string">
            <text:p>Koningsweg 17 A 6816TC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19.6">
            <text:p>519,6</text:p>
          </table:table-cell>
          <table:table-cell office:value-type="float" office:value="0">
            <text:p>0</text:p>
          </table:table-cell>
          <table:table-cell office:value-type="float" office:value="7860">
            <text:p>7860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ODRA</text:p>
          </table:table-cell>
          <table:table-cell office:value-type="string">
            <text:p>ODRA1293</text:p>
          </table:table-cell>
          <table:table-cell office:value-type="string">
            <text:p>Arnhem</text:p>
          </table:table-cell>
          <table:table-cell office:value-type="string">
            <text:p>Bakenbergseweg 223 6816PB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45">
            <text:p>245</text:p>
          </table:table-cell>
          <table:table-cell office:value-type="float" office:value="2730">
            <text:p>27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50">
            <text:p>35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ODRA</text:p>
          </table:table-cell>
          <table:table-cell office:value-type="string">
            <text:p>ODRA12999</text:p>
          </table:table-cell>
          <table:table-cell office:value-type="string">
            <text:p>Renkum</text:p>
          </table:table-cell>
          <table:table-cell office:value-type="string">
            <text:p>Renkumseheide 3 6871NR Renku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ODRA</text:p>
          </table:table-cell>
          <table:table-cell office:value-type="string">
            <text:p>ODRA13090</text:p>
          </table:table-cell>
          <table:table-cell office:value-type="string">
            <text:p>Rheden</text:p>
          </table:table-cell>
          <table:table-cell office:value-type="string">
            <text:p>Havikerwaard 55 6994JH De Steeg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43.05">
            <text:p>243,05</text:p>
          </table:table-cell>
          <table:table-cell office:value-type="float" office:value="1645.4">
            <text:p>1645,4</text:p>
          </table:table-cell>
          <table:table-cell office:value-type="float" office:value="3220">
            <text:p>322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ODRA</text:p>
          </table:table-cell>
          <table:table-cell office:value-type="string">
            <text:p>ODRA1322</text:p>
          </table:table-cell>
          <table:table-cell office:value-type="string">
            <text:p>Arnhem</text:p>
          </table:table-cell>
          <table:table-cell office:value-type="string">
            <text:p>Harderwijkerweg 2 6816VA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6.2">
            <text:p>146,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ODRA</text:p>
          </table:table-cell>
          <table:table-cell office:value-type="string">
            <text:p>ODRA13714</text:p>
          </table:table-cell>
          <table:table-cell office:value-type="string">
            <text:p>Arnhem</text:p>
          </table:table-cell>
          <table:table-cell office:value-type="string">
            <text:p>Harderwijkerweg 3 6816VA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20">
            <text:p>820</text:p>
          </table:table-cell>
          <table:table-cell office:value-type="float" office:value="1116">
            <text:p>1116</text:p>
          </table:table-cell>
          <table:table-cell office:value-type="float" office:value="10988">
            <text:p>10988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ODRA</text:p>
          </table:table-cell>
          <table:table-cell office:value-type="string">
            <text:p>ODRA13730</text:p>
          </table:table-cell>
          <table:table-cell office:value-type="string">
            <text:p>Arnhem</text:p>
          </table:table-cell>
          <table:table-cell office:value-type="string">
            <text:p>Hoenderloseweg 1 6816SV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400.8">
            <text:p>2400,8</text:p>
          </table:table-cell>
          <table:table-cell office:value-type="float" office:value="0">
            <text:p>0</text:p>
          </table:table-cell>
          <table:table-cell office:value-type="float" office:value="23728">
            <text:p>23728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ODRA</text:p>
          </table:table-cell>
          <table:table-cell office:value-type="string">
            <text:p>ODRA16336</text:p>
          </table:table-cell>
          <table:table-cell office:value-type="string">
            <text:p>Arnhem</text:p>
          </table:table-cell>
          <table:table-cell office:value-type="string">
            <text:p>Schelmseweg 67 6816PA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91.8">
            <text:p>1091,8</text:p>
          </table:table-cell>
          <table:table-cell office:value-type="float" office:value="0">
            <text:p>0</text:p>
          </table:table-cell>
          <table:table-cell office:value-type="float" office:value="11454">
            <text:p>11454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ODRA</text:p>
          </table:table-cell>
          <table:table-cell office:value-type="string">
            <text:p>ODRA20043</text:p>
          </table:table-cell>
          <table:table-cell office:value-type="string">
            <text:p>Arnhem</text:p>
          </table:table-cell>
          <table:table-cell office:value-type="string">
            <text:p>Bakenbergseweg 215 6816PB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ODRA</text:p>
          </table:table-cell>
          <table:table-cell office:value-type="string">
            <text:p>ODRA20306</text:p>
          </table:table-cell>
          <table:table-cell office:value-type="string">
            <text:p>Arnhem</text:p>
          </table:table-cell>
          <table:table-cell office:value-type="string">
            <text:p>Koningsweg 23 B 6816TD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926.6">
            <text:p>1926,6</text:p>
          </table:table-cell>
          <table:table-cell office:value-type="float" office:value="0">
            <text:p>0</text:p>
          </table:table-cell>
          <table:table-cell office:value-type="float" office:value="19890">
            <text:p>19890</text:p>
          </table:table-cell>
          <table:table-cell table:number-columns-repeated="2"/>
          <table:table-cell office:value-type="float" office:value="260">
            <text:p>26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ODRA</text:p>
          </table:table-cell>
          <table:table-cell office:value-type="string">
            <text:p>ODRA20783</text:p>
          </table:table-cell>
          <table:table-cell office:value-type="string">
            <text:p>Overbetuwe</text:p>
          </table:table-cell>
          <table:table-cell office:value-type="string">
            <text:p>Kerkstraat 13 6668AN Randw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41">
            <text:p>341</text:p>
          </table:table-cell>
          <table:table-cell office:value-type="float" office:value="390">
            <text:p>390</text:p>
          </table:table-cell>
          <table:table-cell office:value-type="float" office:value="2930">
            <text:p>2930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ODRA</text:p>
          </table:table-cell>
          <table:table-cell office:value-type="string">
            <text:p>ODRA2139</text:p>
          </table:table-cell>
          <table:table-cell office:value-type="string">
            <text:p>Arnhem</text:p>
          </table:table-cell>
          <table:table-cell office:value-type="string">
            <text:p>Kemperbergerweg 793 6816RW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21.5">
            <text:p>221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ODRA</text:p>
          </table:table-cell>
          <table:table-cell office:value-type="string">
            <text:p>ODRA2153</text:p>
          </table:table-cell>
          <table:table-cell office:value-type="string">
            <text:p>Arnhem</text:p>
          </table:table-cell>
          <table:table-cell office:value-type="string">
            <text:p>Beukenlaan 51 6823MA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02.4">
            <text:p>902,4</text:p>
          </table:table-cell>
          <table:table-cell office:value-type="float" office:value="178">
            <text:p>178</text:p>
          </table:table-cell>
          <table:table-cell office:value-type="float" office:value="9583">
            <text:p>9583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ODRA</text:p>
          </table:table-cell>
          <table:table-cell office:value-type="string">
            <text:p>ODRA2888</text:p>
          </table:table-cell>
          <table:table-cell office:value-type="string">
            <text:p>Arnhem</text:p>
          </table:table-cell>
          <table:table-cell office:value-type="string">
            <text:p>Wekeromseweg 82 6816VS Arn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6.9">
            <text:p>86,9</text:p>
          </table:table-cell>
          <table:table-cell office:value-type="float" office:value="37.6">
            <text:p>37,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ODRA</text:p>
          </table:table-cell>
          <table:table-cell office:value-type="string">
            <text:p>ODRA6325</text:p>
          </table:table-cell>
          <table:table-cell office:value-type="string">
            <text:p>Renkum</text:p>
          </table:table-cell>
          <table:table-cell office:value-type="string">
            <text:p>Valkenburglaan 3 6861AH Oosterbeek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32.8">
            <text:p>232,8</text:p>
          </table:table-cell>
          <table:table-cell office:value-type="float" office:value="854.4">
            <text:p>854,4</text:p>
          </table:table-cell>
          <table:table-cell office:value-type="float" office:value="4992">
            <text:p>4992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ODRA</text:p>
          </table:table-cell>
          <table:table-cell office:value-type="string">
            <text:p>ODRA6445</text:p>
          </table:table-cell>
          <table:table-cell office:value-type="string">
            <text:p>Renkum</text:p>
          </table:table-cell>
          <table:table-cell office:value-type="string">
            <text:p>Quadenoord 2 6871NG Renku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77.5">
            <text:p>977,5</text:p>
          </table:table-cell>
          <table:table-cell office:value-type="float" office:value="680">
            <text:p>680</text:p>
          </table:table-cell>
          <table:table-cell office:value-type="float" office:value="168000">
            <text:p>168000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ODRA</text:p>
          </table:table-cell>
          <table:table-cell office:value-type="string">
            <text:p>ODRA6758</text:p>
          </table:table-cell>
          <table:table-cell office:value-type="string">
            <text:p>Rheden</text:p>
          </table:table-cell>
          <table:table-cell office:value-type="string">
            <text:p>van Zwietenlaan 15 6957AJ Laag-So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ODRA</text:p>
          </table:table-cell>
          <table:table-cell office:value-type="string">
            <text:p>ODRA6942</text:p>
          </table:table-cell>
          <table:table-cell office:value-type="string">
            <text:p>Rheden</text:p>
          </table:table-cell>
          <table:table-cell office:value-type="string">
            <text:p>Prof. Winternitzlaan 4 6957DM Laag-So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329">
            <text:p>2329</text:p>
          </table:table-cell>
          <table:table-cell office:value-type="float" office:value="0">
            <text:p>0</text:p>
          </table:table-cell>
          <table:table-cell office:value-type="float" office:value="25342">
            <text:p>25342</text:p>
          </table:table-cell>
          <table:table-cell table:number-columns-repeated="2"/>
          <table:table-cell office:value-type="float" office:value="184">
            <text:p>18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ODRA</text:p>
          </table:table-cell>
          <table:table-cell office:value-type="string">
            <text:p>ODRA7120</text:p>
          </table:table-cell>
          <table:table-cell office:value-type="string">
            <text:p>Rheden</text:p>
          </table:table-cell>
          <table:table-cell office:value-type="string">
            <text:p>Prof. Stokvislaan 2 6957DJ Laag-So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18.28">
            <text:p>518,28</text:p>
          </table:table-cell>
          <table:table-cell office:value-type="float" office:value="1288.28">
            <text:p>1288,28</text:p>
          </table:table-cell>
          <table:table-cell office:value-type="float" office:value="6872">
            <text:p>6872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ODRA</text:p>
          </table:table-cell>
          <table:table-cell office:value-type="string">
            <text:p>ODRA7315</text:p>
          </table:table-cell>
          <table:table-cell office:value-type="string">
            <text:p>Rheden</text:p>
          </table:table-cell>
          <table:table-cell office:value-type="string">
            <text:p>Fraterwaard 2 6955JH Elleco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9020">
            <text:p>9020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ODRA</text:p>
          </table:table-cell>
          <table:table-cell office:value-type="string">
            <text:p>ODRA8327</text:p>
          </table:table-cell>
          <table:table-cell office:value-type="string">
            <text:p>Rheden</text:p>
          </table:table-cell>
          <table:table-cell office:value-type="string">
            <text:p>Harderwijkerweg 87 6957AX Laag-So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016">
            <text:p>3016</text:p>
          </table:table-cell>
          <table:table-cell office:value-type="float" office:value="0">
            <text:p>0</text:p>
          </table:table-cell>
          <table:table-cell office:value-type="float" office:value="28920">
            <text:p>28920</text:p>
          </table:table-cell>
          <table:table-cell table:number-columns-repeated="2"/>
          <table:table-cell office:value-type="float" office:value="340">
            <text:p>34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ODV</text:p>
          </table:table-cell>
          <table:table-cell office:value-type="string">
            <text:p>ODV10121</text:p>
          </table:table-cell>
          <table:table-cell office:value-type="string">
            <text:p>Brummen</text:p>
          </table:table-cell>
          <table:table-cell office:value-type="string">
            <text:p>Harderwijkerweg 4 6961GJ Eerbeek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3348.4">
            <text:p>3348,4</text:p>
          </table:table-cell>
          <table:table-cell office:value-type="float" office:value="0">
            <text:p>0</text:p>
          </table:table-cell>
          <table:table-cell office:value-type="float" office:value="37654">
            <text:p>37654</text:p>
          </table:table-cell>
          <table:table-cell table:number-columns-repeated="2"/>
          <table:table-cell office:value-type="float" office:value="295">
            <text:p>29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ODV</text:p>
          </table:table-cell>
          <table:table-cell office:value-type="string">
            <text:p>ODV10124</text:p>
          </table:table-cell>
          <table:table-cell office:value-type="string">
            <text:p>Brummen</text:p>
          </table:table-cell>
          <table:table-cell office:value-type="string">
            <text:p>Loenenseweg 144 6961HL Eerbe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0.7">
            <text:p>100,7</text:p>
          </table:table-cell>
          <table:table-cell office:value-type="float" office:value="676.4">
            <text:p>676,4</text:p>
          </table:table-cell>
          <table:table-cell office:value-type="float" office:value="3230">
            <text:p>323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ODV</text:p>
          </table:table-cell>
          <table:table-cell office:value-type="string">
            <text:p>ODV10315</text:p>
          </table:table-cell>
          <table:table-cell office:value-type="string">
            <text:p>Epe</text:p>
          </table:table-cell>
          <table:table-cell office:value-type="string">
            <text:p>Poelweg 68 8171NG Vaa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96.1">
            <text:p>296,1</text:p>
          </table:table-cell>
          <table:table-cell office:value-type="float" office:value="0">
            <text:p>0</text:p>
          </table:table-cell>
          <table:table-cell office:value-type="float" office:value="3822">
            <text:p>3822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ODV</text:p>
          </table:table-cell>
          <table:table-cell office:value-type="string">
            <text:p>ODV10669</text:p>
          </table:table-cell>
          <table:table-cell office:value-type="string">
            <text:p>Epe</text:p>
          </table:table-cell>
          <table:table-cell office:value-type="string">
            <text:p>Elspeterweg 42 8171EV Vaa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36.4">
            <text:p>136,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ODV</text:p>
          </table:table-cell>
          <table:table-cell office:value-type="string">
            <text:p>ODV11401</text:p>
          </table:table-cell>
          <table:table-cell office:value-type="string">
            <text:p>Epe</text:p>
          </table:table-cell>
          <table:table-cell office:value-type="string">
            <text:p>Oude Apeldoornseweg 80 8171LW Vaa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0">
            <text:p>140</text:p>
          </table:table-cell>
          <table:table-cell office:value-type="float" office:value="1424">
            <text:p>1424</text:p>
          </table:table-cell>
          <table:table-cell office:value-type="float" office:value="1320">
            <text:p>1320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ODV</text:p>
          </table:table-cell>
          <table:table-cell office:value-type="string">
            <text:p>ODV11402</text:p>
          </table:table-cell>
          <table:table-cell office:value-type="string">
            <text:p>Epe</text:p>
          </table:table-cell>
          <table:table-cell office:value-type="string">
            <text:p>Oude Apeldoornseweg 86 8171LW Vaa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2.8">
            <text:p>42,8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ODV</text:p>
          </table:table-cell>
          <table:table-cell office:value-type="string">
            <text:p>ODV12048</text:p>
          </table:table-cell>
          <table:table-cell office:value-type="string">
            <text:p>Brummen</text:p>
          </table:table-cell>
          <table:table-cell office:value-type="string">
            <text:p>Soerense Zand Zuid 19 6961RA Eerbe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84">
            <text:p>1084</text:p>
          </table:table-cell>
          <table:table-cell office:value-type="float" office:value="17480">
            <text:p>17480</text:p>
          </table:table-cell>
          <table:table-cell office:value-type="float" office:value="116280">
            <text:p>116280</text:p>
          </table:table-cell>
          <table:table-cell table:number-columns-repeated="4"/>
          <table:table-cell office:value-type="float" office:value="760">
            <text:p>760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ODV</text:p>
          </table:table-cell>
          <table:table-cell office:value-type="string">
            <text:p>ODV12864</text:p>
          </table:table-cell>
          <table:table-cell office:value-type="string">
            <text:p>Voorst</text:p>
          </table:table-cell>
          <table:table-cell office:value-type="string">
            <text:p>Bandijk 39 7396NC Terwol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01.8">
            <text:p>601,8</text:p>
          </table:table-cell>
          <table:table-cell office:value-type="float" office:value="1210.4">
            <text:p>1210,4</text:p>
          </table:table-cell>
          <table:table-cell office:value-type="float" office:value="12300">
            <text:p>12300</text:p>
          </table:table-cell>
          <table:table-cell table:number-columns-repeated="2"/>
          <table:table-cell office:value-type="float" office:value="132">
            <text:p>13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ODV</text:p>
          </table:table-cell>
          <table:table-cell office:value-type="string">
            <text:p>ODV1484</text:p>
          </table:table-cell>
          <table:table-cell office:value-type="string">
            <text:p>Apeldoorn</text:p>
          </table:table-cell>
          <table:table-cell office:value-type="string">
            <text:p>Vossen 20 3888NW Uddel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2000">
            <text:p>3200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ODV</text:p>
          </table:table-cell>
          <table:table-cell office:value-type="string">
            <text:p>ODV14877</text:p>
          </table:table-cell>
          <table:table-cell office:value-type="string">
            <text:p>Brummen</text:p>
          </table:table-cell>
          <table:table-cell office:value-type="string">
            <text:p>Soerense Zand Zuid 3 6961RA Eerbe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21.6">
            <text:p>321,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ODV</text:p>
          </table:table-cell>
          <table:table-cell office:value-type="string">
            <text:p>ODV1836</text:p>
          </table:table-cell>
          <table:table-cell office:value-type="string">
            <text:p>Apeldoorn</text:p>
          </table:table-cell>
          <table:table-cell office:value-type="string">
            <text:p>De Broekeld 37 3888NC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853.5">
            <text:p>3853,5</text:p>
          </table:table-cell>
          <table:table-cell office:value-type="float" office:value="39195.6">
            <text:p>39195,6</text:p>
          </table:table-cell>
          <table:table-cell office:value-type="float" office:value="36333">
            <text:p>36333</text:p>
          </table:table-cell>
          <table:table-cell table:number-columns-repeated="2"/>
          <table:table-cell office:value-type="float" office:value="1101">
            <text:p>110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ODV</text:p>
          </table:table-cell>
          <table:table-cell office:value-type="string">
            <text:p>ODV189</text:p>
          </table:table-cell>
          <table:table-cell office:value-type="string">
            <text:p>Apeldoorn</text:p>
          </table:table-cell>
          <table:table-cell office:value-type="string">
            <text:p>Veendijk 2 A 7364CC Li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ODV</text:p>
          </table:table-cell>
          <table:table-cell office:value-type="string">
            <text:p>ODV1912</text:p>
          </table:table-cell>
          <table:table-cell office:value-type="string">
            <text:p>Apeldoorn</text:p>
          </table:table-cell>
          <table:table-cell office:value-type="string">
            <text:p>Vossen 69 3888NW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781.8">
            <text:p>1781,8</text:p>
          </table:table-cell>
          <table:table-cell office:value-type="float" office:value="510.8">
            <text:p>510,8</text:p>
          </table:table-cell>
          <table:table-cell office:value-type="float" office:value="20949">
            <text:p>20949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ODV</text:p>
          </table:table-cell>
          <table:table-cell office:value-type="string">
            <text:p>ODV1960</text:p>
          </table:table-cell>
          <table:table-cell office:value-type="string">
            <text:p>Apeldoorn</text:p>
          </table:table-cell>
          <table:table-cell office:value-type="string">
            <text:p>De Poel 3 C 7345EA Wenum Wies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86">
            <text:p>986</text:p>
          </table:table-cell>
          <table:table-cell office:value-type="float" office:value="7832">
            <text:p>7832</text:p>
          </table:table-cell>
          <table:table-cell office:value-type="float" office:value="23700">
            <text:p>23700</text:p>
          </table:table-cell>
          <table:table-cell table:number-columns-repeated="2"/>
          <table:table-cell office:value-type="float" office:value="220">
            <text:p>22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ODV</text:p>
          </table:table-cell>
          <table:table-cell office:value-type="string">
            <text:p>ODV2282</text:p>
          </table:table-cell>
          <table:table-cell office:value-type="string">
            <text:p>Apeldoorn</text:p>
          </table:table-cell>
          <table:table-cell office:value-type="string">
            <text:p>Kampheuvellaan 34 7351DA Hoenderlo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ODV</text:p>
          </table:table-cell>
          <table:table-cell office:value-type="string">
            <text:p>ODV2667</text:p>
          </table:table-cell>
          <table:table-cell office:value-type="string">
            <text:p>Apeldoorn</text:p>
          </table:table-cell>
          <table:table-cell office:value-type="string">
            <text:p>Bruggelerweg 4 7361CX Beekberg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46">
            <text:p>34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ODV</text:p>
          </table:table-cell>
          <table:table-cell office:value-type="string">
            <text:p>ODV4179</text:p>
          </table:table-cell>
          <table:table-cell office:value-type="string">
            <text:p>Apeldoorn</text:p>
          </table:table-cell>
          <table:table-cell office:value-type="string">
            <text:p>Pomphulweg 104 7346AN Hoog So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3880">
            <text:p>388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ODV</text:p>
          </table:table-cell>
          <table:table-cell office:value-type="string">
            <text:p>ODV4320</text:p>
          </table:table-cell>
          <table:table-cell office:value-type="string">
            <text:p>Apeldoorn</text:p>
          </table:table-cell>
          <table:table-cell office:value-type="string">
            <text:p>Hameinde 22 7371CS Loen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02.7">
            <text:p>202,7</text:p>
          </table:table-cell>
          <table:table-cell office:value-type="float" office:value="178">
            <text:p>178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ODV</text:p>
          </table:table-cell>
          <table:table-cell office:value-type="string">
            <text:p>ODV4334</text:p>
          </table:table-cell>
          <table:table-cell office:value-type="string">
            <text:p>Apeldoorn</text:p>
          </table:table-cell>
          <table:table-cell office:value-type="string">
            <text:p>Hoenderloseweg 143 7339GE Ugchel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17.7">
            <text:p>717,7</text:p>
          </table:table-cell>
          <table:table-cell office:value-type="float" office:value="0">
            <text:p>0</text:p>
          </table:table-cell>
          <table:table-cell office:value-type="float" office:value="8226">
            <text:p>8226</text:p>
          </table:table-cell>
          <table:table-cell table:number-columns-repeated="2"/>
          <table:table-cell office:value-type="float" office:value="99">
            <text:p>99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ODV</text:p>
          </table:table-cell>
          <table:table-cell office:value-type="string">
            <text:p>ODV4351</text:p>
          </table:table-cell>
          <table:table-cell office:value-type="string">
            <text:p>Apeldoorn</text:p>
          </table:table-cell>
          <table:table-cell office:value-type="string">
            <text:p>'t Hof 22 3888MH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348.02">
            <text:p>1348,02</text:p>
          </table:table-cell>
          <table:table-cell office:value-type="float" office:value="13645.1">
            <text:p>13645,1</text:p>
          </table:table-cell>
          <table:table-cell office:value-type="float" office:value="15216">
            <text:p>15216</text:p>
          </table:table-cell>
          <table:table-cell/>
          <table:table-cell office:value-type="float" office:value="35">
            <text:p>35</text:p>
          </table:table-cell>
          <table:table-cell office:value-type="float" office:value="372">
            <text:p>372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ODV</text:p>
          </table:table-cell>
          <table:table-cell office:value-type="string">
            <text:p>ODV4417</text:p>
          </table:table-cell>
          <table:table-cell office:value-type="string">
            <text:p>Apeldoorn</text:p>
          </table:table-cell>
          <table:table-cell office:value-type="string">
            <text:p>Krimweg 92 7351AW Hoenderlo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ODV</text:p>
          </table:table-cell>
          <table:table-cell office:value-type="string">
            <text:p>ODV4579</text:p>
          </table:table-cell>
          <table:table-cell office:value-type="string">
            <text:p>Apeldoorn</text:p>
          </table:table-cell>
          <table:table-cell office:value-type="string">
            <text:p>Ordermolenweg 146 7312SM Apeldoor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ODV</text:p>
          </table:table-cell>
          <table:table-cell office:value-type="string">
            <text:p>ODV464</text:p>
          </table:table-cell>
          <table:table-cell office:value-type="string">
            <text:p>Apeldoorn</text:p>
          </table:table-cell>
          <table:table-cell office:value-type="string">
            <text:p>Heegderweg 34 3888MD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41.6">
            <text:p>541,6</text:p>
          </table:table-cell>
          <table:table-cell office:value-type="float" office:value="5126.4">
            <text:p>5126,4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float" office:value="147">
            <text:p>147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ODV</text:p>
          </table:table-cell>
          <table:table-cell office:value-type="string">
            <text:p>ODV49</text:p>
          </table:table-cell>
          <table:table-cell office:value-type="string">
            <text:p>Apeldoorn</text:p>
          </table:table-cell>
          <table:table-cell office:value-type="string">
            <text:p>Garderensemolenweg 77 3888NA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ODV</text:p>
          </table:table-cell>
          <table:table-cell office:value-type="string">
            <text:p>ODV490</text:p>
          </table:table-cell>
          <table:table-cell office:value-type="string">
            <text:p>Apeldoorn</text:p>
          </table:table-cell>
          <table:table-cell office:value-type="string">
            <text:p>Imkersplaats 9 7328CG Apeldoor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2530">
            <text:p>2530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ODV</text:p>
          </table:table-cell>
          <table:table-cell office:value-type="string">
            <text:p>ODV534</text:p>
          </table:table-cell>
          <table:table-cell office:value-type="string">
            <text:p>Apeldoorn</text:p>
          </table:table-cell>
          <table:table-cell office:value-type="string">
            <text:p>Markveldweg 18 3888MB Uddel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3793.55">
            <text:p>3793,55</text:p>
          </table:table-cell>
          <table:table-cell office:value-type="float" office:value="45241.5">
            <text:p>45241,5</text:p>
          </table:table-cell>
          <table:table-cell office:value-type="float" office:value="40865">
            <text:p>40865</text:p>
          </table:table-cell>
          <table:table-cell table:number-columns-repeated="2"/>
          <table:table-cell office:value-type="float" office:value="1346">
            <text:p>1346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ODV</text:p>
          </table:table-cell>
          <table:table-cell office:value-type="string">
            <text:p>ODV5438</text:p>
          </table:table-cell>
          <table:table-cell office:value-type="string">
            <text:p>Apeldoorn</text:p>
          </table:table-cell>
          <table:table-cell office:value-type="string">
            <text:p>Assel 12 7346AK Hoog So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6.5">
            <text:p>46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ODV</text:p>
          </table:table-cell>
          <table:table-cell office:value-type="string">
            <text:p>ODV5791</text:p>
          </table:table-cell>
          <table:table-cell office:value-type="string">
            <text:p>Apeldoorn</text:p>
          </table:table-cell>
          <table:table-cell office:value-type="string">
            <text:p>Dalenk 12 7371DE Loen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1.6">
            <text:p>121,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ODV</text:p>
          </table:table-cell>
          <table:table-cell office:value-type="string">
            <text:p>ODV58</text:p>
          </table:table-cell>
          <table:table-cell office:value-type="string">
            <text:p>Apeldoorn</text:p>
          </table:table-cell>
          <table:table-cell office:value-type="string">
            <text:p>Havikstraat 19 7331CK Apeldoor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46">
            <text:p>2246</text:p>
          </table:table-cell>
          <table:table-cell office:value-type="string">
            <text:p>ODV</text:p>
          </table:table-cell>
          <table:table-cell office:value-type="string">
            <text:p>ODV6260</text:p>
          </table:table-cell>
          <table:table-cell office:value-type="string">
            <text:p>Apeldoorn</text:p>
          </table:table-cell>
          <table:table-cell office:value-type="string">
            <text:p>Delerwoud 9 7351TS Hoenderlo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19.2">
            <text:p>619,2</text:p>
          </table:table-cell>
          <table:table-cell office:value-type="float" office:value="0">
            <text:p>0</text:p>
          </table:table-cell>
          <table:table-cell office:value-type="float" office:value="9880">
            <text:p>9880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ODV</text:p>
          </table:table-cell>
          <table:table-cell office:value-type="string">
            <text:p>ODV630</text:p>
          </table:table-cell>
          <table:table-cell office:value-type="string">
            <text:p>Apeldoorn</text:p>
          </table:table-cell>
          <table:table-cell office:value-type="string">
            <text:p>Oudedijk 47 3888MP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3.4">
            <text:p>143,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ODV</text:p>
          </table:table-cell>
          <table:table-cell office:value-type="string">
            <text:p>ODV632</text:p>
          </table:table-cell>
          <table:table-cell office:value-type="string">
            <text:p>Apeldoorn</text:p>
          </table:table-cell>
          <table:table-cell office:value-type="string">
            <text:p>Oudedijk 31 3888MP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519">
            <text:p>1519</text:p>
          </table:table-cell>
          <table:table-cell office:value-type="float" office:value="15450.4">
            <text:p>15450,4</text:p>
          </table:table-cell>
          <table:table-cell office:value-type="float" office:value="14322">
            <text:p>14322</text:p>
          </table:table-cell>
          <table:table-cell table:number-columns-repeated="2"/>
          <table:table-cell office:value-type="float" office:value="786">
            <text:p>78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ODV</text:p>
          </table:table-cell>
          <table:table-cell office:value-type="string">
            <text:p>ODV809</text:p>
          </table:table-cell>
          <table:table-cell office:value-type="string">
            <text:p>Apeldoorn</text:p>
          </table:table-cell>
          <table:table-cell office:value-type="string">
            <text:p>Garderenseweg 59 3888LB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38.8">
            <text:p>938,8</text:p>
          </table:table-cell>
          <table:table-cell office:value-type="float" office:value="0">
            <text:p>0</text:p>
          </table:table-cell>
          <table:table-cell office:value-type="float" office:value="8826">
            <text:p>8826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ODV</text:p>
          </table:table-cell>
          <table:table-cell office:value-type="string">
            <text:p>ODV831</text:p>
          </table:table-cell>
          <table:table-cell office:value-type="string">
            <text:p>Apeldoorn</text:p>
          </table:table-cell>
          <table:table-cell office:value-type="string">
            <text:p>Engelanderweg 50 7361CW Beekberg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85.7">
            <text:p>685,7</text:p>
          </table:table-cell>
          <table:table-cell office:value-type="float" office:value="6443.6">
            <text:p>6443,6</text:p>
          </table:table-cell>
          <table:table-cell office:value-type="float" office:value="9946">
            <text:p>9946</text:p>
          </table:table-cell>
          <table:table-cell table:number-columns-repeated="2"/>
          <table:table-cell office:value-type="float" office:value="181">
            <text:p>18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ODV</text:p>
          </table:table-cell>
          <table:table-cell office:value-type="string">
            <text:p>ODV9047</text:p>
          </table:table-cell>
          <table:table-cell office:value-type="string">
            <text:p>Apeldoorn</text:p>
          </table:table-cell>
          <table:table-cell office:value-type="string">
            <text:p>Krimweg 125 7351TL Hoenderlo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0.5">
            <text:p>110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ODV</text:p>
          </table:table-cell>
          <table:table-cell office:value-type="string">
            <text:p>ODV9591</text:p>
          </table:table-cell>
          <table:table-cell office:value-type="string">
            <text:p>Apeldoorn</text:p>
          </table:table-cell>
          <table:table-cell office:value-type="string">
            <text:p>Greutelseweg 25 7345CR Wenum Wies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18.5">
            <text:p>218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ODV</text:p>
          </table:table-cell>
          <table:table-cell office:value-type="string">
            <text:p>ODV9744</text:p>
          </table:table-cell>
          <table:table-cell office:value-type="string">
            <text:p>Brummen</text:p>
          </table:table-cell>
          <table:table-cell office:value-type="string">
            <text:p>Heimeriete 15 6964BJ Hal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12.2">
            <text:p>1412,2</text:p>
          </table:table-cell>
          <table:table-cell office:value-type="float" office:value="356">
            <text:p>356</text:p>
          </table:table-cell>
          <table:table-cell office:value-type="float" office:value="18444">
            <text:p>18444</text:p>
          </table:table-cell>
          <table:table-cell table:number-columns-repeated="2"/>
          <table:table-cell office:value-type="float" office:value="213">
            <text:p>21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ODV</text:p>
          </table:table-cell>
          <table:table-cell office:value-type="string">
            <text:p>ODV9773</text:p>
          </table:table-cell>
          <table:table-cell office:value-type="string">
            <text:p>Brummen</text:p>
          </table:table-cell>
          <table:table-cell office:value-type="string">
            <text:p>Hoevesteeg 36 6975AG Ton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3.7">
            <text:p>53,7</text:p>
          </table:table-cell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2333">
            <text:p>2333</text:p>
          </table:table-cell>
          <table:table-cell office:value-type="string">
            <text:p>ODV</text:p>
          </table:table-cell>
          <table:table-cell office:value-type="string">
            <text:p>ODVL-000016</text:p>
          </table:table-cell>
          <table:table-cell office:value-type="string">
            <text:p>Ermelo</text:p>
          </table:table-cell>
          <table:table-cell office:value-type="string">
            <text:p>Garderenseweg 301 3852NH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83.1">
            <text:p>783,1</text:p>
          </table:table-cell>
          <table:table-cell office:value-type="float" office:value="13819.6">
            <text:p>13819,6</text:p>
          </table:table-cell>
          <table:table-cell office:value-type="float" office:value="5733">
            <text:p>5733</text:p>
          </table:table-cell>
          <table:table-cell table:number-columns-repeated="2"/>
          <table:table-cell office:value-type="float" office:value="701">
            <text:p>70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35">
            <text:p>2335</text:p>
          </table:table-cell>
          <table:table-cell office:value-type="string">
            <text:p>ODV</text:p>
          </table:table-cell>
          <table:table-cell office:value-type="string">
            <text:p>ODVL-000135</text:p>
          </table:table-cell>
          <table:table-cell office:value-type="string">
            <text:p>Ermelo</text:p>
          </table:table-cell>
          <table:table-cell office:value-type="string">
            <text:p>Jhr. Dr. C.J. Sandbergweg 31 3852PT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24">
            <text:p>1224</text:p>
          </table:table-cell>
          <table:table-cell office:value-type="float" office:value="0">
            <text:p>0</text:p>
          </table:table-cell>
          <table:table-cell office:value-type="float" office:value="11720">
            <text:p>11720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38">
            <text:p>2338</text:p>
          </table:table-cell>
          <table:table-cell office:value-type="string">
            <text:p>ODV</text:p>
          </table:table-cell>
          <table:table-cell office:value-type="string">
            <text:p>ODVL-000214</text:p>
          </table:table-cell>
          <table:table-cell office:value-type="string">
            <text:p>Ermelo</text:p>
          </table:table-cell>
          <table:table-cell office:value-type="string">
            <text:p>Uddelermeerweg 242 3852NT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75.4">
            <text:p>1675,4</text:p>
          </table:table-cell>
          <table:table-cell office:value-type="float" office:value="0">
            <text:p>0</text:p>
          </table:table-cell>
          <table:table-cell office:value-type="float" office:value="19724">
            <text:p>19724</text:p>
          </table:table-cell>
          <table:table-cell table:number-columns-repeated="2"/>
          <table:table-cell office:value-type="float" office:value="163">
            <text:p>16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ODV</text:p>
          </table:table-cell>
          <table:table-cell office:value-type="string">
            <text:p>ODVL-000373</text:p>
          </table:table-cell>
          <table:table-cell office:value-type="string">
            <text:p>Ermelo</text:p>
          </table:table-cell>
          <table:table-cell office:value-type="string">
            <text:p>Paleisweg 207 3852NN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2.8">
            <text:p>162,8</text:p>
          </table:table-cell>
          <table:table-cell office:value-type="float" office:value="0">
            <text:p>0</text:p>
          </table:table-cell>
          <table:table-cell office:value-type="float" office:value="1564">
            <text:p>1564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ODV</text:p>
          </table:table-cell>
          <table:table-cell office:value-type="string">
            <text:p>ODVL-000463</text:p>
          </table:table-cell>
          <table:table-cell office:value-type="string">
            <text:p>Ermelo</text:p>
          </table:table-cell>
          <table:table-cell office:value-type="string">
            <text:p>De Beek 149 3852PL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528.5">
            <text:p>1528,5</text:p>
          </table:table-cell>
          <table:table-cell office:value-type="float" office:value="13901.4">
            <text:p>13901,4</text:p>
          </table:table-cell>
          <table:table-cell office:value-type="float" office:value="41724">
            <text:p>41724</text:p>
          </table:table-cell>
          <table:table-cell table:number-columns-repeated="2"/>
          <table:table-cell office:value-type="float" office:value="249">
            <text:p>249</text:p>
          </table:table-cell>
          <table:table-cell/>
          <table:table-cell office:value-type="float" office:value="219">
            <text:p>219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ODV</text:p>
          </table:table-cell>
          <table:table-cell office:value-type="string">
            <text:p>ODVL-000486</text:p>
          </table:table-cell>
          <table:table-cell office:value-type="string">
            <text:p>Ermelo</text:p>
          </table:table-cell>
          <table:table-cell office:value-type="string">
            <text:p>Garderenseweg 407 3852NJ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830.68">
            <text:p>1830,68</text:p>
          </table:table-cell>
          <table:table-cell office:value-type="float" office:value="747.66">
            <text:p>747,66</text:p>
          </table:table-cell>
          <table:table-cell office:value-type="float" office:value="196246">
            <text:p>196246</text:p>
          </table:table-cell>
          <table:table-cell/>
          <table:table-cell office:value-type="float" office:value="2199">
            <text:p>2199</text:p>
          </table:table-cell>
          <table:table-cell office:value-type="float" office:value="135">
            <text:p>13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ODV</text:p>
          </table:table-cell>
          <table:table-cell office:value-type="string">
            <text:p>ODVL-000550</text:p>
          </table:table-cell>
          <table:table-cell office:value-type="string">
            <text:p>Ermelo</text:p>
          </table:table-cell>
          <table:table-cell office:value-type="string">
            <text:p>Hessenmeer 20 3852NZ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79.7">
            <text:p>1179,7</text:p>
          </table:table-cell>
          <table:table-cell office:value-type="float" office:value="11641.2">
            <text:p>11641,2</text:p>
          </table:table-cell>
          <table:table-cell office:value-type="float" office:value="11095">
            <text:p>11095</text:p>
          </table:table-cell>
          <table:table-cell table:number-columns-repeated="2"/>
          <table:table-cell office:value-type="float" office:value="335">
            <text:p>33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ODV</text:p>
          </table:table-cell>
          <table:table-cell office:value-type="string">
            <text:p>ODVL-000573</text:p>
          </table:table-cell>
          <table:table-cell office:value-type="string">
            <text:p>Ermelo</text:p>
          </table:table-cell>
          <table:table-cell office:value-type="string">
            <text:p>Postweg 50 3852PK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80">
            <text:p>280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ODV</text:p>
          </table:table-cell>
          <table:table-cell office:value-type="string">
            <text:p>ODVL-000619</text:p>
          </table:table-cell>
          <table:table-cell office:value-type="string">
            <text:p>Ermelo</text:p>
          </table:table-cell>
          <table:table-cell office:value-type="string">
            <text:p>De Beek 137 3852PL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956.5">
            <text:p>1956,5</text:p>
          </table:table-cell>
          <table:table-cell office:value-type="float" office:value="19900.4">
            <text:p>19900,4</text:p>
          </table:table-cell>
          <table:table-cell office:value-type="float" office:value="18447">
            <text:p>18447</text:p>
          </table:table-cell>
          <table:table-cell table:number-columns-repeated="2"/>
          <table:table-cell office:value-type="float" office:value="559">
            <text:p>55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ODV</text:p>
          </table:table-cell>
          <table:table-cell office:value-type="string">
            <text:p>ODVL-000710</text:p>
          </table:table-cell>
          <table:table-cell office:value-type="string">
            <text:p>Ermelo</text:p>
          </table:table-cell>
          <table:table-cell office:value-type="string">
            <text:p>Postweg 21 3852PK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79.2">
            <text:p>779,2</text:p>
          </table:table-cell>
          <table:table-cell office:value-type="float" office:value="0">
            <text:p>0</text:p>
          </table:table-cell>
          <table:table-cell office:value-type="float" office:value="7462">
            <text:p>7462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ODV</text:p>
          </table:table-cell>
          <table:table-cell office:value-type="string">
            <text:p>ODVL-000716</text:p>
          </table:table-cell>
          <table:table-cell office:value-type="string">
            <text:p>Ermelo</text:p>
          </table:table-cell>
          <table:table-cell office:value-type="string">
            <text:p>Garderenseweg 60 3852NK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612.6">
            <text:p>16612,6</text:p>
          </table:table-cell>
          <table:table-cell office:value-type="float" office:value="39475.2">
            <text:p>39475,2</text:p>
          </table:table-cell>
          <table:table-cell office:value-type="float" office:value="2071140">
            <text:p>2071140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58">
            <text:p>2358</text:p>
          </table:table-cell>
          <table:table-cell office:value-type="string">
            <text:p>ODV</text:p>
          </table:table-cell>
          <table:table-cell office:value-type="string">
            <text:p>ODVL-000745</text:p>
          </table:table-cell>
          <table:table-cell office:value-type="string">
            <text:p>Ermelo</text:p>
          </table:table-cell>
          <table:table-cell office:value-type="string">
            <text:p>Garderenseweg 82 3852NK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980.7">
            <text:p>1980,7</text:p>
          </table:table-cell>
          <table:table-cell office:value-type="float" office:value="17408.4">
            <text:p>17408,4</text:p>
          </table:table-cell>
          <table:table-cell office:value-type="float" office:value="18447">
            <text:p>18447</text:p>
          </table:table-cell>
          <table:table-cell table:number-columns-repeated="2"/>
          <table:table-cell office:value-type="float" office:value="514">
            <text:p>514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61">
            <text:p>2361</text:p>
          </table:table-cell>
          <table:table-cell office:value-type="string">
            <text:p>ODV</text:p>
          </table:table-cell>
          <table:table-cell office:value-type="string">
            <text:p>ODVL-000824</text:p>
          </table:table-cell>
          <table:table-cell office:value-type="string">
            <text:p>Ermelo</text:p>
          </table:table-cell>
          <table:table-cell office:value-type="string">
            <text:p>Jhr. Dr. C.J. Sandbergweg 36 3852PV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14.4">
            <text:p>1214,4</text:p>
          </table:table-cell>
          <table:table-cell office:value-type="float" office:value="0">
            <text:p>0</text:p>
          </table:table-cell>
          <table:table-cell office:value-type="float" office:value="11870">
            <text:p>11870</text:p>
          </table:table-cell>
          <table:table-cell table:number-columns-repeated="2"/>
          <table:table-cell office:value-type="float" office:value="137">
            <text:p>13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ODV</text:p>
          </table:table-cell>
          <table:table-cell office:value-type="string">
            <text:p>ODVL-000954</text:p>
          </table:table-cell>
          <table:table-cell office:value-type="string">
            <text:p>Ermelo</text:p>
          </table:table-cell>
          <table:table-cell office:value-type="string">
            <text:p>De Beek 125 3852PL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62">
            <text:p>46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ODV</text:p>
          </table:table-cell>
          <table:table-cell office:value-type="string">
            <text:p>ODVL-000990</text:p>
          </table:table-cell>
          <table:table-cell office:value-type="string">
            <text:p>Ermelo</text:p>
          </table:table-cell>
          <table:table-cell office:value-type="string">
            <text:p>Garderenseweg 431 3852NJ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50.7">
            <text:p>750,7</text:p>
          </table:table-cell>
          <table:table-cell office:value-type="float" office:value="5221">
            <text:p>5221</text:p>
          </table:table-cell>
          <table:table-cell office:value-type="float" office:value="36193">
            <text:p>36193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227">
            <text:p>227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ODV</text:p>
          </table:table-cell>
          <table:table-cell office:value-type="string">
            <text:p>ODVL-001014</text:p>
          </table:table-cell>
          <table:table-cell office:value-type="string">
            <text:p>Ermelo</text:p>
          </table:table-cell>
          <table:table-cell office:value-type="string">
            <text:p>Garderenseweg 195 3852NH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83.1">
            <text:p>583,1</text:p>
          </table:table-cell>
          <table:table-cell office:value-type="float" office:value="699.9">
            <text:p>699,9</text:p>
          </table:table-cell>
          <table:table-cell office:value-type="float" office:value="9548">
            <text:p>9548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33">
            <text:p>33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ODV</text:p>
          </table:table-cell>
          <table:table-cell office:value-type="string">
            <text:p>ODVL-001149</text:p>
          </table:table-cell>
          <table:table-cell office:value-type="string">
            <text:p>Ermelo</text:p>
          </table:table-cell>
          <table:table-cell office:value-type="string">
            <text:p>De Beek 89 3852PL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78.8">
            <text:p>178,8</text:p>
          </table:table-cell>
          <table:table-cell office:value-type="float" office:value="0">
            <text:p>0</text:p>
          </table:table-cell>
          <table:table-cell office:value-type="float" office:value="2556">
            <text:p>2556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ODV</text:p>
          </table:table-cell>
          <table:table-cell office:value-type="string">
            <text:p>ODVL-001185</text:p>
          </table:table-cell>
          <table:table-cell office:value-type="string">
            <text:p>Ermelo</text:p>
          </table:table-cell>
          <table:table-cell office:value-type="string">
            <text:p>Garderenseweg 385 3852NJ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704.5">
            <text:p>1704,5</text:p>
          </table:table-cell>
          <table:table-cell office:value-type="float" office:value="17337.2">
            <text:p>17337,2</text:p>
          </table:table-cell>
          <table:table-cell office:value-type="float" office:value="16071">
            <text:p>16071</text:p>
          </table:table-cell>
          <table:table-cell table:number-columns-repeated="2"/>
          <table:table-cell office:value-type="float" office:value="487">
            <text:p>48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ODV</text:p>
          </table:table-cell>
          <table:table-cell office:value-type="string">
            <text:p>ODVL-001249</text:p>
          </table:table-cell>
          <table:table-cell office:value-type="string">
            <text:p>Ermelo</text:p>
          </table:table-cell>
          <table:table-cell office:value-type="string">
            <text:p>De Beek 77 3852PL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28">
            <text:p>1428</text:p>
          </table:table-cell>
          <table:table-cell office:value-type="float" office:value="14524.8">
            <text:p>14524,8</text:p>
          </table:table-cell>
          <table:table-cell office:value-type="float" office:value="13464">
            <text:p>13464</text:p>
          </table:table-cell>
          <table:table-cell table:number-columns-repeated="2"/>
          <table:table-cell office:value-type="float" office:value="408">
            <text:p>40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ODV</text:p>
          </table:table-cell>
          <table:table-cell office:value-type="string">
            <text:p>ODVL-001299</text:p>
          </table:table-cell>
          <table:table-cell office:value-type="string">
            <text:p>Ermelo</text:p>
          </table:table-cell>
          <table:table-cell office:value-type="string">
            <text:p>Garderenseweg 393 3852NJ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40">
            <text:p>840</text:p>
          </table:table-cell>
          <table:table-cell office:value-type="float" office:value="8544">
            <text:p>8544</text:p>
          </table:table-cell>
          <table:table-cell office:value-type="float" office:value="7920">
            <text:p>7920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ODV</text:p>
          </table:table-cell>
          <table:table-cell office:value-type="string">
            <text:p>ODVL-001374</text:p>
          </table:table-cell>
          <table:table-cell office:value-type="string">
            <text:p>Nunspeet</text:p>
          </table:table-cell>
          <table:table-cell office:value-type="string">
            <text:p>Kleine Kolonieweg 77 8075PB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72.5">
            <text:p>472,5</text:p>
          </table:table-cell>
          <table:table-cell office:value-type="float" office:value="4806">
            <text:p>4806</text:p>
          </table:table-cell>
          <table:table-cell office:value-type="float" office:value="4455">
            <text:p>4455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1">
            <text:p>2381</text:p>
          </table:table-cell>
          <table:table-cell office:value-type="string">
            <text:p>ODV</text:p>
          </table:table-cell>
          <table:table-cell office:value-type="string">
            <text:p>ODVL-001576</text:p>
          </table:table-cell>
          <table:table-cell office:value-type="string">
            <text:p>Nunspeet</text:p>
          </table:table-cell>
          <table:table-cell office:value-type="string">
            <text:p>Molenweg 36 8075PA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30.55">
            <text:p>130,55</text:p>
          </table:table-cell>
          <table:table-cell office:value-type="float" office:value="9287.7">
            <text:p>9287,7</text:p>
          </table:table-cell>
          <table:table-cell office:value-type="float" office:value="8206">
            <text:p>8206</text:p>
          </table:table-cell>
          <table:table-cell table:number-columns-repeated="2"/>
          <table:table-cell office:value-type="float" office:value="373">
            <text:p>37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ODV</text:p>
          </table:table-cell>
          <table:table-cell office:value-type="string">
            <text:p>ODVL-001628</text:p>
          </table:table-cell>
          <table:table-cell office:value-type="string">
            <text:p>Nunspeet</text:p>
          </table:table-cell>
          <table:table-cell office:value-type="string">
            <text:p>Molenbergweg 98 8075PJ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28">
            <text:p>528</text:p>
          </table:table-cell>
          <table:table-cell office:value-type="float" office:value="4048">
            <text:p>4048</text:p>
          </table:table-cell>
          <table:table-cell office:value-type="float" office:value="26928">
            <text:p>26928</text:p>
          </table:table-cell>
          <table:table-cell table:number-columns-repeated="4"/>
          <table:table-cell office:value-type="float" office:value="176">
            <text:p>176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3">
            <text:p>2383</text:p>
          </table:table-cell>
          <table:table-cell office:value-type="string">
            <text:p>ODV</text:p>
          </table:table-cell>
          <table:table-cell office:value-type="string">
            <text:p>ODVL-001690</text:p>
          </table:table-cell>
          <table:table-cell office:value-type="string">
            <text:p>Nunspeet</text:p>
          </table:table-cell>
          <table:table-cell office:value-type="string">
            <text:p>Weideweg 35 8075PE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48.4">
            <text:p>348,4</text:p>
          </table:table-cell>
          <table:table-cell office:value-type="float" office:value="0">
            <text:p>0</text:p>
          </table:table-cell>
          <table:table-cell office:value-type="float" office:value="3368">
            <text:p>3368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ODV</text:p>
          </table:table-cell>
          <table:table-cell office:value-type="string">
            <text:p>ODVL-001703</text:p>
          </table:table-cell>
          <table:table-cell office:value-type="string">
            <text:p>Nunspeet</text:p>
          </table:table-cell>
          <table:table-cell office:value-type="string">
            <text:p>Middenweg 46 8075PM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ODV</text:p>
          </table:table-cell>
          <table:table-cell office:value-type="string">
            <text:p>ODVL-001799</text:p>
          </table:table-cell>
          <table:table-cell office:value-type="string">
            <text:p>Nunspeet</text:p>
          </table:table-cell>
          <table:table-cell office:value-type="string">
            <text:p>Kleine Kolonieweg 166 8075PC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675">
            <text:p>2675</text:p>
          </table:table-cell>
          <table:table-cell office:value-type="float" office:value="24279.2">
            <text:p>24279,2</text:p>
          </table:table-cell>
          <table:table-cell office:value-type="float" office:value="25338">
            <text:p>25338</text:p>
          </table:table-cell>
          <table:table-cell table:number-columns-repeated="2"/>
          <table:table-cell office:value-type="float" office:value="706">
            <text:p>70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ODV</text:p>
          </table:table-cell>
          <table:table-cell office:value-type="string">
            <text:p>ODVL-001803</text:p>
          </table:table-cell>
          <table:table-cell office:value-type="string">
            <text:p>Nunspeet</text:p>
          </table:table-cell>
          <table:table-cell office:value-type="string">
            <text:p>Oude Hof 25 8075PK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932">
            <text:p>1932</text:p>
          </table:table-cell>
          <table:table-cell office:value-type="float" office:value="19651.2">
            <text:p>19651,2</text:p>
          </table:table-cell>
          <table:table-cell office:value-type="float" office:value="18216">
            <text:p>18216</text:p>
          </table:table-cell>
          <table:table-cell table:number-columns-repeated="2"/>
          <table:table-cell office:value-type="float" office:value="552">
            <text:p>55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ODV</text:p>
          </table:table-cell>
          <table:table-cell office:value-type="string">
            <text:p>ODVL-001848</text:p>
          </table:table-cell>
          <table:table-cell office:value-type="string">
            <text:p>Nunspeet</text:p>
          </table:table-cell>
          <table:table-cell office:value-type="string">
            <text:p>Staverdenseweg 56 8075AS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75.6">
            <text:p>775,6</text:p>
          </table:table-cell>
          <table:table-cell office:value-type="float" office:value="3488.8">
            <text:p>3488,8</text:p>
          </table:table-cell>
          <table:table-cell office:value-type="float" office:value="7796">
            <text:p>7796</text:p>
          </table:table-cell>
          <table:table-cell table:number-columns-repeated="2"/>
          <table:table-cell office:value-type="float" office:value="176">
            <text:p>176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8">
            <text:p>2388</text:p>
          </table:table-cell>
          <table:table-cell office:value-type="string">
            <text:p>ODV</text:p>
          </table:table-cell>
          <table:table-cell office:value-type="string">
            <text:p>ODVL-001902</text:p>
          </table:table-cell>
          <table:table-cell office:value-type="string">
            <text:p>Nunspeet</text:p>
          </table:table-cell>
          <table:table-cell office:value-type="string">
            <text:p>Middenweg 40 8075PM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ODV</text:p>
          </table:table-cell>
          <table:table-cell office:value-type="string">
            <text:p>ODVL-001931</text:p>
          </table:table-cell>
          <table:table-cell office:value-type="string">
            <text:p>Nunspeet</text:p>
          </table:table-cell>
          <table:table-cell office:value-type="string">
            <text:p>Kleine Kolonieweg 162 8075PC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61.5">
            <text:p>661,5</text:p>
          </table:table-cell>
          <table:table-cell office:value-type="float" office:value="6728.4">
            <text:p>6728,4</text:p>
          </table:table-cell>
          <table:table-cell office:value-type="float" office:value="6237">
            <text:p>6237</text:p>
          </table:table-cell>
          <table:table-cell table:number-columns-repeated="2"/>
          <table:table-cell office:value-type="float" office:value="189">
            <text:p>18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ODV</text:p>
          </table:table-cell>
          <table:table-cell office:value-type="string">
            <text:p>ODVL-001962</text:p>
          </table:table-cell>
          <table:table-cell office:value-type="string">
            <text:p>Nunspeet</text:p>
          </table:table-cell>
          <table:table-cell office:value-type="string">
            <text:p>Middenweg 34 8075PM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66.5">
            <text:p>1066,5</text:p>
          </table:table-cell>
          <table:table-cell office:value-type="float" office:value="4347">
            <text:p>4347</text:p>
          </table:table-cell>
          <table:table-cell office:value-type="float" office:value="31041">
            <text:p>31041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189">
            <text:p>189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1">
            <text:p>2391</text:p>
          </table:table-cell>
          <table:table-cell office:value-type="string">
            <text:p>ODV</text:p>
          </table:table-cell>
          <table:table-cell office:value-type="string">
            <text:p>ODVL-002218</text:p>
          </table:table-cell>
          <table:table-cell office:value-type="string">
            <text:p>Nunspeet</text:p>
          </table:table-cell>
          <table:table-cell office:value-type="string">
            <text:p>Molenbergweg 142 8075PJ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20">
            <text:p>420</text:p>
          </table:table-cell>
          <table:table-cell office:value-type="float" office:value="4272">
            <text:p>4272</text:p>
          </table:table-cell>
          <table:table-cell office:value-type="float" office:value="3960">
            <text:p>3960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ODV</text:p>
          </table:table-cell>
          <table:table-cell office:value-type="string">
            <text:p>ODVL-002286</text:p>
          </table:table-cell>
          <table:table-cell office:value-type="string">
            <text:p>Nunspeet</text:p>
          </table:table-cell>
          <table:table-cell office:value-type="string">
            <text:p>Oude Garderenseweg 175 8075PL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96.4">
            <text:p>596,4</text:p>
          </table:table-cell>
          <table:table-cell office:value-type="float" office:value="2136">
            <text:p>2136</text:p>
          </table:table-cell>
          <table:table-cell office:value-type="float" office:value="5748">
            <text:p>5748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ODV</text:p>
          </table:table-cell>
          <table:table-cell office:value-type="string">
            <text:p>ODVL-002336</text:p>
          </table:table-cell>
          <table:table-cell office:value-type="string">
            <text:p>Nunspeet</text:p>
          </table:table-cell>
          <table:table-cell office:value-type="string">
            <text:p>Weideweg 11 8075PE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98">
            <text:p>798</text:p>
          </table:table-cell>
          <table:table-cell office:value-type="float" office:value="8116.8">
            <text:p>8116,8</text:p>
          </table:table-cell>
          <table:table-cell office:value-type="float" office:value="7524">
            <text:p>7524</text:p>
          </table:table-cell>
          <table:table-cell table:number-columns-repeated="2"/>
          <table:table-cell office:value-type="float" office:value="228">
            <text:p>22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ODV</text:p>
          </table:table-cell>
          <table:table-cell office:value-type="string">
            <text:p>ODVL-002405</text:p>
          </table:table-cell>
          <table:table-cell office:value-type="string">
            <text:p>Nunspeet</text:p>
          </table:table-cell>
          <table:table-cell office:value-type="string">
            <text:p>Kleine Kolonieweg 103 8075PB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1.6">
            <text:p>61,6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ODV</text:p>
          </table:table-cell>
          <table:table-cell office:value-type="string">
            <text:p>ODVL-002424</text:p>
          </table:table-cell>
          <table:table-cell office:value-type="string">
            <text:p>Nunspeet</text:p>
          </table:table-cell>
          <table:table-cell office:value-type="string">
            <text:p>Kleine Kolonieweg 22 8075PC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68.5">
            <text:p>568,5</text:p>
          </table:table-cell>
          <table:table-cell office:value-type="float" office:value="0">
            <text:p>0</text:p>
          </table:table-cell>
          <table:table-cell office:value-type="float" office:value="9210">
            <text:p>9210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ODV</text:p>
          </table:table-cell>
          <table:table-cell office:value-type="string">
            <text:p>ODVL-002593</text:p>
          </table:table-cell>
          <table:table-cell office:value-type="string">
            <text:p>Nunspeet</text:p>
          </table:table-cell>
          <table:table-cell office:value-type="string">
            <text:p>Kleine Kolonieweg 89 8075PB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786">
            <text:p>2786</text:p>
          </table:table-cell>
          <table:table-cell office:value-type="float" office:value="28337.6">
            <text:p>28337,6</text:p>
          </table:table-cell>
          <table:table-cell office:value-type="float" office:value="26268">
            <text:p>26268</text:p>
          </table:table-cell>
          <table:table-cell table:number-columns-repeated="2"/>
          <table:table-cell office:value-type="float" office:value="796">
            <text:p>79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ODV</text:p>
          </table:table-cell>
          <table:table-cell office:value-type="string">
            <text:p>ODVL-002740</text:p>
          </table:table-cell>
          <table:table-cell office:value-type="string">
            <text:p>Nunspeet</text:p>
          </table:table-cell>
          <table:table-cell office:value-type="string">
            <text:p>Kleine Kolonieweg 45 8075PB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5.5">
            <text:p>35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ODV</text:p>
          </table:table-cell>
          <table:table-cell office:value-type="string">
            <text:p>ODVL-004230</text:p>
          </table:table-cell>
          <table:table-cell office:value-type="string">
            <text:p>Putten</text:p>
          </table:table-cell>
          <table:table-cell office:value-type="string">
            <text:p>Arnhemse Karweg 10 3881NG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447">
            <text:p>2447</text:p>
          </table:table-cell>
          <table:table-cell office:value-type="string">
            <text:p>ODV</text:p>
          </table:table-cell>
          <table:table-cell office:value-type="string">
            <text:p>ODVL-004393</text:p>
          </table:table-cell>
          <table:table-cell office:value-type="string">
            <text:p>Putten</text:p>
          </table:table-cell>
          <table:table-cell office:value-type="string">
            <text:p>Garderenseweg 93 3881GK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463">
            <text:p>2463</text:p>
          </table:table-cell>
          <table:table-cell office:value-type="string">
            <text:p>ODV</text:p>
          </table:table-cell>
          <table:table-cell office:value-type="string">
            <text:p>ODVL-004461</text:p>
          </table:table-cell>
          <table:table-cell office:value-type="string">
            <text:p>Putten</text:p>
          </table:table-cell>
          <table:table-cell office:value-type="string">
            <text:p>Hessenweg 7 3881NL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25">
            <text:p>525</text:p>
          </table:table-cell>
          <table:table-cell office:value-type="float" office:value="5340">
            <text:p>5340</text:p>
          </table:table-cell>
          <table:table-cell office:value-type="float" office:value="4950">
            <text:p>4950</text:p>
          </table:table-cell>
          <table:table-cell table:number-columns-repeated="2"/>
          <table:table-cell office:value-type="float" office:value="150">
            <text:p>15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ODV</text:p>
          </table:table-cell>
          <table:table-cell office:value-type="string">
            <text:p>ODVL-004463</text:p>
          </table:table-cell>
          <table:table-cell office:value-type="string">
            <text:p>Putten</text:p>
          </table:table-cell>
          <table:table-cell office:value-type="string">
            <text:p>Hessenweg 17 3881NL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89.3">
            <text:p>489,3</text:p>
          </table:table-cell>
          <table:table-cell office:value-type="float" office:value="2029.2">
            <text:p>2029,2</text:p>
          </table:table-cell>
          <table:table-cell office:value-type="float" office:value="6250">
            <text:p>6250</text:p>
          </table:table-cell>
          <table:table-cell table:number-columns-repeated="2"/>
          <table:table-cell office:value-type="float" office:value="83">
            <text:p>8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ODV</text:p>
          </table:table-cell>
          <table:table-cell office:value-type="string">
            <text:p>ODVL-004541</text:p>
          </table:table-cell>
          <table:table-cell office:value-type="string">
            <text:p>Putten</text:p>
          </table:table-cell>
          <table:table-cell office:value-type="string">
            <text:p>Hoorneweg 6 3881NK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64.4">
            <text:p>1164,4</text:p>
          </table:table-cell>
          <table:table-cell office:value-type="float" office:value="11694.3">
            <text:p>11694,3</text:p>
          </table:table-cell>
          <table:table-cell office:value-type="float" office:value="105684">
            <text:p>10568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155">
            <text:p>115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541">
            <text:p>2541</text:p>
          </table:table-cell>
          <table:table-cell office:value-type="string">
            <text:p>ODV</text:p>
          </table:table-cell>
          <table:table-cell office:value-type="string">
            <text:p>ODVL-004866</text:p>
          </table:table-cell>
          <table:table-cell office:value-type="string">
            <text:p>Putten</text:p>
          </table:table-cell>
          <table:table-cell office:value-type="string">
            <text:p>Poolseweg 16 3881RD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8.8">
            <text:p>48,8</text:p>
          </table:table-cell>
          <table:table-cell office:value-type="float" office:value="62.4">
            <text:p>62,4</text:p>
          </table:table-cell>
          <table:table-cell office:value-type="float" office:value="248">
            <text:p>24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567">
            <text:p>2567</text:p>
          </table:table-cell>
          <table:table-cell office:value-type="string">
            <text:p>ODV</text:p>
          </table:table-cell>
          <table:table-cell office:value-type="string">
            <text:p>ODVL-005001</text:p>
          </table:table-cell>
          <table:table-cell office:value-type="string">
            <text:p>Putten</text:p>
          </table:table-cell>
          <table:table-cell office:value-type="string">
            <text:p>Veenhuizerveldweg 44 3881RJ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74.06">
            <text:p>574,06</text:p>
          </table:table-cell>
          <table:table-cell office:value-type="float" office:value="1455.3">
            <text:p>1455,3</text:p>
          </table:table-cell>
          <table:table-cell office:value-type="float" office:value="16314">
            <text:p>16314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135">
            <text:p>13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ODV</text:p>
          </table:table-cell>
          <table:table-cell office:value-type="string">
            <text:p>ODVL-005041</text:p>
          </table:table-cell>
          <table:table-cell office:value-type="string">
            <text:p>Putten</text:p>
          </table:table-cell>
          <table:table-cell office:value-type="string">
            <text:p>Hessenweg 18 3881NM Put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2.8">
            <text:p>102,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662">
            <text:p>2662</text:p>
          </table:table-cell>
          <table:table-cell office:value-type="string">
            <text:p>ODV</text:p>
          </table:table-cell>
          <table:table-cell office:value-type="string">
            <text:p>ODVL-005350</text:p>
          </table:table-cell>
          <table:table-cell office:value-type="string">
            <text:p>Putten</text:p>
          </table:table-cell>
          <table:table-cell office:value-type="string">
            <text:p>Poolseweg 14 3881RD Putten</text:p>
          </table:table-cell>
          <table:table-cell office:value-type="string">
            <text:p>Vergunning</text:p>
          </table:table-cell>
          <table:table-cell office:value-type="string">
            <text:p>Ja</text:p>
          </table:table-cell>
          <table:table-cell/>
          <table:table-cell office:value-type="float" office:value="6800">
            <text:p>6800</text:p>
          </table:table-cell>
          <table:table-cell office:value-type="float" office:value="10656">
            <text:p>10656</text:p>
          </table:table-cell>
          <table:table-cell office:value-type="float" office:value="1585600">
            <text:p>1585600</text:p>
          </table:table-cell>
          <table:table-cell/>
          <table:table-cell office:value-type="float" office:value="59200">
            <text:p>59200</text:p>
          </table:table-cell>
          <table:table-cell table:number-columns-repeated="6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665">
            <text:p>2665</text:p>
          </table:table-cell>
          <table:table-cell office:value-type="string">
            <text:p>ODV</text:p>
          </table:table-cell>
          <table:table-cell office:value-type="string">
            <text:p>ODVL-007682</text:p>
          </table:table-cell>
          <table:table-cell office:value-type="string">
            <text:p>Nunspeet</text:p>
          </table:table-cell>
          <table:table-cell office:value-type="string">
            <text:p>Kleine Kolonieweg 22 8075PC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81.6">
            <text:p>981,6</text:p>
          </table:table-cell>
          <table:table-cell office:value-type="float" office:value="0">
            <text:p>0</text:p>
          </table:table-cell>
          <table:table-cell office:value-type="float" office:value="10764">
            <text:p>10764</text:p>
          </table:table-cell>
          <table:table-cell table:number-columns-repeated="2"/>
          <table:table-cell office:value-type="float" office:value="98">
            <text:p>9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ODA</text:p>
          </table:table-cell>
          <table:table-cell office:value-type="string">
            <text:p>ODA2015E1891</text:p>
          </table:table-cell>
          <table:table-cell office:value-type="string">
            <text:p>Lochem</text:p>
          </table:table-cell>
          <table:table-cell office:value-type="string">
            <text:p>Eekweg 2 7213LR Gorss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822.6">
            <text:p>1822,6</text:p>
          </table:table-cell>
          <table:table-cell office:value-type="float" office:value="3220">
            <text:p>3220</text:p>
          </table:table-cell>
          <table:table-cell office:value-type="float" office:value="34004">
            <text:p>34004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019">
            <text:p>3019</text:p>
          </table:table-cell>
          <table:table-cell office:value-type="string">
            <text:p>ODA</text:p>
          </table:table-cell>
          <table:table-cell office:value-type="string">
            <text:p>ODA2017E1010</text:p>
          </table:table-cell>
          <table:table-cell office:value-type="string">
            <text:p>Zutphen</text:p>
          </table:table-cell>
          <table:table-cell office:value-type="string">
            <text:p>Bronsbergen 4 c 7207AA Zutph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119">
            <text:p>3119</text:p>
          </table:table-cell>
          <table:table-cell office:value-type="string">
            <text:p>ODR</text:p>
          </table:table-cell>
          <table:table-cell office:value-type="string">
            <text:p>ODR10359</text:p>
          </table:table-cell>
          <table:table-cell office:value-type="string">
            <text:p>Neder-Betuwe</text:p>
          </table:table-cell>
          <table:table-cell office:value-type="string">
            <text:p>Rijnbandijk 38 4041EE Kesteren</text:p>
          </table:table-cell>
          <table:table-cell/>
          <table:table-cell office:value-type="string">
            <text:p>Nee</text:p>
          </table:table-cell>
          <table:table-cell/>
          <table:table-cell office:value-type="float" office:value="630">
            <text:p>630</text:p>
          </table:table-cell>
          <table:table-cell office:value-type="float" office:value="6408">
            <text:p>6408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273">
            <text:p>3273</text:p>
          </table:table-cell>
          <table:table-cell office:value-type="string">
            <text:p>ODRA</text:p>
          </table:table-cell>
          <table:table-cell office:value-type="string">
            <text:p>ODRA12526</text:p>
          </table:table-cell>
          <table:table-cell office:value-type="string">
            <text:p>Overbetuwe</text:p>
          </table:table-cell>
          <table:table-cell office:value-type="string">
            <text:p>Randwijkse Rijndijk 26 6668LM Randw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08">
            <text:p>1608</text:p>
          </table:table-cell>
          <table:table-cell office:value-type="float" office:value="0">
            <text:p>0</text:p>
          </table:table-cell>
          <table:table-cell office:value-type="float" office:value="17460">
            <text:p>17460</text:p>
          </table:table-cell>
          <table:table-cell table:number-columns-repeated="2"/>
          <table:table-cell office:value-type="float" office:value="170">
            <text:p>17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277">
            <text:p>3277</text:p>
          </table:table-cell>
          <table:table-cell office:value-type="string">
            <text:p>ODRA</text:p>
          </table:table-cell>
          <table:table-cell office:value-type="string">
            <text:p>ODRA13023</text:p>
          </table:table-cell>
          <table:table-cell office:value-type="string">
            <text:p>Renkum</text:p>
          </table:table-cell>
          <table:table-cell office:value-type="string">
            <text:p>W.A. Scholtenlaan 142 6865NA Doorwerth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7270">
            <text:p>7270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291">
            <text:p>3291</text:p>
          </table:table-cell>
          <table:table-cell office:value-type="string">
            <text:p>ODRA</text:p>
          </table:table-cell>
          <table:table-cell office:value-type="string">
            <text:p>ODRA14406</text:p>
          </table:table-cell>
          <table:table-cell office:value-type="string">
            <text:p>Rheden</text:p>
          </table:table-cell>
          <table:table-cell office:value-type="string">
            <text:p>Zutphensestraatweg 47 6956AB Spank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06.8">
            <text:p>206,8</text:p>
          </table:table-cell>
          <table:table-cell office:value-type="float" office:value="0">
            <text:p>0</text:p>
          </table:table-cell>
          <table:table-cell office:value-type="float" office:value="1786">
            <text:p>1786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310">
            <text:p>3310</text:p>
          </table:table-cell>
          <table:table-cell office:value-type="string">
            <text:p>ODRA</text:p>
          </table:table-cell>
          <table:table-cell office:value-type="string">
            <text:p>ODRA20782</text:p>
          </table:table-cell>
          <table:table-cell office:value-type="string">
            <text:p>Overbetuwe</text:p>
          </table:table-cell>
          <table:table-cell office:value-type="string">
            <text:p>Karstraat 3 6665LD Dri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ODRA</text:p>
          </table:table-cell>
          <table:table-cell office:value-type="string">
            <text:p>ODRA5226</text:p>
          </table:table-cell>
          <table:table-cell office:value-type="string">
            <text:p>Overbetuwe</text:p>
          </table:table-cell>
          <table:table-cell office:value-type="string">
            <text:p>Drielse Rijndijk 39 6665LP Dri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797.8">
            <text:p>2797,8</text:p>
          </table:table-cell>
          <table:table-cell office:value-type="float" office:value="0">
            <text:p>0</text:p>
          </table:table-cell>
          <table:table-cell office:value-type="float" office:value="27152">
            <text:p>27152</text:p>
          </table:table-cell>
          <table:table-cell table:number-columns-repeated="2"/>
          <table:table-cell office:value-type="float" office:value="290">
            <text:p>29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371">
            <text:p>3371</text:p>
          </table:table-cell>
          <table:table-cell office:value-type="string">
            <text:p>ODRA</text:p>
          </table:table-cell>
          <table:table-cell office:value-type="string">
            <text:p>ODRA5640</text:p>
          </table:table-cell>
          <table:table-cell office:value-type="string">
            <text:p>Overbetuwe</text:p>
          </table:table-cell>
          <table:table-cell office:value-type="string">
            <text:p>Karstraat 1 6665LD Dri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848">
            <text:p>1848</text:p>
          </table:table-cell>
          <table:table-cell office:value-type="float" office:value="14168">
            <text:p>14168</text:p>
          </table:table-cell>
          <table:table-cell office:value-type="float" office:value="94248">
            <text:p>94248</text:p>
          </table:table-cell>
          <table:table-cell table:number-columns-repeated="4"/>
          <table:table-cell office:value-type="float" office:value="616">
            <text:p>616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381">
            <text:p>3381</text:p>
          </table:table-cell>
          <table:table-cell office:value-type="string">
            <text:p>ODRA</text:p>
          </table:table-cell>
          <table:table-cell office:value-type="string">
            <text:p>ODRA6440</text:p>
          </table:table-cell>
          <table:table-cell office:value-type="string">
            <text:p>Renkum</text:p>
          </table:table-cell>
          <table:table-cell office:value-type="string">
            <text:p>Boersberg 1 6865NG Doorwerth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536.2">
            <text:p>2536,2</text:p>
          </table:table-cell>
          <table:table-cell office:value-type="float" office:value="1780">
            <text:p>1780</text:p>
          </table:table-cell>
          <table:table-cell office:value-type="float" office:value="30000">
            <text:p>30000</text:p>
          </table:table-cell>
          <table:table-cell table:number-columns-repeated="2"/>
          <table:table-cell office:value-type="float" office:value="300">
            <text:p>30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382">
            <text:p>3382</text:p>
          </table:table-cell>
          <table:table-cell office:value-type="string">
            <text:p>ODRA</text:p>
          </table:table-cell>
          <table:table-cell office:value-type="string">
            <text:p>ODRA6457</text:p>
          </table:table-cell>
          <table:table-cell office:value-type="string">
            <text:p>Renkum</text:p>
          </table:table-cell>
          <table:table-cell office:value-type="string">
            <text:p>Fonteinallee 33 6865ND Doorwerth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043.9">
            <text:p>3043,9</text:p>
          </table:table-cell>
          <table:table-cell office:value-type="float" office:value="0">
            <text:p>0</text:p>
          </table:table-cell>
          <table:table-cell office:value-type="float" office:value="28920">
            <text:p>28920</text:p>
          </table:table-cell>
          <table:table-cell table:number-columns-repeated="2"/>
          <table:table-cell office:value-type="float" office:value="340">
            <text:p>34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383">
            <text:p>3383</text:p>
          </table:table-cell>
          <table:table-cell office:value-type="string">
            <text:p>ODRA</text:p>
          </table:table-cell>
          <table:table-cell office:value-type="string">
            <text:p>ODRA6484</text:p>
          </table:table-cell>
          <table:table-cell office:value-type="string">
            <text:p>Renkum</text:p>
          </table:table-cell>
          <table:table-cell office:value-type="string">
            <text:p>Kabeljauw 9 6866NE Heelsu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39.5">
            <text:p>1139,5</text:p>
          </table:table-cell>
          <table:table-cell office:value-type="float" office:value="7654">
            <text:p>7654</text:p>
          </table:table-cell>
          <table:table-cell office:value-type="float" office:value="36550">
            <text:p>36550</text:p>
          </table:table-cell>
          <table:table-cell table:number-columns-repeated="2"/>
          <table:table-cell office:value-type="float" office:value="215">
            <text:p>21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17">
            <text:p>3417</text:p>
          </table:table-cell>
          <table:table-cell office:value-type="string">
            <text:p>ODV</text:p>
          </table:table-cell>
          <table:table-cell office:value-type="string">
            <text:p>ODV10021</text:p>
          </table:table-cell>
          <table:table-cell office:value-type="string">
            <text:p>Epe</text:p>
          </table:table-cell>
          <table:table-cell office:value-type="string">
            <text:p>Veenweg 1 8162RJ Epe</text:p>
          </table:table-cell>
          <table:table-cell office:value-type="string">
            <text:p>Vergunning</text:p>
          </table:table-cell>
          <table:table-cell office:value-type="string">
            <text:p>Ja</text:p>
          </table:table-cell>
          <table:table-cell/>
          <table:table-cell office:value-type="float" office:value="4272.3">
            <text:p>4272,3</text:p>
          </table:table-cell>
          <table:table-cell office:value-type="float" office:value="25160">
            <text:p>25160</text:p>
          </table:table-cell>
          <table:table-cell office:value-type="float" office:value="4813820">
            <text:p>4813820</text:p>
          </table:table-cell>
          <table:table-cell/>
          <table:table-cell office:value-type="float" office:value="74000">
            <text:p>74000</text:p>
          </table:table-cell>
          <table:table-cell office:value-type="float" office:value="74">
            <text:p>7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27">
            <text:p>3427</text:p>
          </table:table-cell>
          <table:table-cell office:value-type="string">
            <text:p>ODV</text:p>
          </table:table-cell>
          <table:table-cell office:value-type="string">
            <text:p>ODV10098</text:p>
          </table:table-cell>
          <table:table-cell office:value-type="string">
            <text:p>Epe</text:p>
          </table:table-cell>
          <table:table-cell office:value-type="string">
            <text:p>Le Chevalierlaan 1 8162PD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199.6">
            <text:p>2199,6</text:p>
          </table:table-cell>
          <table:table-cell office:value-type="float" office:value="0">
            <text:p>0</text:p>
          </table:table-cell>
          <table:table-cell office:value-type="float" office:value="21108">
            <text:p>21108</text:p>
          </table:table-cell>
          <table:table-cell table:number-columns-repeated="2"/>
          <table:table-cell office:value-type="float" office:value="246">
            <text:p>24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29">
            <text:p>3429</text:p>
          </table:table-cell>
          <table:table-cell office:value-type="string">
            <text:p>ODV</text:p>
          </table:table-cell>
          <table:table-cell office:value-type="string">
            <text:p>ODV10105</text:p>
          </table:table-cell>
          <table:table-cell office:value-type="string">
            <text:p>Epe</text:p>
          </table:table-cell>
          <table:table-cell office:value-type="string">
            <text:p>Bekenwalweg 12 8161ST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36.6">
            <text:p>536,6</text:p>
          </table:table-cell>
          <table:table-cell office:value-type="float" office:value="5405">
            <text:p>5405</text:p>
          </table:table-cell>
          <table:table-cell office:value-type="float" office:value="38847">
            <text:p>38847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235">
            <text:p>23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44">
            <text:p>3444</text:p>
          </table:table-cell>
          <table:table-cell office:value-type="string">
            <text:p>ODV</text:p>
          </table:table-cell>
          <table:table-cell office:value-type="string">
            <text:p>ODV10197</text:p>
          </table:table-cell>
          <table:table-cell office:value-type="string">
            <text:p>Brummen</text:p>
          </table:table-cell>
          <table:table-cell office:value-type="string">
            <text:p>Piepenbeltweg 27 6971JH Brumm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80.4">
            <text:p>1280,4</text:p>
          </table:table-cell>
          <table:table-cell office:value-type="float" office:value="4447.3">
            <text:p>4447,3</text:p>
          </table:table-cell>
          <table:table-cell office:value-type="float" office:value="27640">
            <text:p>27640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63">
            <text:p>163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446">
            <text:p>3446</text:p>
          </table:table-cell>
          <table:table-cell office:value-type="string">
            <text:p>ODV</text:p>
          </table:table-cell>
          <table:table-cell office:value-type="string">
            <text:p>ODV10210</text:p>
          </table:table-cell>
          <table:table-cell office:value-type="string">
            <text:p>Epe</text:p>
          </table:table-cell>
          <table:table-cell office:value-type="string">
            <text:p>Gortelseweg 32 8171RA Vaa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ODV</text:p>
          </table:table-cell>
          <table:table-cell office:value-type="string">
            <text:p>ODV10309</text:p>
          </table:table-cell>
          <table:table-cell office:value-type="string">
            <text:p>Voorst</text:p>
          </table:table-cell>
          <table:table-cell office:value-type="string">
            <text:p>Weerdseweg 3 7384CH Wilp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2385.5">
            <text:p>2385,5</text:p>
          </table:table-cell>
          <table:table-cell office:value-type="float" office:value="195">
            <text:p>195</text:p>
          </table:table-cell>
          <table:table-cell office:value-type="float" office:value="41556">
            <text:p>41556</text:p>
          </table:table-cell>
          <table:table-cell table:number-columns-repeated="2"/>
          <table:table-cell office:value-type="float" office:value="422">
            <text:p>422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466">
            <text:p>3466</text:p>
          </table:table-cell>
          <table:table-cell office:value-type="string">
            <text:p>ODV</text:p>
          </table:table-cell>
          <table:table-cell office:value-type="string">
            <text:p>ODV10314</text:p>
          </table:table-cell>
          <table:table-cell office:value-type="string">
            <text:p>Epe</text:p>
          </table:table-cell>
          <table:table-cell office:value-type="string">
            <text:p>Papenstraat 22 8162RR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70">
            <text:p>870</text:p>
          </table:table-cell>
          <table:table-cell office:value-type="float" office:value="0">
            <text:p>0</text:p>
          </table:table-cell>
          <table:table-cell office:value-type="float" office:value="8318">
            <text:p>8318</text:p>
          </table:table-cell>
          <table:table-cell table:number-columns-repeated="2"/>
          <table:table-cell office:value-type="float" office:value="101">
            <text:p>10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80">
            <text:p>3480</text:p>
          </table:table-cell>
          <table:table-cell office:value-type="string">
            <text:p>ODV</text:p>
          </table:table-cell>
          <table:table-cell office:value-type="string">
            <text:p>ODV10749</text:p>
          </table:table-cell>
          <table:table-cell office:value-type="string">
            <text:p>Epe</text:p>
          </table:table-cell>
          <table:table-cell office:value-type="string">
            <text:p>Grensweg 1 8162RV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09">
            <text:p>1009</text:p>
          </table:table-cell>
          <table:table-cell office:value-type="float" office:value="37.6">
            <text:p>37,6</text:p>
          </table:table-cell>
          <table:table-cell office:value-type="float" office:value="9696">
            <text:p>9696</text:p>
          </table:table-cell>
          <table:table-cell office:value-type="float" office:value="2">
            <text:p>2</text:p>
          </table:table-cell>
          <table:table-cell/>
          <table:table-cell office:value-type="float" office:value="111">
            <text:p>11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81">
            <text:p>3481</text:p>
          </table:table-cell>
          <table:table-cell office:value-type="string">
            <text:p>ODV</text:p>
          </table:table-cell>
          <table:table-cell office:value-type="string">
            <text:p>ODV10753</text:p>
          </table:table-cell>
          <table:table-cell office:value-type="string">
            <text:p>Epe</text:p>
          </table:table-cell>
          <table:table-cell office:value-type="string">
            <text:p>Grensweg 13 8166HC Em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9.8">
            <text:p>119,8</text:p>
          </table:table-cell>
          <table:table-cell office:value-type="float" office:value="356">
            <text:p>356</text:p>
          </table:table-cell>
          <table:table-cell office:value-type="float" office:value="2884">
            <text:p>2884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96">
            <text:p>3496</text:p>
          </table:table-cell>
          <table:table-cell office:value-type="string">
            <text:p>ODV</text:p>
          </table:table-cell>
          <table:table-cell office:value-type="string">
            <text:p>ODV11085</text:p>
          </table:table-cell>
          <table:table-cell office:value-type="string">
            <text:p>Epe</text:p>
          </table:table-cell>
          <table:table-cell office:value-type="string">
            <text:p>Kiefkampsweg 7 8166JW Em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50.35">
            <text:p>450,35</text:p>
          </table:table-cell>
          <table:table-cell office:value-type="float" office:value="128.2">
            <text:p>128,2</text:p>
          </table:table-cell>
          <table:table-cell office:value-type="float" office:value="5022">
            <text:p>5022</text:p>
          </table:table-cell>
          <table:table-cell/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498">
            <text:p>3498</text:p>
          </table:table-cell>
          <table:table-cell office:value-type="string">
            <text:p>ODV</text:p>
          </table:table-cell>
          <table:table-cell office:value-type="string">
            <text:p>ODV11119</text:p>
          </table:table-cell>
          <table:table-cell office:value-type="string">
            <text:p>Epe</text:p>
          </table:table-cell>
          <table:table-cell office:value-type="string">
            <text:p>Koeweg 27 8162PH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8790">
            <text:p>8790</text:p>
          </table:table-cell>
          <table:table-cell table:number-columns-repeated="2"/>
          <table:table-cell office:value-type="float" office:value="105">
            <text:p>105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502">
            <text:p>3502</text:p>
          </table:table-cell>
          <table:table-cell office:value-type="string">
            <text:p>ODV</text:p>
          </table:table-cell>
          <table:table-cell office:value-type="string">
            <text:p>ODV11207</text:p>
          </table:table-cell>
          <table:table-cell office:value-type="string">
            <text:p>Epe</text:p>
          </table:table-cell>
          <table:table-cell office:value-type="string">
            <text:p>Langeweg 1 8162RX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90.9">
            <text:p>390,9</text:p>
          </table:table-cell>
          <table:table-cell office:value-type="float" office:value="179.4">
            <text:p>179,4</text:p>
          </table:table-cell>
          <table:table-cell office:value-type="float" office:value="3596">
            <text:p>3596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503">
            <text:p>3503</text:p>
          </table:table-cell>
          <table:table-cell office:value-type="string">
            <text:p>ODV</text:p>
          </table:table-cell>
          <table:table-cell office:value-type="string">
            <text:p>ODV11232</text:p>
          </table:table-cell>
          <table:table-cell office:value-type="string">
            <text:p>Epe</text:p>
          </table:table-cell>
          <table:table-cell office:value-type="string">
            <text:p>Le Chevalierlaan 9 8162PD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22.3">
            <text:p>422,3</text:p>
          </table:table-cell>
          <table:table-cell office:value-type="float" office:value="148.2">
            <text:p>148,2</text:p>
          </table:table-cell>
          <table:table-cell office:value-type="float" office:value="7906">
            <text:p>7906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515">
            <text:p>3515</text:p>
          </table:table-cell>
          <table:table-cell office:value-type="string">
            <text:p>ODV</text:p>
          </table:table-cell>
          <table:table-cell office:value-type="string">
            <text:p>ODV11432</text:p>
          </table:table-cell>
          <table:table-cell office:value-type="string">
            <text:p>Epe</text:p>
          </table:table-cell>
          <table:table-cell office:value-type="string">
            <text:p>Papenstraat 8 8162RP Epe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384.8">
            <text:p>384,8</text:p>
          </table:table-cell>
          <table:table-cell office:value-type="float" office:value="0">
            <text:p>0</text:p>
          </table:table-cell>
          <table:table-cell office:value-type="float" office:value="602">
            <text:p>602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517">
            <text:p>3517</text:p>
          </table:table-cell>
          <table:table-cell office:value-type="string">
            <text:p>ODV</text:p>
          </table:table-cell>
          <table:table-cell office:value-type="string">
            <text:p>ODV11440</text:p>
          </table:table-cell>
          <table:table-cell office:value-type="string">
            <text:p>Epe</text:p>
          </table:table-cell>
          <table:table-cell office:value-type="string">
            <text:p>Papenstraat 32 8162RR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64">
            <text:p>1164</text:p>
          </table:table-cell>
          <table:table-cell office:value-type="float" office:value="0">
            <text:p>0</text:p>
          </table:table-cell>
          <table:table-cell office:value-type="float" office:value="11130">
            <text:p>11130</text:p>
          </table:table-cell>
          <table:table-cell table:number-columns-repeated="2"/>
          <table:table-cell office:value-type="float" office:value="135">
            <text:p>13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593">
            <text:p>3593</text:p>
          </table:table-cell>
          <table:table-cell office:value-type="string">
            <text:p>ODV</text:p>
          </table:table-cell>
          <table:table-cell office:value-type="string">
            <text:p>ODV13359</text:p>
          </table:table-cell>
          <table:table-cell office:value-type="string">
            <text:p>Voorst</text:p>
          </table:table-cell>
          <table:table-cell office:value-type="string">
            <text:p>Voorsterklei 5 B 7383RW Voor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616">
            <text:p>3616</text:p>
          </table:table-cell>
          <table:table-cell office:value-type="string">
            <text:p>ODV</text:p>
          </table:table-cell>
          <table:table-cell office:value-type="string">
            <text:p>ODV13790</text:p>
          </table:table-cell>
          <table:table-cell office:value-type="string">
            <text:p>Voorst</text:p>
          </table:table-cell>
          <table:table-cell office:value-type="string">
            <text:p>Weerdseweg 11 A 7384CJ Wilp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896">
            <text:p>1896</text:p>
          </table:table-cell>
          <table:table-cell office:value-type="float" office:value="0">
            <text:p>0</text:p>
          </table:table-cell>
          <table:table-cell office:value-type="float" office:value="18170">
            <text:p>18170</text:p>
          </table:table-cell>
          <table:table-cell table:number-columns-repeated="2"/>
          <table:table-cell office:value-type="float" office:value="215">
            <text:p>21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ODV</text:p>
          </table:table-cell>
          <table:table-cell office:value-type="string">
            <text:p>ODV14522</text:p>
          </table:table-cell>
          <table:table-cell office:value-type="string">
            <text:p>Brummen</text:p>
          </table:table-cell>
          <table:table-cell office:value-type="string">
            <text:p>Arnhemsestraat 159 6974LD Leuvenhei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595.6">
            <text:p>2595,6</text:p>
          </table:table-cell>
          <table:table-cell office:value-type="float" office:value="0">
            <text:p>0</text:p>
          </table:table-cell>
          <table:table-cell office:value-type="float" office:value="24772">
            <text:p>24772</text:p>
          </table:table-cell>
          <table:table-cell table:number-columns-repeated="2"/>
          <table:table-cell office:value-type="float" office:value="294">
            <text:p>294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631">
            <text:p>3631</text:p>
          </table:table-cell>
          <table:table-cell office:value-type="string">
            <text:p>ODV</text:p>
          </table:table-cell>
          <table:table-cell office:value-type="string">
            <text:p>ODV14597</text:p>
          </table:table-cell>
          <table:table-cell office:value-type="string">
            <text:p>Brummen</text:p>
          </table:table-cell>
          <table:table-cell office:value-type="string">
            <text:p>Weg naar het Ganzen Ei 9 6971JG Brumm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632">
            <text:p>3632</text:p>
          </table:table-cell>
          <table:table-cell office:value-type="string">
            <text:p>ODV</text:p>
          </table:table-cell>
          <table:table-cell office:value-type="string">
            <text:p>ODV146</text:p>
          </table:table-cell>
          <table:table-cell office:value-type="string">
            <text:p>Apeldoorn</text:p>
          </table:table-cell>
          <table:table-cell office:value-type="string">
            <text:p>Grevenhout 21 3888NR Udd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633">
            <text:p>3633</text:p>
          </table:table-cell>
          <table:table-cell office:value-type="string">
            <text:p>ODV</text:p>
          </table:table-cell>
          <table:table-cell office:value-type="string">
            <text:p>ODV14602</text:p>
          </table:table-cell>
          <table:table-cell office:value-type="string">
            <text:p>Epe</text:p>
          </table:table-cell>
          <table:table-cell office:value-type="string">
            <text:p>Grensweg 10 8162RV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6.3">
            <text:p>46,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ODV</text:p>
          </table:table-cell>
          <table:table-cell office:value-type="string">
            <text:p>ODV14968</text:p>
          </table:table-cell>
          <table:table-cell office:value-type="string">
            <text:p>Brummen</text:p>
          </table:table-cell>
          <table:table-cell office:value-type="string">
            <text:p>Voorstondensestraat 2 6971KS Brumm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67.6">
            <text:p>867,6</text:p>
          </table:table-cell>
          <table:table-cell office:value-type="float" office:value="0">
            <text:p>0</text:p>
          </table:table-cell>
          <table:table-cell office:value-type="float" office:value="8326">
            <text:p>8326</text:p>
          </table:table-cell>
          <table:table-cell table:number-columns-repeated="2"/>
          <table:table-cell office:value-type="float" office:value="97">
            <text:p>9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3646">
            <text:p>3646</text:p>
          </table:table-cell>
          <table:table-cell office:value-type="string">
            <text:p>ODV</text:p>
          </table:table-cell>
          <table:table-cell office:value-type="string">
            <text:p>ODV14970</text:p>
          </table:table-cell>
          <table:table-cell office:value-type="string">
            <text:p>Brummen</text:p>
          </table:table-cell>
          <table:table-cell office:value-type="string">
            <text:p>Weg naar het Ganzen Ei 10 6971JG Brumm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55.52">
            <text:p>155,52</text:p>
          </table:table-cell>
          <table:table-cell office:value-type="float" office:value="2.72">
            <text:p>2,72</text:p>
          </table:table-cell>
          <table:table-cell office:value-type="float" office:value="1928">
            <text:p>1928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650">
            <text:p>3650</text:p>
          </table:table-cell>
          <table:table-cell office:value-type="string">
            <text:p>ODV</text:p>
          </table:table-cell>
          <table:table-cell office:value-type="string">
            <text:p>ODV15118</text:p>
          </table:table-cell>
          <table:table-cell office:value-type="string">
            <text:p>Brummen</text:p>
          </table:table-cell>
          <table:table-cell office:value-type="string">
            <text:p>Windheuvelstraat 1 6971JV Brumm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87.7">
            <text:p>887,7</text:p>
          </table:table-cell>
          <table:table-cell office:value-type="float" office:value="54.6">
            <text:p>54,6</text:p>
          </table:table-cell>
          <table:table-cell office:value-type="float" office:value="8604">
            <text:p>8604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3653">
            <text:p>3653</text:p>
          </table:table-cell>
          <table:table-cell office:value-type="string">
            <text:p>ODV</text:p>
          </table:table-cell>
          <table:table-cell office:value-type="string">
            <text:p>ODV15163</text:p>
          </table:table-cell>
          <table:table-cell office:value-type="string">
            <text:p>Brummen</text:p>
          </table:table-cell>
          <table:table-cell office:value-type="string">
            <text:p>Hoevesteeg 27 6975AG Ton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25.6">
            <text:p>1625,6</text:p>
          </table:table-cell>
          <table:table-cell office:value-type="float" office:value="0">
            <text:p>0</text:p>
          </table:table-cell>
          <table:table-cell office:value-type="float" office:value="17612">
            <text:p>17612</text:p>
          </table:table-cell>
          <table:table-cell table:number-columns-repeated="2"/>
          <table:table-cell office:value-type="float" office:value="174">
            <text:p>17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3668">
            <text:p>3668</text:p>
          </table:table-cell>
          <table:table-cell office:value-type="string">
            <text:p>ODV</text:p>
          </table:table-cell>
          <table:table-cell office:value-type="string">
            <text:p>ODV9736</text:p>
          </table:table-cell>
          <table:table-cell office:value-type="string">
            <text:p>Brummen</text:p>
          </table:table-cell>
          <table:table-cell office:value-type="string">
            <text:p>Vosstraat 12 6971KN Brumm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1.4">
            <text:p>141,4</text:p>
          </table:table-cell>
          <table:table-cell office:value-type="float" office:value="355">
            <text:p>355</text:p>
          </table:table-cell>
          <table:table-cell office:value-type="float" office:value="1341">
            <text:p>1341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3670">
            <text:p>3670</text:p>
          </table:table-cell>
          <table:table-cell office:value-type="string">
            <text:p>ODV</text:p>
          </table:table-cell>
          <table:table-cell office:value-type="string">
            <text:p>ODV9774</text:p>
          </table:table-cell>
          <table:table-cell office:value-type="string">
            <text:p>Brummen</text:p>
          </table:table-cell>
          <table:table-cell office:value-type="string">
            <text:p>Haarweg 10 6975AJ Ton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54.6">
            <text:p>1054,6</text:p>
          </table:table-cell>
          <table:table-cell office:value-type="float" office:value="109.2">
            <text:p>109,2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3674">
            <text:p>3674</text:p>
          </table:table-cell>
          <table:table-cell office:value-type="string">
            <text:p>ODV</text:p>
          </table:table-cell>
          <table:table-cell office:value-type="string">
            <text:p>ODV9803</text:p>
          </table:table-cell>
          <table:table-cell office:value-type="string">
            <text:p>Brummen</text:p>
          </table:table-cell>
          <table:table-cell office:value-type="string">
            <text:p>Voorstondensestraat 4 6971KS Brumm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46.2">
            <text:p>446,2</text:p>
          </table:table-cell>
          <table:table-cell office:value-type="float" office:value="0">
            <text:p>0</text:p>
          </table:table-cell>
          <table:table-cell office:value-type="float" office:value="4286">
            <text:p>4286</text:p>
          </table:table-cell>
          <table:table-cell table:number-columns-repeated="2"/>
          <table:table-cell office:value-type="float" office:value="63">
            <text:p>6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string">
            <text:p>Landgoederen Brummen</text:p>
          </table:table-cell>
          <table:table-cell table:number-columns-repeated="1001"/>
        </table:table-row>
        <table:table-row table:style-name="ro1">
          <table:table-cell office:value-type="float" office:value="3681">
            <text:p>3681</text:p>
          </table:table-cell>
          <table:table-cell office:value-type="string">
            <text:p>ODV</text:p>
          </table:table-cell>
          <table:table-cell office:value-type="string">
            <text:p>ODV9842</text:p>
          </table:table-cell>
          <table:table-cell office:value-type="string">
            <text:p>Epe</text:p>
          </table:table-cell>
          <table:table-cell office:value-type="string">
            <text:p>Kopermolenweg 4 8161RM Ep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96.55">
            <text:p>296,55</text:p>
          </table:table-cell>
          <table:table-cell office:value-type="float" office:value="553.8">
            <text:p>553,8</text:p>
          </table:table-cell>
          <table:table-cell office:value-type="float" office:value="6777">
            <text:p>6777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683">
            <text:p>3683</text:p>
          </table:table-cell>
          <table:table-cell office:value-type="string">
            <text:p>ODV</text:p>
          </table:table-cell>
          <table:table-cell office:value-type="string">
            <text:p>ODV9845</text:p>
          </table:table-cell>
          <table:table-cell office:value-type="string">
            <text:p>Epe</text:p>
          </table:table-cell>
          <table:table-cell office:value-type="string">
            <text:p>Pollenseveenweg 2 8166HT Em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53">
            <text:p>353</text:p>
          </table:table-cell>
          <table:table-cell office:value-type="float" office:value="3723.2">
            <text:p>3723,2</text:p>
          </table:table-cell>
          <table:table-cell office:value-type="float" office:value="32684">
            <text:p>32684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208">
            <text:p>208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696">
            <text:p>3696</text:p>
          </table:table-cell>
          <table:table-cell office:value-type="string">
            <text:p>ODV</text:p>
          </table:table-cell>
          <table:table-cell office:value-type="string">
            <text:p>ODV9931</text:p>
          </table:table-cell>
          <table:table-cell office:value-type="string">
            <text:p>Epe</text:p>
          </table:table-cell>
          <table:table-cell office:value-type="string">
            <text:p>Hertenkampsweg 1 8171PT Vaa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86.2">
            <text:p>386,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03">
            <text:p>3703</text:p>
          </table:table-cell>
          <table:table-cell office:value-type="string">
            <text:p>ODV</text:p>
          </table:table-cell>
          <table:table-cell office:value-type="string">
            <text:p>ODV9958</text:p>
          </table:table-cell>
          <table:table-cell office:value-type="string">
            <text:p>Epe</text:p>
          </table:table-cell>
          <table:table-cell office:value-type="string">
            <text:p>Heetkampsweg 6 8166GH Em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03.4">
            <text:p>303,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17">
            <text:p>3717</text:p>
          </table:table-cell>
          <table:table-cell office:value-type="string">
            <text:p>ODV</text:p>
          </table:table-cell>
          <table:table-cell office:value-type="string">
            <text:p>ODVL-000089</text:p>
          </table:table-cell>
          <table:table-cell office:value-type="string">
            <text:p>Ermelo</text:p>
          </table:table-cell>
          <table:table-cell office:value-type="string">
            <text:p>Eendenparkweg 25 3852LC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40">
            <text:p>1240</text:p>
          </table:table-cell>
          <table:table-cell office:value-type="float" office:value="12950">
            <text:p>12950</text:p>
          </table:table-cell>
          <table:table-cell office:value-type="float" office:value="53550">
            <text:p>53550</text:p>
          </table:table-cell>
          <table:table-cell table:number-columns-repeated="4"/>
          <table:table-cell office:value-type="float" office:value="350">
            <text:p>350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19">
            <text:p>3719</text:p>
          </table:table-cell>
          <table:table-cell office:value-type="string">
            <text:p>ODV</text:p>
          </table:table-cell>
          <table:table-cell office:value-type="string">
            <text:p>ODVL-000113</text:p>
          </table:table-cell>
          <table:table-cell office:value-type="string">
            <text:p>Ermelo</text:p>
          </table:table-cell>
          <table:table-cell office:value-type="string">
            <text:p>Haspel 129 3852LR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836">
            <text:p>3836</text:p>
          </table:table-cell>
          <table:table-cell office:value-type="float" office:value="8232">
            <text:p>8232</text:p>
          </table:table-cell>
          <table:table-cell office:value-type="float" office:value="1685600">
            <text:p>168560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ODV</text:p>
          </table:table-cell>
          <table:table-cell office:value-type="string">
            <text:p>ODVL-000296</text:p>
          </table:table-cell>
          <table:table-cell office:value-type="string">
            <text:p>Ermelo</text:p>
          </table:table-cell>
          <table:table-cell office:value-type="string">
            <text:p>Jhr. Dr. C.J. Sandbergweg 68 3852PV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17.8">
            <text:p>917,8</text:p>
          </table:table-cell>
          <table:table-cell office:value-type="float" office:value="0">
            <text:p>0</text:p>
          </table:table-cell>
          <table:table-cell office:value-type="float" office:value="12904">
            <text:p>12904</text:p>
          </table:table-cell>
          <table:table-cell table:number-columns-repeated="2"/>
          <table:table-cell office:value-type="float" office:value="148">
            <text:p>148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35">
            <text:p>3735</text:p>
          </table:table-cell>
          <table:table-cell office:value-type="string">
            <text:p>ODV</text:p>
          </table:table-cell>
          <table:table-cell office:value-type="string">
            <text:p>ODVL-000485</text:p>
          </table:table-cell>
          <table:table-cell office:value-type="string">
            <text:p>Ermelo</text:p>
          </table:table-cell>
          <table:table-cell office:value-type="string">
            <text:p>Jhr. Dr. C.J. Sandbergweg 40 3852PV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11.8">
            <text:p>311,8</text:p>
          </table:table-cell>
          <table:table-cell office:value-type="float" office:value="0">
            <text:p>0</text:p>
          </table:table-cell>
          <table:table-cell office:value-type="float" office:value="3154">
            <text:p>3154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36">
            <text:p>3736</text:p>
          </table:table-cell>
          <table:table-cell office:value-type="string">
            <text:p>ODV</text:p>
          </table:table-cell>
          <table:table-cell office:value-type="string">
            <text:p>ODVL-000501</text:p>
          </table:table-cell>
          <table:table-cell office:value-type="string">
            <text:p>Ermelo</text:p>
          </table:table-cell>
          <table:table-cell office:value-type="string">
            <text:p>Haspel 121 3852LR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569.72">
            <text:p>2569,72</text:p>
          </table:table-cell>
          <table:table-cell office:value-type="float" office:value="5763.38">
            <text:p>5763,38</text:p>
          </table:table-cell>
          <table:table-cell office:value-type="float" office:value="988008">
            <text:p>988008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43">
            <text:p>3743</text:p>
          </table:table-cell>
          <table:table-cell office:value-type="string">
            <text:p>ODV</text:p>
          </table:table-cell>
          <table:table-cell office:value-type="string">
            <text:p>ODVL-000642</text:p>
          </table:table-cell>
          <table:table-cell office:value-type="string">
            <text:p>Ermelo</text:p>
          </table:table-cell>
          <table:table-cell office:value-type="string">
            <text:p>Haspel 123 A 3852LR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503.68">
            <text:p>9503,68</text:p>
          </table:table-cell>
          <table:table-cell office:value-type="float" office:value="21662.8">
            <text:p>21662,8</text:p>
          </table:table-cell>
          <table:table-cell office:value-type="float" office:value="1201936">
            <text:p>1201936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ODV</text:p>
          </table:table-cell>
          <table:table-cell office:value-type="string">
            <text:p>ODVL-000800</text:p>
          </table:table-cell>
          <table:table-cell office:value-type="string">
            <text:p>Ermelo</text:p>
          </table:table-cell>
          <table:table-cell office:value-type="string">
            <text:p>Fazantlaan 14 3852AM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72.7">
            <text:p>272,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56">
            <text:p>3756</text:p>
          </table:table-cell>
          <table:table-cell office:value-type="string">
            <text:p>ODV</text:p>
          </table:table-cell>
          <table:table-cell office:value-type="string">
            <text:p>ODVL-000908</text:p>
          </table:table-cell>
          <table:table-cell office:value-type="string">
            <text:p>Ermelo</text:p>
          </table:table-cell>
          <table:table-cell office:value-type="string">
            <text:p>Allee 40 3852PM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262.8">
            <text:p>2262,8</text:p>
          </table:table-cell>
          <table:table-cell office:value-type="float" office:value="156">
            <text:p>156</text:p>
          </table:table-cell>
          <table:table-cell office:value-type="float" office:value="21576">
            <text:p>21576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58">
            <text:p>3758</text:p>
          </table:table-cell>
          <table:table-cell office:value-type="string">
            <text:p>ODV</text:p>
          </table:table-cell>
          <table:table-cell office:value-type="string">
            <text:p>ODVL-000964</text:p>
          </table:table-cell>
          <table:table-cell office:value-type="string">
            <text:p>Ermelo</text:p>
          </table:table-cell>
          <table:table-cell office:value-type="string">
            <text:p>Veenweg 185 3852PN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51.6">
            <text:p>651,6</text:p>
          </table:table-cell>
          <table:table-cell office:value-type="float" office:value="0">
            <text:p>0</text:p>
          </table:table-cell>
          <table:table-cell office:value-type="float" office:value="7128">
            <text:p>7128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68">
            <text:p>3768</text:p>
          </table:table-cell>
          <table:table-cell office:value-type="string">
            <text:p>ODV</text:p>
          </table:table-cell>
          <table:table-cell office:value-type="string">
            <text:p>ODVL-001303</text:p>
          </table:table-cell>
          <table:table-cell office:value-type="string">
            <text:p>Ermelo</text:p>
          </table:table-cell>
          <table:table-cell office:value-type="string">
            <text:p>Eendenparkweg 42 3852LK Ermelo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50">
            <text:p>1050</text:p>
          </table:table-cell>
          <table:table-cell office:value-type="float" office:value="2450">
            <text:p>2450</text:p>
          </table:table-cell>
          <table:table-cell office:value-type="float" office:value="420000">
            <text:p>42000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75">
            <text:p>3775</text:p>
          </table:table-cell>
          <table:table-cell office:value-type="string">
            <text:p>ODV</text:p>
          </table:table-cell>
          <table:table-cell office:value-type="string">
            <text:p>ODVL-001427</text:p>
          </table:table-cell>
          <table:table-cell office:value-type="string">
            <text:p>Nunspeet</text:p>
          </table:table-cell>
          <table:table-cell office:value-type="string">
            <text:p>Schotkampweg 179 8075RD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4.7">
            <text:p>114,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78">
            <text:p>3778</text:p>
          </table:table-cell>
          <table:table-cell office:value-type="string">
            <text:p>ODV</text:p>
          </table:table-cell>
          <table:table-cell office:value-type="string">
            <text:p>ODVL-001573</text:p>
          </table:table-cell>
          <table:table-cell office:value-type="string">
            <text:p>Nunspeet</text:p>
          </table:table-cell>
          <table:table-cell office:value-type="string">
            <text:p>Schapendrift 8 8075BA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3.4">
            <text:p>113,4</text:p>
          </table:table-cell>
          <table:table-cell office:value-type="float" office:value="1263.6">
            <text:p>1263,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62">
            <text:p>162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80">
            <text:p>3780</text:p>
          </table:table-cell>
          <table:table-cell office:value-type="string">
            <text:p>ODV</text:p>
          </table:table-cell>
          <table:table-cell office:value-type="string">
            <text:p>ODVL-001611</text:p>
          </table:table-cell>
          <table:table-cell office:value-type="string">
            <text:p>Nunspeet</text:p>
          </table:table-cell>
          <table:table-cell office:value-type="string">
            <text:p>Oudeweg 63 8077ST Hulshor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83.32">
            <text:p>483,32</text:p>
          </table:table-cell>
          <table:table-cell office:value-type="float" office:value="801.2">
            <text:p>801,2</text:p>
          </table:table-cell>
          <table:table-cell office:value-type="float" office:value="11396">
            <text:p>11396</text:p>
          </table:table-cell>
          <table:table-cell/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88">
            <text:p>3788</text:p>
          </table:table-cell>
          <table:table-cell office:value-type="string">
            <text:p>ODV</text:p>
          </table:table-cell>
          <table:table-cell office:value-type="string">
            <text:p>ODVL-001753</text:p>
          </table:table-cell>
          <table:table-cell office:value-type="string">
            <text:p>Nunspeet</text:p>
          </table:table-cell>
          <table:table-cell office:value-type="string">
            <text:p>Vuurkuilweg 23 8077RP Hulshor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1.6">
            <text:p>81,6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90">
            <text:p>3790</text:p>
          </table:table-cell>
          <table:table-cell office:value-type="string">
            <text:p>ODV</text:p>
          </table:table-cell>
          <table:table-cell office:value-type="string">
            <text:p>ODVL-001773</text:p>
          </table:table-cell>
          <table:table-cell office:value-type="string">
            <text:p>Nunspeet</text:p>
          </table:table-cell>
          <table:table-cell office:value-type="string">
            <text:p>Veenweg 37 8075PR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92">
            <text:p>1092</text:p>
          </table:table-cell>
          <table:table-cell office:value-type="float" office:value="11107.2">
            <text:p>11107,2</text:p>
          </table:table-cell>
          <table:table-cell office:value-type="float" office:value="10296">
            <text:p>10296</text:p>
          </table:table-cell>
          <table:table-cell table:number-columns-repeated="2"/>
          <table:table-cell office:value-type="float" office:value="312">
            <text:p>31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91">
            <text:p>3791</text:p>
          </table:table-cell>
          <table:table-cell office:value-type="string">
            <text:p>ODV</text:p>
          </table:table-cell>
          <table:table-cell office:value-type="string">
            <text:p>ODVL-001781</text:p>
          </table:table-cell>
          <table:table-cell office:value-type="string">
            <text:p>Nunspeet</text:p>
          </table:table-cell>
          <table:table-cell office:value-type="string">
            <text:p>Harderwijkerweg 229 8077RD Hulshor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1.5">
            <text:p>91,5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95">
            <text:p>3795</text:p>
          </table:table-cell>
          <table:table-cell office:value-type="string">
            <text:p>ODV</text:p>
          </table:table-cell>
          <table:table-cell office:value-type="string">
            <text:p>ODVL-001847</text:p>
          </table:table-cell>
          <table:table-cell office:value-type="string">
            <text:p>Nunspeet</text:p>
          </table:table-cell>
          <table:table-cell office:value-type="string">
            <text:p>Bosrand 69 8075BL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205">
            <text:p>2205</text:p>
          </table:table-cell>
          <table:table-cell office:value-type="float" office:value="22428">
            <text:p>22428</text:p>
          </table:table-cell>
          <table:table-cell office:value-type="float" office:value="20790">
            <text:p>20790</text:p>
          </table:table-cell>
          <table:table-cell table:number-columns-repeated="2"/>
          <table:table-cell office:value-type="float" office:value="630">
            <text:p>63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ODV</text:p>
          </table:table-cell>
          <table:table-cell office:value-type="string">
            <text:p>ODVL-001952</text:p>
          </table:table-cell>
          <table:table-cell office:value-type="string">
            <text:p>Nunspeet</text:p>
          </table:table-cell>
          <table:table-cell office:value-type="string">
            <text:p>Hooiweg 180 8075PZ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048.3">
            <text:p>4048,3</text:p>
          </table:table-cell>
          <table:table-cell office:value-type="float" office:value="39053.2">
            <text:p>39053,2</text:p>
          </table:table-cell>
          <table:table-cell office:value-type="float" office:value="52093">
            <text:p>52093</text:p>
          </table:table-cell>
          <table:table-cell table:number-columns-repeated="2"/>
          <table:table-cell office:value-type="float" office:value="1097">
            <text:p>109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ODV</text:p>
          </table:table-cell>
          <table:table-cell office:value-type="string">
            <text:p>ODVL-001954</text:p>
          </table:table-cell>
          <table:table-cell office:value-type="string">
            <text:p>Nunspeet</text:p>
          </table:table-cell>
          <table:table-cell office:value-type="string">
            <text:p>'t Frusselt 95 8076RG Vierhou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04">
            <text:p>3804</text:p>
          </table:table-cell>
          <table:table-cell office:value-type="string">
            <text:p>ODV</text:p>
          </table:table-cell>
          <table:table-cell office:value-type="string">
            <text:p>ODVL-002014</text:p>
          </table:table-cell>
          <table:table-cell office:value-type="string">
            <text:p>Nunspeet</text:p>
          </table:table-cell>
          <table:table-cell office:value-type="string">
            <text:p>Stakenbergweg 153 8075PW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10.5">
            <text:p>710,5</text:p>
          </table:table-cell>
          <table:table-cell office:value-type="float" office:value="7226.8">
            <text:p>7226,8</text:p>
          </table:table-cell>
          <table:table-cell office:value-type="float" office:value="6699">
            <text:p>6699</text:p>
          </table:table-cell>
          <table:table-cell table:number-columns-repeated="2"/>
          <table:table-cell office:value-type="float" office:value="203">
            <text:p>20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06">
            <text:p>3806</text:p>
          </table:table-cell>
          <table:table-cell office:value-type="string">
            <text:p>ODV</text:p>
          </table:table-cell>
          <table:table-cell office:value-type="string">
            <text:p>ODVL-002062</text:p>
          </table:table-cell>
          <table:table-cell office:value-type="string">
            <text:p>Nunspeet</text:p>
          </table:table-cell>
          <table:table-cell office:value-type="string">
            <text:p>Veenweg 55 8075PR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68.6">
            <text:p>468,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ODV</text:p>
          </table:table-cell>
          <table:table-cell office:value-type="string">
            <text:p>ODVL-002095</text:p>
          </table:table-cell>
          <table:table-cell office:value-type="string">
            <text:p>Nunspeet</text:p>
          </table:table-cell>
          <table:table-cell office:value-type="string">
            <text:p>Bergweg 140 8075PX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72.7">
            <text:p>1472,7</text:p>
          </table:table-cell>
          <table:table-cell office:value-type="float" office:value="11854.8">
            <text:p>11854,8</text:p>
          </table:table-cell>
          <table:table-cell office:value-type="float" office:value="14913">
            <text:p>14913</text:p>
          </table:table-cell>
          <table:table-cell table:number-columns-repeated="2"/>
          <table:table-cell office:value-type="float" office:value="391">
            <text:p>39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14">
            <text:p>3814</text:p>
          </table:table-cell>
          <table:table-cell office:value-type="string">
            <text:p>ODV</text:p>
          </table:table-cell>
          <table:table-cell office:value-type="string">
            <text:p>ODVL-002173</text:p>
          </table:table-cell>
          <table:table-cell office:value-type="string">
            <text:p>Nunspeet</text:p>
          </table:table-cell>
          <table:table-cell office:value-type="string">
            <text:p>Kempersweg 51 8075PT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016">
            <text:p>2016</text:p>
          </table:table-cell>
          <table:table-cell office:value-type="float" office:value="20505.6">
            <text:p>20505,6</text:p>
          </table:table-cell>
          <table:table-cell office:value-type="float" office:value="19008">
            <text:p>19008</text:p>
          </table:table-cell>
          <table:table-cell table:number-columns-repeated="2"/>
          <table:table-cell office:value-type="float" office:value="576">
            <text:p>57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21">
            <text:p>3821</text:p>
          </table:table-cell>
          <table:table-cell office:value-type="string">
            <text:p>ODV</text:p>
          </table:table-cell>
          <table:table-cell office:value-type="string">
            <text:p>ODVL-002330</text:p>
          </table:table-cell>
          <table:table-cell office:value-type="string">
            <text:p>Nunspeet</text:p>
          </table:table-cell>
          <table:table-cell office:value-type="string">
            <text:p>Harderwijkerweg 554 8077RM Hulshor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362.9">
            <text:p>1362,9</text:p>
          </table:table-cell>
          <table:table-cell office:value-type="float" office:value="106.8">
            <text:p>106,8</text:p>
          </table:table-cell>
          <table:table-cell office:value-type="float" office:value="14637">
            <text:p>14637</text:p>
          </table:table-cell>
          <table:table-cell table:number-columns-repeated="2"/>
          <table:table-cell office:value-type="float" office:value="154">
            <text:p>15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ODV</text:p>
          </table:table-cell>
          <table:table-cell office:value-type="string">
            <text:p>ODVL-002337</text:p>
          </table:table-cell>
          <table:table-cell office:value-type="string">
            <text:p>Nunspeet</text:p>
          </table:table-cell>
          <table:table-cell office:value-type="string">
            <text:p>Plaggeweg 40 a 8076PM Vierhout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4.2">
            <text:p>44,2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28">
            <text:p>3828</text:p>
          </table:table-cell>
          <table:table-cell office:value-type="string">
            <text:p>ODV</text:p>
          </table:table-cell>
          <table:table-cell office:value-type="string">
            <text:p>ODVL-002419</text:p>
          </table:table-cell>
          <table:table-cell office:value-type="string">
            <text:p>Nunspeet</text:p>
          </table:table-cell>
          <table:table-cell office:value-type="string">
            <text:p>Bosrand 109 8075BL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3894">
            <text:p>3894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30">
            <text:p>3830</text:p>
          </table:table-cell>
          <table:table-cell office:value-type="string">
            <text:p>ODV</text:p>
          </table:table-cell>
          <table:table-cell office:value-type="string">
            <text:p>ODVL-002428</text:p>
          </table:table-cell>
          <table:table-cell office:value-type="string">
            <text:p>Nunspeet</text:p>
          </table:table-cell>
          <table:table-cell office:value-type="string">
            <text:p>Stakenbergweg 46 8075RA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07.8">
            <text:p>1607,8</text:p>
          </table:table-cell>
          <table:table-cell office:value-type="float" office:value="16162.4">
            <text:p>16162,4</text:p>
          </table:table-cell>
          <table:table-cell office:value-type="float" office:value="14982">
            <text:p>14982</text:p>
          </table:table-cell>
          <table:table-cell table:number-columns-repeated="2"/>
          <table:table-cell office:value-type="float" office:value="454">
            <text:p>454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34">
            <text:p>3834</text:p>
          </table:table-cell>
          <table:table-cell office:value-type="string">
            <text:p>ODV</text:p>
          </table:table-cell>
          <table:table-cell office:value-type="string">
            <text:p>ODVL-002453</text:p>
          </table:table-cell>
          <table:table-cell office:value-type="string">
            <text:p>Nunspeet</text:p>
          </table:table-cell>
          <table:table-cell office:value-type="string">
            <text:p>BelvÃ©dÃ¨relaan 24 8072DG Nun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35">
            <text:p>3835</text:p>
          </table:table-cell>
          <table:table-cell office:value-type="string">
            <text:p>ODV</text:p>
          </table:table-cell>
          <table:table-cell office:value-type="string">
            <text:p>ODVL-002465</text:p>
          </table:table-cell>
          <table:table-cell office:value-type="string">
            <text:p>Nunspeet</text:p>
          </table:table-cell>
          <table:table-cell office:value-type="string">
            <text:p>Stakenbergweg 50 8075RA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785">
            <text:p>1785</text:p>
          </table:table-cell>
          <table:table-cell office:value-type="float" office:value="18156">
            <text:p>18156</text:p>
          </table:table-cell>
          <table:table-cell office:value-type="float" office:value="16830">
            <text:p>16830</text:p>
          </table:table-cell>
          <table:table-cell table:number-columns-repeated="2"/>
          <table:table-cell office:value-type="float" office:value="510">
            <text:p>51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39">
            <text:p>3839</text:p>
          </table:table-cell>
          <table:table-cell office:value-type="string">
            <text:p>ODV</text:p>
          </table:table-cell>
          <table:table-cell office:value-type="string">
            <text:p>ODVL-002538</text:p>
          </table:table-cell>
          <table:table-cell office:value-type="string">
            <text:p>Nunspeet</text:p>
          </table:table-cell>
          <table:table-cell office:value-type="string">
            <text:p>Oosteinderweg 114 8072PD Nun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87.9">
            <text:p>1087,9</text:p>
          </table:table-cell>
          <table:table-cell office:value-type="float" office:value="4485">
            <text:p>4485</text:p>
          </table:table-cell>
          <table:table-cell office:value-type="float" office:value="33271">
            <text:p>33271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195">
            <text:p>19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41">
            <text:p>3841</text:p>
          </table:table-cell>
          <table:table-cell office:value-type="string">
            <text:p>ODV</text:p>
          </table:table-cell>
          <table:table-cell office:value-type="string">
            <text:p>ODVL-002588</text:p>
          </table:table-cell>
          <table:table-cell office:value-type="string">
            <text:p>Nunspeet</text:p>
          </table:table-cell>
          <table:table-cell office:value-type="string">
            <text:p>Stakenbergweg 106 8075RB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84.9">
            <text:p>1484,9</text:p>
          </table:table-cell>
          <table:table-cell office:value-type="float" office:value="26472.2">
            <text:p>26472,2</text:p>
          </table:table-cell>
          <table:table-cell office:value-type="float" office:value="31159">
            <text:p>31159</text:p>
          </table:table-cell>
          <table:table-cell table:number-columns-repeated="2"/>
          <table:table-cell office:value-type="float" office:value="1033">
            <text:p>103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ODV</text:p>
          </table:table-cell>
          <table:table-cell office:value-type="string">
            <text:p>ODVL-002638</text:p>
          </table:table-cell>
          <table:table-cell office:value-type="string">
            <text:p>Nunspeet</text:p>
          </table:table-cell>
          <table:table-cell office:value-type="string">
            <text:p>Stakenbergweg 88 a 8075RB Elspeet</text:p>
          </table:table-cell>
          <table:table-cell office:value-type="string">
            <text:p>Geen plich</text:p>
          </table:table-cell>
          <table:table-cell office:value-type="string">
            <text:p>Nee</text:p>
          </table:table-cell>
          <table:table-cell/>
          <table:table-cell office:value-type="float" office:value="138.6">
            <text:p>138,6</text:p>
          </table:table-cell>
          <table:table-cell office:value-type="float" office:value="3137.4">
            <text:p>3137,4</text:p>
          </table:table-cell>
          <table:table-cell office:value-type="float" office:value="2772">
            <text:p>2772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48">
            <text:p>3848</text:p>
          </table:table-cell>
          <table:table-cell office:value-type="string">
            <text:p>ODV</text:p>
          </table:table-cell>
          <table:table-cell office:value-type="string">
            <text:p>ODVL-002672</text:p>
          </table:table-cell>
          <table:table-cell office:value-type="string">
            <text:p>Nunspeet</text:p>
          </table:table-cell>
          <table:table-cell office:value-type="string">
            <text:p>Schotweg 38 8077SV Hulshors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799">
            <text:p>1799</text:p>
          </table:table-cell>
          <table:table-cell office:value-type="float" office:value="18298.4">
            <text:p>18298,4</text:p>
          </table:table-cell>
          <table:table-cell office:value-type="float" office:value="16962">
            <text:p>16962</text:p>
          </table:table-cell>
          <table:table-cell table:number-columns-repeated="2"/>
          <table:table-cell office:value-type="float" office:value="514">
            <text:p>51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ODV</text:p>
          </table:table-cell>
          <table:table-cell office:value-type="string">
            <text:p>ODVL-002838</text:p>
          </table:table-cell>
          <table:table-cell office:value-type="string">
            <text:p>Nunspeet</text:p>
          </table:table-cell>
          <table:table-cell office:value-type="string">
            <text:p>Stakenbergweg 163 8075PW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9.2">
            <text:p>79,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55">
            <text:p>3855</text:p>
          </table:table-cell>
          <table:table-cell office:value-type="string">
            <text:p>ODV</text:p>
          </table:table-cell>
          <table:table-cell office:value-type="string">
            <text:p>ODVL-002841</text:p>
          </table:table-cell>
          <table:table-cell office:value-type="string">
            <text:p>Nunspeet</text:p>
          </table:table-cell>
          <table:table-cell office:value-type="string">
            <text:p>Veenweg 160 8075PS Elspee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690">
            <text:p>690</text:p>
          </table:table-cell>
          <table:table-cell office:value-type="float" office:value="4699.2">
            <text:p>4699,2</text:p>
          </table:table-cell>
          <table:table-cell office:value-type="float" office:value="7596">
            <text:p>7596</text:p>
          </table:table-cell>
          <table:table-cell table:number-columns-repeated="2"/>
          <table:table-cell office:value-type="float" office:value="172">
            <text:p>17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69">
            <text:p>3869</text:p>
          </table:table-cell>
          <table:table-cell office:value-type="string">
            <text:p>ODV</text:p>
          </table:table-cell>
          <table:table-cell office:value-type="string">
            <text:p>ODVL-003102</text:p>
          </table:table-cell>
          <table:table-cell office:value-type="string">
            <text:p>Elburg</text:p>
          </table:table-cell>
          <table:table-cell office:value-type="string">
            <text:p>Bovenweg 28 8084PW 't Har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36.3">
            <text:p>536,3</text:p>
          </table:table-cell>
          <table:table-cell office:value-type="float" office:value="0">
            <text:p>0</text:p>
          </table:table-cell>
          <table:table-cell office:value-type="float" office:value="7238">
            <text:p>7238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880">
            <text:p>3880</text:p>
          </table:table-cell>
          <table:table-cell office:value-type="string">
            <text:p>ODV</text:p>
          </table:table-cell>
          <table:table-cell office:value-type="string">
            <text:p>ODVL-003195</text:p>
          </table:table-cell>
          <table:table-cell office:value-type="string">
            <text:p>Elburg</text:p>
          </table:table-cell>
          <table:table-cell office:value-type="string">
            <text:p>Verlengde Vaarbekerweg 1 8084PV 't Har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99.5">
            <text:p>799,5</text:p>
          </table:table-cell>
          <table:table-cell office:value-type="float" office:value="2900.4">
            <text:p>2900,4</text:p>
          </table:table-cell>
          <table:table-cell office:value-type="float" office:value="18835">
            <text:p>18835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98">
            <text:p>98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06">
            <text:p>3906</text:p>
          </table:table-cell>
          <table:table-cell office:value-type="string">
            <text:p>ODV</text:p>
          </table:table-cell>
          <table:table-cell office:value-type="string">
            <text:p>ODVL-003655</text:p>
          </table:table-cell>
          <table:table-cell office:value-type="string">
            <text:p>Elburg</text:p>
          </table:table-cell>
          <table:table-cell office:value-type="string">
            <text:p>Bovenweg 45 8085SE Doornsp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547">
            <text:p>1547</text:p>
          </table:table-cell>
          <table:table-cell office:value-type="float" office:value="15735.2">
            <text:p>15735,2</text:p>
          </table:table-cell>
          <table:table-cell office:value-type="float" office:value="14586">
            <text:p>14586</text:p>
          </table:table-cell>
          <table:table-cell table:number-columns-repeated="2"/>
          <table:table-cell office:value-type="float" office:value="442">
            <text:p>44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27">
            <text:p>3927</text:p>
          </table:table-cell>
          <table:table-cell office:value-type="string">
            <text:p>ODV</text:p>
          </table:table-cell>
          <table:table-cell office:value-type="string">
            <text:p>ODVL-003920</text:p>
          </table:table-cell>
          <table:table-cell office:value-type="string">
            <text:p>Elburg</text:p>
          </table:table-cell>
          <table:table-cell office:value-type="string">
            <text:p>Kuijlmansweg 2 8085RX Doornsp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17.9">
            <text:p>417,9</text:p>
          </table:table-cell>
          <table:table-cell office:value-type="float" office:value="1402">
            <text:p>1402</text:p>
          </table:table-cell>
          <table:table-cell office:value-type="float" office:value="8066">
            <text:p>8066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47">
            <text:p>3947</text:p>
          </table:table-cell>
          <table:table-cell office:value-type="string">
            <text:p>ODV</text:p>
          </table:table-cell>
          <table:table-cell office:value-type="string">
            <text:p>ODVL-005950</text:p>
          </table:table-cell>
          <table:table-cell office:value-type="string">
            <text:p>Harderwijk</text:p>
          </table:table-cell>
          <table:table-cell office:value-type="string">
            <text:p>Parallelweg 19 3849MJ Hier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706">
            <text:p>3706</text:p>
          </table:table-cell>
          <table:table-cell office:value-type="float" office:value="20801.6">
            <text:p>20801,6</text:p>
          </table:table-cell>
          <table:table-cell office:value-type="float" office:value="695788">
            <text:p>695788</text:p>
          </table:table-cell>
          <table:table-cell table:number-columns-repeated="2"/>
          <table:table-cell office:value-type="float" office:value="236">
            <text:p>236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ODV</text:p>
          </table:table-cell>
          <table:table-cell office:value-type="string">
            <text:p>ODVL-006024</text:p>
          </table:table-cell>
          <table:table-cell office:value-type="string">
            <text:p>Harderwijk</text:p>
          </table:table-cell>
          <table:table-cell office:value-type="string">
            <text:p>Parallelweg 12 3849MJ Hier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152.06">
            <text:p>3152,06</text:p>
          </table:table-cell>
          <table:table-cell office:value-type="float" office:value="9720.6">
            <text:p>9720,6</text:p>
          </table:table-cell>
          <table:table-cell office:value-type="float" office:value="1787300">
            <text:p>1787300</text:p>
          </table:table-cell>
          <table:table-cell/>
          <table:table-cell office:value-type="float" office:value="13400">
            <text:p>13400</text:p>
          </table:table-cell>
          <table:table-cell table:number-columns-repeated="3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56">
            <text:p>3956</text:p>
          </table:table-cell>
          <table:table-cell office:value-type="string">
            <text:p>ODV</text:p>
          </table:table-cell>
          <table:table-cell office:value-type="string">
            <text:p>ODVL-007108</text:p>
          </table:table-cell>
          <table:table-cell office:value-type="string">
            <text:p>Harderwijk</text:p>
          </table:table-cell>
          <table:table-cell office:value-type="string">
            <text:p>Parallelweg 20 3849MK Hierd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5363.19">
            <text:p>5363,19</text:p>
          </table:table-cell>
          <table:table-cell office:value-type="float" office:value="12514.11">
            <text:p>12514,11</text:p>
          </table:table-cell>
          <table:table-cell office:value-type="float" office:value="2145276">
            <text:p>2145276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59">
            <text:p>3959</text:p>
          </table:table-cell>
          <table:table-cell office:value-type="string">
            <text:p>ODV</text:p>
          </table:table-cell>
          <table:table-cell office:value-type="string">
            <text:p>ODVL-007232</text:p>
          </table:table-cell>
          <table:table-cell office:value-type="string">
            <text:p>Hattem</text:p>
          </table:table-cell>
          <table:table-cell office:value-type="string">
            <text:p>Hoenwaardseweg 35 8051SH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404.6">
            <text:p>404,6</text:p>
          </table:table-cell>
          <table:table-cell office:value-type="float" office:value="0">
            <text:p>0</text:p>
          </table:table-cell>
          <table:table-cell office:value-type="float" office:value="2702">
            <text:p>270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960">
            <text:p>3960</text:p>
          </table:table-cell>
          <table:table-cell office:value-type="string">
            <text:p>ODV</text:p>
          </table:table-cell>
          <table:table-cell office:value-type="string">
            <text:p>ODVL-007240</text:p>
          </table:table-cell>
          <table:table-cell office:value-type="string">
            <text:p>Hattem</text:p>
          </table:table-cell>
          <table:table-cell office:value-type="string">
            <text:p>Molecaten 3 8051PN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3.1">
            <text:p>163,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63">
            <text:p>3963</text:p>
          </table:table-cell>
          <table:table-cell office:value-type="string">
            <text:p>ODV</text:p>
          </table:table-cell>
          <table:table-cell office:value-type="string">
            <text:p>ODVL-007279</text:p>
          </table:table-cell>
          <table:table-cell office:value-type="string">
            <text:p>Heerde</text:p>
          </table:table-cell>
          <table:table-cell office:value-type="string">
            <text:p>IJsseldijk 1 8194LA Vee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0.5">
            <text:p>140,5</text:p>
          </table:table-cell>
          <table:table-cell office:value-type="float" office:value="390">
            <text:p>390</text:p>
          </table:table-cell>
          <table:table-cell office:value-type="float" office:value="1670">
            <text:p>1670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964">
            <text:p>3964</text:p>
          </table:table-cell>
          <table:table-cell office:value-type="string">
            <text:p>ODV</text:p>
          </table:table-cell>
          <table:table-cell office:value-type="string">
            <text:p>ODVL-007288</text:p>
          </table:table-cell>
          <table:table-cell office:value-type="string">
            <text:p>Heerde</text:p>
          </table:table-cell>
          <table:table-cell office:value-type="string">
            <text:p>Werverdijk 32 a 8191NL Wapenveld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20">
            <text:p>1020</text:p>
          </table:table-cell>
          <table:table-cell office:value-type="float" office:value="10532.5">
            <text:p>10532,5</text:p>
          </table:table-cell>
          <table:table-cell office:value-type="float" office:value="10750">
            <text:p>10750</text:p>
          </table:table-cell>
          <table:table-cell office:value-type="float" office:value="625">
            <text:p>625</text:p>
          </table:table-cell>
          <table:table-cell table:number-columns-repeated="7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966">
            <text:p>3966</text:p>
          </table:table-cell>
          <table:table-cell office:value-type="string">
            <text:p>ODV</text:p>
          </table:table-cell>
          <table:table-cell office:value-type="string">
            <text:p>ODVL-007294</text:p>
          </table:table-cell>
          <table:table-cell office:value-type="string">
            <text:p>Heerde</text:p>
          </table:table-cell>
          <table:table-cell office:value-type="string">
            <text:p>Sprengenweg 6 8181NN Heerde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4.7">
            <text:p>144,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73">
            <text:p>3973</text:p>
          </table:table-cell>
          <table:table-cell office:value-type="string">
            <text:p>ODV</text:p>
          </table:table-cell>
          <table:table-cell office:value-type="string">
            <text:p>ODVL-007323</text:p>
          </table:table-cell>
          <table:table-cell office:value-type="string">
            <text:p>Heerde</text:p>
          </table:table-cell>
          <table:table-cell office:value-type="string">
            <text:p>de Doornbos 1 8191NJ Wapenveld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977">
            <text:p>3977</text:p>
          </table:table-cell>
          <table:table-cell office:value-type="string">
            <text:p>ODV</text:p>
          </table:table-cell>
          <table:table-cell office:value-type="string">
            <text:p>ODVL-007341</text:p>
          </table:table-cell>
          <table:table-cell office:value-type="string">
            <text:p>Heerde</text:p>
          </table:table-cell>
          <table:table-cell office:value-type="string">
            <text:p>de Belt 3 8191NV Wapenveld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98.9">
            <text:p>1698,9</text:p>
          </table:table-cell>
          <table:table-cell office:value-type="float" office:value="8257">
            <text:p>8257</text:p>
          </table:table-cell>
          <table:table-cell office:value-type="float" office:value="57987">
            <text:p>57987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359">
            <text:p>359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978">
            <text:p>3978</text:p>
          </table:table-cell>
          <table:table-cell office:value-type="string">
            <text:p>ODV</text:p>
          </table:table-cell>
          <table:table-cell office:value-type="string">
            <text:p>ODVL-007342</text:p>
          </table:table-cell>
          <table:table-cell office:value-type="string">
            <text:p>Heerde</text:p>
          </table:table-cell>
          <table:table-cell office:value-type="string">
            <text:p>het Oever 3 8191NN Wapenveld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60.1">
            <text:p>160,1</text:p>
          </table:table-cell>
          <table:table-cell office:value-type="float" office:value="1271.6">
            <text:p>1271,6</text:p>
          </table:table-cell>
          <table:table-cell office:value-type="float" office:value="608">
            <text:p>608</text:p>
          </table:table-cell>
          <table:table-cell office:value-type="float" office:value="22">
            <text:p>22</text:p>
          </table:table-cell>
          <table:table-cell/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3996">
            <text:p>3996</text:p>
          </table:table-cell>
          <table:table-cell office:value-type="string">
            <text:p>ODV</text:p>
          </table:table-cell>
          <table:table-cell office:value-type="string">
            <text:p>ODVL-007400</text:p>
          </table:table-cell>
          <table:table-cell office:value-type="string">
            <text:p>Oldebroek</text:p>
          </table:table-cell>
          <table:table-cell office:value-type="string">
            <text:p>Broekeroordsweg 5 8095RM 't Loo Olde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19.025">
            <text:p>1419,025</text:p>
          </table:table-cell>
          <table:table-cell office:value-type="float" office:value="15105.75">
            <text:p>15105,75</text:p>
          </table:table-cell>
          <table:table-cell office:value-type="float" office:value="987050">
            <text:p>987050</text:p>
          </table:table-cell>
          <table:table-cell/>
          <table:table-cell office:value-type="float" office:value="45775">
            <text:p>45775</text:p>
          </table:table-cell>
          <table:table-cell table:number-columns-repeated="6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ODV</text:p>
          </table:table-cell>
          <table:table-cell office:value-type="string">
            <text:p>ODVL-007411</text:p>
          </table:table-cell>
          <table:table-cell office:value-type="string">
            <text:p>Oldebroek</text:p>
          </table:table-cell>
          <table:table-cell office:value-type="string">
            <text:p>Ottenweg 49 8096PV Olde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2.3">
            <text:p>52,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005">
            <text:p>4005</text:p>
          </table:table-cell>
          <table:table-cell office:value-type="string">
            <text:p>ODV</text:p>
          </table:table-cell>
          <table:table-cell office:value-type="string">
            <text:p>ODVL-007443</text:p>
          </table:table-cell>
          <table:table-cell office:value-type="string">
            <text:p>Oldebroek</text:p>
          </table:table-cell>
          <table:table-cell office:value-type="string">
            <text:p>Bovendwarsweg 102 8096PS Olde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02.95">
            <text:p>1202,95</text:p>
          </table:table-cell>
          <table:table-cell office:value-type="float" office:value="14791.8">
            <text:p>14791,8</text:p>
          </table:table-cell>
          <table:table-cell office:value-type="float" office:value="144501">
            <text:p>144501</text:p>
          </table:table-cell>
          <table:table-cell table:number-columns-repeated="4"/>
          <table:table-cell office:value-type="float" office:value="1592">
            <text:p>1592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018">
            <text:p>4018</text:p>
          </table:table-cell>
          <table:table-cell office:value-type="string">
            <text:p>ODV</text:p>
          </table:table-cell>
          <table:table-cell office:value-type="string">
            <text:p>ODVL-008022</text:p>
          </table:table-cell>
          <table:table-cell office:value-type="string">
            <text:p>Oldebroek</text:p>
          </table:table-cell>
          <table:table-cell office:value-type="string">
            <text:p>Mulligenweg 13 8096RB Olde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1.3">
            <text:p>51,3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034">
            <text:p>4034</text:p>
          </table:table-cell>
          <table:table-cell office:value-type="string">
            <text:p>ODV</text:p>
          </table:table-cell>
          <table:table-cell office:value-type="string">
            <text:p>ODVL-008417</text:p>
          </table:table-cell>
          <table:table-cell office:value-type="string">
            <text:p>Oldebroek</text:p>
          </table:table-cell>
          <table:table-cell office:value-type="string">
            <text:p>Bovendwarsweg 82 8096PS Oldebroe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9.9">
            <text:p>109,9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string">
            <text:p>Veluwe</text:p>
          </table:table-cell>
          <table:table-cell table:number-columns-repeated="1001"/>
        </table:table-row>
        <table:table-row table:style-name="ro1">
          <table:table-cell office:value-type="float" office:value="4403">
            <text:p>4403</text:p>
          </table:table-cell>
          <table:table-cell office:value-type="string">
            <text:p>ODR</text:p>
          </table:table-cell>
          <table:table-cell office:value-type="string">
            <text:p>ODR10779</text:p>
          </table:table-cell>
          <table:table-cell office:value-type="string">
            <text:p>Neder-Betuwe</text:p>
          </table:table-cell>
          <table:table-cell office:value-type="string">
            <text:p>Koningsstraat 7 a 4043JA Opheus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483">
            <text:p>4483</text:p>
          </table:table-cell>
          <table:table-cell office:value-type="string">
            <text:p>ODR</text:p>
          </table:table-cell>
          <table:table-cell office:value-type="string">
            <text:p>ODR5059</text:p>
          </table:table-cell>
          <table:table-cell office:value-type="string">
            <text:p>West Betuwe</text:p>
          </table:table-cell>
          <table:table-cell office:value-type="string">
            <text:p>Acquoyseweg 80 4151MN Acquoy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ODRA</text:p>
          </table:table-cell>
          <table:table-cell office:value-type="string">
            <text:p>ODRA19332</text:p>
          </table:table-cell>
          <table:table-cell office:value-type="string">
            <text:p>Duiven</text:p>
          </table:table-cell>
          <table:table-cell office:value-type="string">
            <text:p>Loostraat 60 6924AH Loo Gld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604.2">
            <text:p>2604,2</text:p>
          </table:table-cell>
          <table:table-cell office:value-type="float" office:value="17072.2">
            <text:p>17072,2</text:p>
          </table:table-cell>
          <table:table-cell office:value-type="float" office:value="111712">
            <text:p>111712</text:p>
          </table:table-cell>
          <table:table-cell table:number-columns-repeated="4"/>
          <table:table-cell office:value-type="float" office:value="726">
            <text:p>726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537">
            <text:p>4537</text:p>
          </table:table-cell>
          <table:table-cell office:value-type="string">
            <text:p>ODRA</text:p>
          </table:table-cell>
          <table:table-cell office:value-type="string">
            <text:p>ODRA3616</text:p>
          </table:table-cell>
          <table:table-cell office:value-type="string">
            <text:p>Duiven</text:p>
          </table:table-cell>
          <table:table-cell office:value-type="string">
            <text:p>Rijnstrangenweg 11 6923SL Groess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53.28">
            <text:p>1253,28</text:p>
          </table:table-cell>
          <table:table-cell office:value-type="float" office:value="6380.7">
            <text:p>6380,7</text:p>
          </table:table-cell>
          <table:table-cell office:value-type="float" office:value="59439">
            <text:p>59439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office:value-type="float" office:value="568">
            <text:p>568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588">
            <text:p>4588</text:p>
          </table:table-cell>
          <table:table-cell office:value-type="string">
            <text:p>ODV</text:p>
          </table:table-cell>
          <table:table-cell office:value-type="string">
            <text:p>ODVL-007252</text:p>
          </table:table-cell>
          <table:table-cell office:value-type="string">
            <text:p>Hattem</text:p>
          </table:table-cell>
          <table:table-cell office:value-type="string">
            <text:p>Ierstweg 2 8051SP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314.21">
            <text:p>2314,21</text:p>
          </table:table-cell>
          <table:table-cell office:value-type="float" office:value="27921.9">
            <text:p>27921,9</text:p>
          </table:table-cell>
          <table:table-cell office:value-type="float" office:value="217325">
            <text:p>217325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office:value-type="float" office:value="2315">
            <text:p>231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617">
            <text:p>4617</text:p>
          </table:table-cell>
          <table:table-cell office:value-type="string">
            <text:p>ODV</text:p>
          </table:table-cell>
          <table:table-cell office:value-type="string">
            <text:p>ODVL-007545</text:p>
          </table:table-cell>
          <table:table-cell office:value-type="string">
            <text:p>Hattem</text:p>
          </table:table-cell>
          <table:table-cell office:value-type="string">
            <text:p>Geldersedijk 22 8051SG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622">
            <text:p>4622</text:p>
          </table:table-cell>
          <table:table-cell office:value-type="string">
            <text:p>ODV</text:p>
          </table:table-cell>
          <table:table-cell office:value-type="string">
            <text:p>ODVL-007551</text:p>
          </table:table-cell>
          <table:table-cell office:value-type="string">
            <text:p>Hattem</text:p>
          </table:table-cell>
          <table:table-cell office:value-type="string">
            <text:p>Geldersedijk 59 8051SC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 table:number-columns-repeated="2"/>
          <table:table-cell office:value-type="float" office:value="55">
            <text:p>5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624">
            <text:p>4624</text:p>
          </table:table-cell>
          <table:table-cell office:value-type="string">
            <text:p>ODV</text:p>
          </table:table-cell>
          <table:table-cell office:value-type="string">
            <text:p>ODVL-007553</text:p>
          </table:table-cell>
          <table:table-cell office:value-type="string">
            <text:p>Hattem</text:p>
          </table:table-cell>
          <table:table-cell office:value-type="string">
            <text:p>Geldersedijk 85 8051SC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68.55">
            <text:p>968,55</text:p>
          </table:table-cell>
          <table:table-cell office:value-type="float" office:value="1174.3">
            <text:p>1174,3</text:p>
          </table:table-cell>
          <table:table-cell office:value-type="float" office:value="19985">
            <text:p>19985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627">
            <text:p>4627</text:p>
          </table:table-cell>
          <table:table-cell office:value-type="string">
            <text:p>ODV</text:p>
          </table:table-cell>
          <table:table-cell office:value-type="string">
            <text:p>ODVL-007558</text:p>
          </table:table-cell>
          <table:table-cell office:value-type="string">
            <text:p>Hattem</text:p>
          </table:table-cell>
          <table:table-cell office:value-type="string">
            <text:p>Geldersedijk 79 8051SC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52.8">
            <text:p>752,8</text:p>
          </table:table-cell>
          <table:table-cell office:value-type="float" office:value="0">
            <text:p>0</text:p>
          </table:table-cell>
          <table:table-cell office:value-type="float" office:value="7234">
            <text:p>7234</text:p>
          </table:table-cell>
          <table:table-cell table:number-columns-repeated="2"/>
          <table:table-cell office:value-type="float" office:value="83">
            <text:p>8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632">
            <text:p>4632</text:p>
          </table:table-cell>
          <table:table-cell office:value-type="string">
            <text:p>ODV</text:p>
          </table:table-cell>
          <table:table-cell office:value-type="string">
            <text:p>ODVL-007564</text:p>
          </table:table-cell>
          <table:table-cell office:value-type="string">
            <text:p>Hattem</text:p>
          </table:table-cell>
          <table:table-cell office:value-type="string">
            <text:p>Geldersedijk 87 8051SE Hatt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726.8">
            <text:p>1726,8</text:p>
          </table:table-cell>
          <table:table-cell office:value-type="float" office:value="0">
            <text:p>0</text:p>
          </table:table-cell>
          <table:table-cell office:value-type="float" office:value="16680">
            <text:p>1668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4869">
            <text:p>4869</text:p>
          </table:table-cell>
          <table:table-cell office:value-type="string">
            <text:p>ODA</text:p>
          </table:table-cell>
          <table:table-cell office:value-type="string">
            <text:p>ODA2015E1956</text:p>
          </table:table-cell>
          <table:table-cell office:value-type="string">
            <text:p>Lochem</text:p>
          </table:table-cell>
          <table:table-cell office:value-type="string">
            <text:p>Maandagsdijk 3 7244NR Barche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489.1">
            <text:p>1489,1</text:p>
          </table:table-cell>
          <table:table-cell office:value-type="float" office:value="9790">
            <text:p>9790</text:p>
          </table:table-cell>
          <table:table-cell office:value-type="float" office:value="20653">
            <text:p>20653</text:p>
          </table:table-cell>
          <table:table-cell table:number-columns-repeated="2"/>
          <table:table-cell office:value-type="float" office:value="363">
            <text:p>363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string">
            <text:p>Stelkampsveld</text:p>
          </table:table-cell>
          <table:table-cell table:number-columns-repeated="1001"/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ODR</text:p>
          </table:table-cell>
          <table:table-cell office:value-type="string">
            <text:p>ODR10119</text:p>
          </table:table-cell>
          <table:table-cell office:value-type="string">
            <text:p>Neder-Betuwe</text:p>
          </table:table-cell>
          <table:table-cell office:value-type="string">
            <text:p>Zondagsestraatje 2 4053JG IJzendoor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55">
            <text:p>15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ODR</text:p>
          </table:table-cell>
          <table:table-cell office:value-type="string">
            <text:p>ODR13519</text:p>
          </table:table-cell>
          <table:table-cell office:value-type="string">
            <text:p>Zaltbommel</text:p>
          </table:table-cell>
          <table:table-cell office:value-type="string">
            <text:p>Hoekseweg 2 5307TC Poederoij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string">
            <text:p>Loevestein, Pompveld &amp; Kornsche Boezem</text:p>
          </table:table-cell>
          <table:table-cell table:number-columns-repeated="1001"/>
        </table:table-row>
        <table:table-row table:style-name="ro1">
          <table:table-cell office:value-type="float" office:value="6027">
            <text:p>6027</text:p>
          </table:table-cell>
          <table:table-cell office:value-type="string">
            <text:p>ODR</text:p>
          </table:table-cell>
          <table:table-cell office:value-type="string">
            <text:p>ODR13969</text:p>
          </table:table-cell>
          <table:table-cell office:value-type="string">
            <text:p>West Betuwe</text:p>
          </table:table-cell>
          <table:table-cell office:value-type="string">
            <text:p>Huigenstraat 47 4151CC Acquoy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029">
            <text:p>6029</text:p>
          </table:table-cell>
          <table:table-cell office:value-type="string">
            <text:p>ODR</text:p>
          </table:table-cell>
          <table:table-cell office:value-type="string">
            <text:p>ODR14044</text:p>
          </table:table-cell>
          <table:table-cell office:value-type="string">
            <text:p>West Maas en Waal</text:p>
          </table:table-cell>
          <table:table-cell office:value-type="string">
            <text:p>van Heemstraweg 120 6659KG Wamel</text:p>
          </table:table-cell>
          <table:table-cell/>
          <table:table-cell office:value-type="string">
            <text:p>Nee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087">
            <text:p>6087</text:p>
          </table:table-cell>
          <table:table-cell office:value-type="string">
            <text:p>ODR</text:p>
          </table:table-cell>
          <table:table-cell office:value-type="string">
            <text:p>ODR3123</text:p>
          </table:table-cell>
          <table:table-cell office:value-type="string">
            <text:p>West Betuwe</text:p>
          </table:table-cell>
          <table:table-cell office:value-type="string">
            <text:p>Zuiderlingedijk 71 4211BA Sp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0.3">
            <text:p>30,3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ODR</text:p>
          </table:table-cell>
          <table:table-cell office:value-type="string">
            <text:p>ODR3251</text:p>
          </table:table-cell>
          <table:table-cell office:value-type="string">
            <text:p>West Betuwe</text:p>
          </table:table-cell>
          <table:table-cell office:value-type="string">
            <text:p>Vijfhoevenweg 2 4171KJ Herwijn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254">
            <text:p>2254</text:p>
          </table:table-cell>
          <table:table-cell office:value-type="float" office:value="712">
            <text:p>712</text:p>
          </table:table-cell>
          <table:table-cell office:value-type="float" office:value="26600">
            <text:p>26600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ODR</text:p>
          </table:table-cell>
          <table:table-cell office:value-type="string">
            <text:p>ODR3304</text:p>
          </table:table-cell>
          <table:table-cell office:value-type="string">
            <text:p>West Betuwe</text:p>
          </table:table-cell>
          <table:table-cell office:value-type="string">
            <text:p>Spijkse Kweldijk 39 4212CZ Spijk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99.5">
            <text:p>199,5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ODR</text:p>
          </table:table-cell>
          <table:table-cell office:value-type="string">
            <text:p>ODR3328</text:p>
          </table:table-cell>
          <table:table-cell office:value-type="string">
            <text:p>West Betuwe</text:p>
          </table:table-cell>
          <table:table-cell office:value-type="string">
            <text:p>Voorstraat 4 4147CC Asp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308.6">
            <text:p>308,6</text:p>
          </table:table-cell>
          <table:table-cell office:value-type="float" office:value="0">
            <text:p>0</text:p>
          </table:table-cell>
          <table:table-cell office:value-type="float" office:value="3692">
            <text:p>3692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116">
            <text:p>6116</text:p>
          </table:table-cell>
          <table:table-cell office:value-type="string">
            <text:p>ODR</text:p>
          </table:table-cell>
          <table:table-cell office:value-type="string">
            <text:p>ODR3329</text:p>
          </table:table-cell>
          <table:table-cell office:value-type="string">
            <text:p>West Betuwe</text:p>
          </table:table-cell>
          <table:table-cell office:value-type="string">
            <text:p>Heidensweg 12 4161AA Heukelum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234.3">
            <text:p>2234,3</text:p>
          </table:table-cell>
          <table:table-cell office:value-type="float" office:value="0">
            <text:p>0</text:p>
          </table:table-cell>
          <table:table-cell office:value-type="float" office:value="20204">
            <text:p>20204</text:p>
          </table:table-cell>
          <table:table-cell table:number-columns-repeated="2"/>
          <table:table-cell office:value-type="float" office:value="218">
            <text:p>218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273">
            <text:p>6273</text:p>
          </table:table-cell>
          <table:table-cell office:value-type="string">
            <text:p>ODR</text:p>
          </table:table-cell>
          <table:table-cell office:value-type="string">
            <text:p>ODR4426</text:p>
          </table:table-cell>
          <table:table-cell office:value-type="string">
            <text:p>West Betuwe</text:p>
          </table:table-cell>
          <table:table-cell office:value-type="string">
            <text:p>Langendijk 50 4151BR Acquoy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98">
            <text:p>198</text:p>
          </table:table-cell>
          <table:table-cell office:value-type="float" office:value="3528">
            <text:p>3528</text:p>
          </table:table-cell>
          <table:table-cell office:value-type="float" office:value="1440">
            <text:p>1440</text:p>
          </table:table-cell>
          <table:table-cell table:number-columns-repeated="2"/>
          <table:table-cell office:value-type="float" office:value="180">
            <text:p>18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337">
            <text:p>6337</text:p>
          </table:table-cell>
          <table:table-cell office:value-type="string">
            <text:p>ODR</text:p>
          </table:table-cell>
          <table:table-cell office:value-type="string">
            <text:p>ODR5142</text:p>
          </table:table-cell>
          <table:table-cell office:value-type="string">
            <text:p>West Betuwe</text:p>
          </table:table-cell>
          <table:table-cell office:value-type="string">
            <text:p>Acquoysemeer 22 4151JA Acquoy</text:p>
          </table:table-cell>
          <table:table-cell office:value-type="string">
            <text:p>Geen plich</text:p>
          </table:table-cell>
          <table:table-cell office:value-type="string">
            <text:p>Nee</text:p>
          </table:table-cell>
          <table:table-cell/>
          <table:table-cell office:value-type="float" office:value="1865.6">
            <text:p>1865,6</text:p>
          </table:table-cell>
          <table:table-cell office:value-type="float" office:value="0">
            <text:p>0</text:p>
          </table:table-cell>
          <table:table-cell office:value-type="float" office:value="17952">
            <text:p>17952</text:p>
          </table:table-cell>
          <table:table-cell table:number-columns-repeated="2"/>
          <table:table-cell office:value-type="float" office:value="210">
            <text:p>210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string">
            <text:p>Lingegebied &amp; Diefdijk-Zuid</text:p>
          </table:table-cell>
          <table:table-cell table:number-columns-repeated="1001"/>
        </table:table-row>
        <table:table-row table:style-name="ro1">
          <table:table-cell office:value-type="float" office:value="6488">
            <text:p>6488</text:p>
          </table:table-cell>
          <table:table-cell office:value-type="string">
            <text:p>ODR</text:p>
          </table:table-cell>
          <table:table-cell office:value-type="string">
            <text:p>ODR6104</text:p>
          </table:table-cell>
          <table:table-cell office:value-type="string">
            <text:p>Maasdriel</text:p>
          </table:table-cell>
          <table:table-cell office:value-type="string">
            <text:p>Ketelsteeg 19 <text:s/>Hurwenen</text:p>
          </table:table-cell>
          <table:table-cell/>
          <table:table-cell office:value-type="string">
            <text:p>Nee</text:p>
          </table:table-cell>
          <table:table-cell/>
          <table:table-cell office:value-type="float" office:value="4372">
            <text:p>4372</text:p>
          </table:table-cell>
          <table:table-cell office:value-type="float" office:value="27981.6">
            <text:p>27981,6</text:p>
          </table:table-cell>
          <table:table-cell office:value-type="float" office:value="50483">
            <text:p>50483</text:p>
          </table:table-cell>
          <table:table-cell table:number-columns-repeated="2"/>
          <table:table-cell office:value-type="float" office:value="951">
            <text:p>951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533">
            <text:p>6533</text:p>
          </table:table-cell>
          <table:table-cell office:value-type="string">
            <text:p>ODR</text:p>
          </table:table-cell>
          <table:table-cell office:value-type="string">
            <text:p>ODR7828</text:p>
          </table:table-cell>
          <table:table-cell office:value-type="string">
            <text:p>Zaltbommel</text:p>
          </table:table-cell>
          <table:table-cell office:value-type="string">
            <text:p>Van Heemstraweg 8 5306TA Brak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0">
            <text:p>11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string">
            <text:p>Loevestein, Pompveld &amp; Kornsche Boezem</text:p>
          </table:table-cell>
          <table:table-cell table:number-columns-repeated="1001"/>
        </table:table-row>
        <table:table-row table:style-name="ro1">
          <table:table-cell office:value-type="float" office:value="6610">
            <text:p>6610</text:p>
          </table:table-cell>
          <table:table-cell office:value-type="string">
            <text:p>ODR</text:p>
          </table:table-cell>
          <table:table-cell office:value-type="string">
            <text:p>ODR9465</text:p>
          </table:table-cell>
          <table:table-cell office:value-type="string">
            <text:p>West Betuwe</text:p>
          </table:table-cell>
          <table:table-cell office:value-type="string">
            <text:p>Waalbandijk 102 4063CD Heessel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51.9">
            <text:p>51,9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678">
            <text:p>6678</text:p>
          </table:table-cell>
          <table:table-cell office:value-type="string">
            <text:p>ODRA</text:p>
          </table:table-cell>
          <table:table-cell office:value-type="string">
            <text:p>ODRA11155</text:p>
          </table:table-cell>
          <table:table-cell office:value-type="string">
            <text:p>Zevenaar</text:p>
          </table:table-cell>
          <table:table-cell office:value-type="string">
            <text:p>de Berghoofdseweg 4 6911KM Pannerden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1253.44">
            <text:p>1253,44</text:p>
          </table:table-cell>
          <table:table-cell office:value-type="float" office:value="204.6">
            <text:p>204,6</text:p>
          </table:table-cell>
          <table:table-cell office:value-type="float" office:value="5758">
            <text:p>575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686">
            <text:p>6686</text:p>
          </table:table-cell>
          <table:table-cell office:value-type="string">
            <text:p>ODRA</text:p>
          </table:table-cell>
          <table:table-cell office:value-type="string">
            <text:p>ODRA11543</text:p>
          </table:table-cell>
          <table:table-cell office:value-type="string">
            <text:p>Lingewaard</text:p>
          </table:table-cell>
          <table:table-cell office:value-type="string">
            <text:p>Waaldijk 20 6681KJ Bemmel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ODRA</text:p>
          </table:table-cell>
          <table:table-cell office:value-type="string">
            <text:p>ODRA13584</text:p>
          </table:table-cell>
          <table:table-cell office:value-type="string">
            <text:p>Lingewaard</text:p>
          </table:table-cell>
          <table:table-cell office:value-type="string">
            <text:p>Lodderhoeksestraat 19 6687LR Anger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03">
            <text:p>103</text:p>
          </table:table-cell>
          <table:table-cell office:value-type="float" office:value="156">
            <text:p>156</text:p>
          </table:table-cell>
          <table:table-cell office:value-type="float" office:value="1020">
            <text:p>102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696">
            <text:p>6696</text:p>
          </table:table-cell>
          <table:table-cell office:value-type="string">
            <text:p>ODRA</text:p>
          </table:table-cell>
          <table:table-cell office:value-type="string">
            <text:p>ODRA13840</text:p>
          </table:table-cell>
          <table:table-cell office:value-type="string">
            <text:p>Zevenaar</text:p>
          </table:table-cell>
          <table:table-cell office:value-type="string">
            <text:p>Aerdtsedijk 43 6913KE Aerd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73.5">
            <text:p>73,5</text:p>
          </table:table-cell>
          <table:table-cell office:value-type="float" office:value="356">
            <text:p>356</text:p>
          </table:table-cell>
          <table:table-cell office:value-type="float" office:value="2130">
            <text:p>213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13">
            <text:p>6713</text:p>
          </table:table-cell>
          <table:table-cell office:value-type="string">
            <text:p>ODRA</text:p>
          </table:table-cell>
          <table:table-cell office:value-type="string">
            <text:p>ODRA18865</text:p>
          </table:table-cell>
          <table:table-cell office:value-type="string">
            <text:p>Zevenaar</text:p>
          </table:table-cell>
          <table:table-cell office:value-type="string">
            <text:p>Rijndijk 1 6911KA Panner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2720.5">
            <text:p>2720,5</text:p>
          </table:table-cell>
          <table:table-cell office:value-type="float" office:value="27701.5">
            <text:p>27701,5</text:p>
          </table:table-cell>
          <table:table-cell office:value-type="float" office:value="28640">
            <text:p>28640</text:p>
          </table:table-cell>
          <table:table-cell office:value-type="float" office:value="1655">
            <text:p>165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15">
            <text:p>6715</text:p>
          </table:table-cell>
          <table:table-cell office:value-type="string">
            <text:p>ODRA</text:p>
          </table:table-cell>
          <table:table-cell office:value-type="string">
            <text:p>ODRA19000</text:p>
          </table:table-cell>
          <table:table-cell office:value-type="string">
            <text:p>Zevenaar</text:p>
          </table:table-cell>
          <table:table-cell office:value-type="string">
            <text:p>Herwensedijk 50 6914KG Herw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42">
            <text:p>6742</text:p>
          </table:table-cell>
          <table:table-cell office:value-type="string">
            <text:p>ODRA</text:p>
          </table:table-cell>
          <table:table-cell office:value-type="string">
            <text:p>ODRA35695</text:p>
          </table:table-cell>
          <table:table-cell office:value-type="string">
            <text:p>Zevenaar</text:p>
          </table:table-cell>
          <table:table-cell office:value-type="string">
            <text:p>Geldersewaard 2 6913AZ Aerd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895.7">
            <text:p>1895,7</text:p>
          </table:table-cell>
          <table:table-cell office:value-type="float" office:value="23.4">
            <text:p>23,4</text:p>
          </table:table-cell>
          <table:table-cell office:value-type="float" office:value="18178">
            <text:p>18178</text:p>
          </table:table-cell>
          <table:table-cell table:number-columns-repeated="2"/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46">
            <text:p>6746</text:p>
          </table:table-cell>
          <table:table-cell office:value-type="string">
            <text:p>ODRA</text:p>
          </table:table-cell>
          <table:table-cell office:value-type="string">
            <text:p>ODRA3801</text:p>
          </table:table-cell>
          <table:table-cell office:value-type="string">
            <text:p>Lingewaard</text:p>
          </table:table-cell>
          <table:table-cell office:value-type="string">
            <text:p>Krakkedel 60 6686MB Doornenburg</text:p>
          </table:table-cell>
          <table:table-cell office:value-type="string">
            <text:p>Vergunning</text:p>
          </table:table-cell>
          <table:table-cell office:value-type="string">
            <text:p>Nee</text:p>
          </table:table-cell>
          <table:table-cell/>
          <table:table-cell office:value-type="float" office:value="990.3">
            <text:p>990,3</text:p>
          </table:table-cell>
          <table:table-cell office:value-type="float" office:value="16280.4">
            <text:p>16280,4</text:p>
          </table:table-cell>
          <table:table-cell office:value-type="float" office:value="7587">
            <text:p>7587</text:p>
          </table:table-cell>
          <table:table-cell table:number-columns-repeated="2"/>
          <table:table-cell office:value-type="float" office:value="789">
            <text:p>789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ODRA</text:p>
          </table:table-cell>
          <table:table-cell office:value-type="string">
            <text:p>ODRA8462</text:p>
          </table:table-cell>
          <table:table-cell office:value-type="string">
            <text:p>Zevenaar</text:p>
          </table:table-cell>
          <table:table-cell office:value-type="string">
            <text:p>Pannerdense Waard 13 6911KM Panner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ODRA</text:p>
          </table:table-cell>
          <table:table-cell office:value-type="string">
            <text:p>ODRA8464</text:p>
          </table:table-cell>
          <table:table-cell office:value-type="string">
            <text:p>Zevenaar</text:p>
          </table:table-cell>
          <table:table-cell office:value-type="string">
            <text:p>Deukerdijk 46 6911KL Panner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939.6">
            <text:p>939,6</text:p>
          </table:table-cell>
          <table:table-cell office:value-type="float" office:value="712">
            <text:p>712</text:p>
          </table:table-cell>
          <table:table-cell office:value-type="float" office:value="9032">
            <text:p>9032</text:p>
          </table:table-cell>
          <table:table-cell table:number-columns-repeated="2"/>
          <table:table-cell office:value-type="float" office:value="114">
            <text:p>11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90">
            <text:p>6790</text:p>
          </table:table-cell>
          <table:table-cell office:value-type="string">
            <text:p>ODRA</text:p>
          </table:table-cell>
          <table:table-cell office:value-type="string">
            <text:p>ODRA8481</text:p>
          </table:table-cell>
          <table:table-cell office:value-type="string">
            <text:p>Zevenaar</text:p>
          </table:table-cell>
          <table:table-cell office:value-type="string">
            <text:p>Aerdtsedijk 53 6913KG Aerd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176.6">
            <text:p>1176,6</text:p>
          </table:table-cell>
          <table:table-cell office:value-type="float" office:value="0">
            <text:p>0</text:p>
          </table:table-cell>
          <table:table-cell office:value-type="float" office:value="11384">
            <text:p>11384</text:p>
          </table:table-cell>
          <table:table-cell table:number-columns-repeated="2"/>
          <table:table-cell office:value-type="float" office:value="134">
            <text:p>13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93">
            <text:p>6793</text:p>
          </table:table-cell>
          <table:table-cell office:value-type="string">
            <text:p>ODRA</text:p>
          </table:table-cell>
          <table:table-cell office:value-type="string">
            <text:p>ODRA8504</text:p>
          </table:table-cell>
          <table:table-cell office:value-type="string">
            <text:p>Zevenaar</text:p>
          </table:table-cell>
          <table:table-cell office:value-type="string">
            <text:p>Heuvelakkersestraat 2 6913AB Aerdt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1585.7">
            <text:p>1585,7</text:p>
          </table:table-cell>
          <table:table-cell office:value-type="float" office:value="890">
            <text:p>890</text:p>
          </table:table-cell>
          <table:table-cell office:value-type="float" office:value="21268">
            <text:p>21268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795">
            <text:p>6795</text:p>
          </table:table-cell>
          <table:table-cell office:value-type="string">
            <text:p>ODRA</text:p>
          </table:table-cell>
          <table:table-cell office:value-type="string">
            <text:p>ODRA8519</text:p>
          </table:table-cell>
          <table:table-cell office:value-type="string">
            <text:p>Zevenaar</text:p>
          </table:table-cell>
          <table:table-cell office:value-type="string">
            <text:p>Pannerdense Waard 12 6911KM Pannerden</text:p>
          </table:table-cell>
          <table:table-cell office:value-type="string">
            <text:p>Meldingspl</text:p>
          </table:table-cell>
          <table:table-cell office:value-type="string">
            <text:p>Nee</text:p>
          </table:table-cell>
          <table:table-cell/>
          <table:table-cell office:value-type="float" office:value="855.6">
            <text:p>855,6</text:p>
          </table:table-cell>
          <table:table-cell office:value-type="float" office:value="1744.4">
            <text:p>1744,4</text:p>
          </table:table-cell>
          <table:table-cell office:value-type="float" office:value="18582">
            <text:p>18582</text:p>
          </table:table-cell>
          <table:table-cell table:number-columns-repeated="2"/>
          <table:table-cell office:value-type="float" office:value="183">
            <text:p>183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828">
            <text:p>6828</text:p>
          </table:table-cell>
          <table:table-cell office:value-type="string">
            <text:p>ODRN</text:p>
          </table:table-cell>
          <table:table-cell office:value-type="string">
            <text:p>ODRN5108</text:p>
          </table:table-cell>
          <table:table-cell office:value-type="string">
            <text:p>Berg en Dal</text:p>
          </table:table-cell>
          <table:table-cell office:value-type="string">
            <text:p>Ooijse Bandijk 4 6576JD Ooij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2016.9">
            <text:p>2016,9</text:p>
          </table:table-cell>
          <table:table-cell office:value-type="float" office:value="85.8">
            <text:p>85,8</text:p>
          </table:table-cell>
          <table:table-cell office:value-type="float" office:value="19320">
            <text:p>19320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ODRN</text:p>
          </table:table-cell>
          <table:table-cell office:value-type="string">
            <text:p>ODRN5624</text:p>
          </table:table-cell>
          <table:table-cell office:value-type="string">
            <text:p>Berg en Dal</text:p>
          </table:table-cell>
          <table:table-cell office:value-type="string">
            <text:p>Duffeltdijk 34 6579JE Kekerdom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872">
            <text:p>6872</text:p>
          </table:table-cell>
          <table:table-cell office:value-type="string">
            <text:p>ODRN</text:p>
          </table:table-cell>
          <table:table-cell office:value-type="string">
            <text:p>ODRN5767</text:p>
          </table:table-cell>
          <table:table-cell office:value-type="string">
            <text:p>Beuningen</text:p>
          </table:table-cell>
          <table:table-cell office:value-type="string">
            <text:p>Hommelstraat 34 6641KZ Beuningen Gld</text:p>
          </table:table-cell>
          <table:table-cell office:value-type="string">
            <text:p>Vergunning</text:p>
          </table:table-cell>
          <table:table-cell table:number-columns-repeated="2"/>
          <table:table-cell office:value-type="float" office:value="36.2">
            <text:p>36,2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940">
            <text:p>6940</text:p>
          </table:table-cell>
          <table:table-cell office:value-type="string">
            <text:p>ODRN</text:p>
          </table:table-cell>
          <table:table-cell office:value-type="string">
            <text:p>ODRN6154</text:p>
          </table:table-cell>
          <table:table-cell office:value-type="string">
            <text:p>Berg en Dal</text:p>
          </table:table-cell>
          <table:table-cell office:value-type="string">
            <text:p>Vlietberg 10 6576JB Ooij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974">
            <text:p>6974</text:p>
          </table:table-cell>
          <table:table-cell office:value-type="string">
            <text:p>ODRN</text:p>
          </table:table-cell>
          <table:table-cell office:value-type="string">
            <text:p>ODRN6434</text:p>
          </table:table-cell>
          <table:table-cell office:value-type="string">
            <text:p>Druten</text:p>
          </table:table-cell>
          <table:table-cell office:value-type="string">
            <text:p>Molendam 22 6654KA Afferden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471.5">
            <text:p>471,5</text:p>
          </table:table-cell>
          <table:table-cell office:value-type="float" office:value="1246">
            <text:p>1246</text:p>
          </table:table-cell>
          <table:table-cell office:value-type="float" office:value="10520">
            <text:p>1052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ODRN</text:p>
          </table:table-cell>
          <table:table-cell office:value-type="string">
            <text:p>ODRN6559</text:p>
          </table:table-cell>
          <table:table-cell office:value-type="string">
            <text:p>Berg en Dal</text:p>
          </table:table-cell>
          <table:table-cell office:value-type="string">
            <text:p>Bruuk 112 6562KN Groesbeek</text:p>
          </table:table-cell>
          <table:table-cell office:value-type="string">
            <text:p>Meldingspl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string">
            <text:p>De Bruuk</text:p>
          </table:table-cell>
          <table:table-cell table:number-columns-repeated="1001"/>
        </table:table-row>
        <table:table-row table:style-name="ro1">
          <table:table-cell office:value-type="float" office:value="6986">
            <text:p>6986</text:p>
          </table:table-cell>
          <table:table-cell office:value-type="string">
            <text:p>ODRN</text:p>
          </table:table-cell>
          <table:table-cell office:value-type="string">
            <text:p>ODRN6560</text:p>
          </table:table-cell>
          <table:table-cell office:value-type="string">
            <text:p>Berg en Dal</text:p>
          </table:table-cell>
          <table:table-cell office:value-type="string">
            <text:p>Bruuk 77 6562KK Groesbeek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61.3">
            <text:p>61,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string">
            <text:p>De Bruuk</text:p>
          </table:table-cell>
          <table:table-cell table:number-columns-repeated="1001"/>
        </table:table-row>
        <table:table-row table:style-name="ro1">
          <table:table-cell office:value-type="float" office:value="6992">
            <text:p>6992</text:p>
          </table:table-cell>
          <table:table-cell office:value-type="string">
            <text:p>ODRN</text:p>
          </table:table-cell>
          <table:table-cell office:value-type="string">
            <text:p>ODRN6577</text:p>
          </table:table-cell>
          <table:table-cell office:value-type="string">
            <text:p>Berg en Dal</text:p>
          </table:table-cell>
          <table:table-cell office:value-type="string">
            <text:p>Hogewaldseweg 1 6562KR Groesbeek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110.5">
            <text:p>110,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string">
            <text:p>De Bruuk</text:p>
          </table:table-cell>
          <table:table-cell table:number-columns-repeated="1001"/>
        </table:table-row>
        <table:table-row table:style-name="ro1">
          <table:table-cell office:value-type="float" office:value="7003">
            <text:p>7003</text:p>
          </table:table-cell>
          <table:table-cell office:value-type="string">
            <text:p>ODRN</text:p>
          </table:table-cell>
          <table:table-cell office:value-type="string">
            <text:p>ODRN6594</text:p>
          </table:table-cell>
          <table:table-cell office:value-type="string">
            <text:p>Berg en Dal</text:p>
          </table:table-cell>
          <table:table-cell office:value-type="string">
            <text:p>St Jansberg 15 6562KD Groesbeek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904.56">
            <text:p>904,56</text:p>
          </table:table-cell>
          <table:table-cell office:value-type="float" office:value="9662.3">
            <text:p>9662,3</text:p>
          </table:table-cell>
          <table:table-cell office:value-type="float" office:value="85078">
            <text:p>85078</text:p>
          </table:table-cell>
          <table:table-cell table:number-columns-repeated="4"/>
          <table:table-cell office:value-type="float" office:value="859">
            <text:p>859</text:p>
          </table:table-cell>
          <table:table-cell table:number-columns-repeated="3"/>
          <table:table-cell office:value-type="string">
            <text:p>https://www.igoview.nl/kaartlaag-veehouderijen/</text:p>
          </table:table-cell>
          <table:table-cell office:value-type="float" office:value="33">
            <text:p>33</text:p>
          </table:table-cell>
          <table:table-cell office:value-type="float" office:value="142">
            <text:p>142</text:p>
          </table:table-cell>
          <table:table-cell office:value-type="string">
            <text:p>Sint Jansberg</text:p>
          </table:table-cell>
          <table:table-cell table:number-columns-repeated="1001"/>
        </table:table-row>
        <table:table-row table:style-name="ro1">
          <table:table-cell office:value-type="float" office:value="7021">
            <text:p>7021</text:p>
          </table:table-cell>
          <table:table-cell office:value-type="string">
            <text:p>ODRN</text:p>
          </table:table-cell>
          <table:table-cell office:value-type="string">
            <text:p>ODRN6686</text:p>
          </table:table-cell>
          <table:table-cell office:value-type="string">
            <text:p>Berg en Dal</text:p>
          </table:table-cell>
          <table:table-cell office:value-type="string">
            <text:p>Hezelstraat 26 6576JN Ooij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134.8">
            <text:p>134,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7025">
            <text:p>7025</text:p>
          </table:table-cell>
          <table:table-cell office:value-type="string">
            <text:p>ODRN</text:p>
          </table:table-cell>
          <table:table-cell office:value-type="string">
            <text:p>ODRN6704</text:p>
          </table:table-cell>
          <table:table-cell office:value-type="string">
            <text:p>Berg en Dal</text:p>
          </table:table-cell>
          <table:table-cell office:value-type="string">
            <text:p>Struikenweg 9 6577JJ Erlecom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617.2">
            <text:p>617,2</text:p>
          </table:table-cell>
          <table:table-cell office:value-type="float" office:value="0">
            <text:p>0</text:p>
          </table:table-cell>
          <table:table-cell office:value-type="float" office:value="5948">
            <text:p>5948</text:p>
          </table:table-cell>
          <table:table-cell table:number-columns-repeated="2"/>
          <table:table-cell office:value-type="float" office:value="66">
            <text:p>66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7028">
            <text:p>7028</text:p>
          </table:table-cell>
          <table:table-cell office:value-type="string">
            <text:p>ODRN</text:p>
          </table:table-cell>
          <table:table-cell office:value-type="string">
            <text:p>ODRN6708</text:p>
          </table:table-cell>
          <table:table-cell office:value-type="string">
            <text:p>Berg en Dal</text:p>
          </table:table-cell>
          <table:table-cell office:value-type="string">
            <text:p>Weverstraat 7 6579AA Kekerdom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2030.8">
            <text:p>2030,8</text:p>
          </table:table-cell>
          <table:table-cell office:value-type="float" office:value="0">
            <text:p>0</text:p>
          </table:table-cell>
          <table:table-cell office:value-type="float" office:value="19406">
            <text:p>19406</text:p>
          </table:table-cell>
          <table:table-cell table:number-columns-repeated="2"/>
          <table:table-cell office:value-type="float" office:value="237">
            <text:p>237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7029">
            <text:p>7029</text:p>
          </table:table-cell>
          <table:table-cell office:value-type="string">
            <text:p>ODRN</text:p>
          </table:table-cell>
          <table:table-cell office:value-type="string">
            <text:p>ODRN6709</text:p>
          </table:table-cell>
          <table:table-cell office:value-type="string">
            <text:p>Berg en Dal</text:p>
          </table:table-cell>
          <table:table-cell office:value-type="string">
            <text:p>Weverstraat 79 6579AC Kekerdom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7136">
            <text:p>7136</text:p>
          </table:table-cell>
          <table:table-cell office:value-type="string">
            <text:p>ODRN</text:p>
          </table:table-cell>
          <table:table-cell office:value-type="string">
            <text:p>ODRN8098</text:p>
          </table:table-cell>
          <table:table-cell office:value-type="string">
            <text:p>Berg en Dal</text:p>
          </table:table-cell>
          <table:table-cell office:value-type="string">
            <text:p>Kerkdijk 40 6577JL Erlecom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175.5">
            <text:p>175,5</text:p>
          </table:table-cell>
          <table:table-cell office:value-type="float" office:value="1598">
            <text:p>1598</text:p>
          </table:table-cell>
          <table:table-cell office:value-type="float" office:value="1680">
            <text:p>168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string">
            <text:p>Ja</text:p>
          </table:table-cell>
          <table:table-cell table:number-columns-repeated="2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7137">
            <text:p>7137</text:p>
          </table:table-cell>
          <table:table-cell office:value-type="string">
            <text:p>ODRN</text:p>
          </table:table-cell>
          <table:table-cell office:value-type="string">
            <text:p>ODRN8100</text:p>
          </table:table-cell>
          <table:table-cell office:value-type="string">
            <text:p>Berg en Dal</text:p>
          </table:table-cell>
          <table:table-cell office:value-type="string">
            <text:p>Kerkdijk 50 6577JL Erlecom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7149">
            <text:p>7149</text:p>
          </table:table-cell>
          <table:table-cell office:value-type="string">
            <text:p>ODRN</text:p>
          </table:table-cell>
          <table:table-cell office:value-type="string">
            <text:p>ODRN8240</text:p>
          </table:table-cell>
          <table:table-cell office:value-type="string">
            <text:p>Berg en Dal</text:p>
          </table:table-cell>
          <table:table-cell office:value-type="string">
            <text:p>Erlecomsedam 2 6576JW Ooij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351.9">
            <text:p>351,9</text:p>
          </table:table-cell>
          <table:table-cell office:value-type="float" office:value="0">
            <text:p>0</text:p>
          </table:table-cell>
          <table:table-cell office:value-type="float" office:value="6024">
            <text:p>6024</text:p>
          </table:table-cell>
          <table:table-cell table:number-columns-repeated="2"/>
          <table:table-cell office:value-type="float" office:value="84">
            <text:p>84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office:value-type="float" office:value="7151">
            <text:p>7151</text:p>
          </table:table-cell>
          <table:table-cell office:value-type="string">
            <text:p>ODRN</text:p>
          </table:table-cell>
          <table:table-cell office:value-type="string">
            <text:p>ODRN8242</text:p>
          </table:table-cell>
          <table:table-cell office:value-type="string">
            <text:p>Berg en Dal</text:p>
          </table:table-cell>
          <table:table-cell office:value-type="string">
            <text:p>Erlecomseweg 80 6577JC Erlecom</text:p>
          </table:table-cell>
          <table:table-cell office:value-type="string">
            <text:p>Meldingspl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5"/>
          <table:table-cell office:value-type="string">
            <text:p>https://www.igoview.nl/kaartlaag-veehouderijen/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string">
            <text:p>Rijntakken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14"/>
          <table:table-cell table:number-columns-repeated="810"/>
        </table:table-row>
        <table:table-row table:style-name="ro1" table:number-rows-repeated="8">
          <table:table-cell table:style-name="Default" table:number-columns-repeated="1024"/>
        </table:table-row>
        <table:table-row table:style-name="ro1" table:number-rows-repeated="292">
          <table:table-cell table:style-name="Default" table:number-columns-repeated="214"/>
          <table:table-cell table:number-columns-repeated="810"/>
        </table:table-row>
        <table:table-row table:style-name="ro1" table:number-rows-repeated="10479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aitabel_gelderland_250m_1" table:style-name="ta2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9"/>
        <table:table-column table:style-name="co4" table:default-cell-style-name="ce15"/>
        <table:table-row table:style-name="ro1">
          <table:table-cell table:style-name="Default" office:value-type="string">
            <text:p>Filteren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>
            <text:p>natura2000_area_name</text:p>
          </table:table-cell>
          <table:table-cell table:style-name="ce7" office:value-type="string">
            <text:p>Gegevens</text:p>
          </table:table-cell>
          <table:table-cell table:style-name="ce13"/>
        </table:table-row>
        <table:table-row table:style-name="ro1">
          <table:table-cell table:style-name="ce2" office:value-type="string">
            <text:p>Binnenveld</text:p>
          </table:table-cell>
          <table:table-cell table:style-name="ce8" office:value-type="string">
            <text:p>Som - geiten</text:p>
          </table:table-cell>
          <table:table-cell table:style-name="ce14"/>
        </table:table-row>
        <table:table-row table:style-name="ro1">
          <table:table-cell/>
          <table:table-cell office:value-type="string">
            <text:p>Som - kippen</text:p>
          </table:table-cell>
          <table:table-cell/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/>
        </table:table-row>
        <table:table-row table:style-name="ro1">
          <table:table-cell/>
          <table:table-cell office:value-type="string">
            <text:p>Som - varkens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1790.95">
            <text:p>1790,95</text:p>
          </table:table-cell>
        </table:table-row>
        <table:table-row table:style-name="ro1">
          <table:table-cell table:style-name="ce2" office:value-type="string">
            <text:p>De Bruuk</text:p>
          </table:table-cell>
          <table:table-cell table:style-name="ce8" office:value-type="string">
            <text:p>Som - geiten</text:p>
          </table:table-cell>
          <table:table-cell table:style-name="ce14"/>
        </table:table-row>
        <table:table-row table:style-name="ro1">
          <table:table-cell/>
          <table:table-cell office:value-type="string">
            <text:p>Som - kippen</text:p>
          </table:table-cell>
          <table:table-cell/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/>
        </table:table-row>
        <table:table-row table:style-name="ro1">
          <table:table-cell/>
          <table:table-cell office:value-type="string">
            <text:p>Som - varkens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171.8">
            <text:p>171,8</text:p>
          </table:table-cell>
        </table:table-row>
        <table:table-row table:style-name="ro1">
          <table:table-cell table:style-name="ce2" office:value-type="string">
            <text:p>Landgoederen Brummen</text:p>
          </table:table-cell>
          <table:table-cell table:style-name="ce8" office:value-type="string">
            <text:p>Som - geiten</text:p>
          </table:table-cell>
          <table:table-cell table:style-name="ce14"/>
        </table:table-row>
        <table:table-row table:style-name="ro1">
          <table:table-cell/>
          <table:table-cell office:value-type="string">
            <text:p>Som - kippen</text:p>
          </table:table-cell>
          <table:table-cell/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Som - varkens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6489">
            <text:p>6489</text:p>
          </table:table-cell>
        </table:table-row>
        <table:table-row table:style-name="ro1">
          <table:table-cell table:style-name="ce2" office:value-type="string">
            <text:p>Lingegebied &amp; Diefdijk-Zuid</text:p>
          </table:table-cell>
          <table:table-cell table:style-name="ce8" office:value-type="string">
            <text:p>Som - geiten</text:p>
          </table:table-cell>
          <table:table-cell table:style-name="ce14"/>
        </table:table-row>
        <table:table-row table:style-name="ro1">
          <table:table-cell/>
          <table:table-cell office:value-type="string">
            <text:p>Som - kippen</text:p>
          </table:table-cell>
          <table:table-cell/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Som - varkens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7422.3">
            <text:p>7422,3</text:p>
          </table:table-cell>
        </table:table-row>
        <table:table-row table:style-name="ro1">
          <table:table-cell table:style-name="ce2" office:value-type="string">
            <text:p>Loevestein, Pompveld &amp; Kornsche Boezem</text:p>
          </table:table-cell>
          <table:table-cell table:style-name="ce8" office:value-type="string">
            <text:p>Som - geiten</text:p>
          </table:table-cell>
          <table:table-cell table:style-name="ce14"/>
        </table:table-row>
        <table:table-row table:style-name="ro1">
          <table:table-cell/>
          <table:table-cell office:value-type="string">
            <text:p>Som - kippen</text:p>
          </table:table-cell>
          <table:table-cell/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Som - varkens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110">
            <text:p>110</text:p>
          </table:table-cell>
        </table:table-row>
        <table:table-row table:style-name="ro1">
          <table:table-cell table:style-name="ce2" office:value-type="string">
            <text:p>Rijntakken</text:p>
          </table:table-cell>
          <table:table-cell table:style-name="ce8" office:value-type="string">
            <text:p>Som - geiten</text:p>
          </table:table-cell>
          <table:table-cell table:style-name="ce14" office:value-type="float" office:value="2316">
            <text:p>2316</text:p>
          </table:table-cell>
        </table:table-row>
        <table:table-row table:style-name="ro1">
          <table:table-cell/>
          <table:table-cell office:value-type="string">
            <text:p>Som - kippen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6206">
            <text:p>6206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/>
          <table:table-cell office:value-type="string">
            <text:p>Som - varkens</text:p>
          </table:table-cell>
          <table:table-cell office:value-type="float" office:value="4942">
            <text:p>4942</text:p>
          </table:table-cell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57815.65">
            <text:p>57815,65</text:p>
          </table:table-cell>
        </table:table-row>
        <table:table-row table:style-name="ro1">
          <table:table-cell table:style-name="ce2" office:value-type="string">
            <text:p>Sint Jansberg</text:p>
          </table:table-cell>
          <table:table-cell table:style-name="ce8" office:value-type="string">
            <text:p>Som - geiten</text:p>
          </table:table-cell>
          <table:table-cell table:style-name="ce14"/>
        </table:table-row>
        <table:table-row table:style-name="ro1">
          <table:table-cell/>
          <table:table-cell office:value-type="string">
            <text:p>Som - kippen</text:p>
          </table:table-cell>
          <table:table-cell/>
        </table:table-row>
        <table:table-row table:style-name="ro1">
          <table:table-cell/>
          <table:table-cell office:value-type="string">
            <text:p>Som - rundvee</text:p>
          </table:table-cell>
          <table:table-cell/>
        </table:table-row>
        <table:table-row table:style-name="ro1">
          <table:table-cell/>
          <table:table-cell office:value-type="string">
            <text:p>Som - schapen</text:p>
          </table:table-cell>
          <table:table-cell/>
        </table:table-row>
        <table:table-row table:style-name="ro1">
          <table:table-cell/>
          <table:table-cell office:value-type="string">
            <text:p>Som - varkens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904.56">
            <text:p>904,56</text:p>
          </table:table-cell>
        </table:table-row>
        <table:table-row table:style-name="ro1">
          <table:table-cell table:style-name="ce2" office:value-type="string">
            <text:p>Stelkampsveld</text:p>
          </table:table-cell>
          <table:table-cell table:style-name="ce8" office:value-type="string">
            <text:p>Som - geiten</text:p>
          </table:table-cell>
          <table:table-cell table:style-name="ce14"/>
        </table:table-row>
        <table:table-row table:style-name="ro1">
          <table:table-cell/>
          <table:table-cell office:value-type="string">
            <text:p>Som - kippen</text:p>
          </table:table-cell>
          <table:table-cell/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/>
        </table:table-row>
        <table:table-row table:style-name="ro1">
          <table:table-cell/>
          <table:table-cell office:value-type="string">
            <text:p>Som - varkens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1489.1">
            <text:p>1489,1</text:p>
          </table:table-cell>
        </table:table-row>
        <table:table-row table:style-name="ro1">
          <table:table-cell table:style-name="ce2" office:value-type="string">
            <text:p>Veluwe</text:p>
          </table:table-cell>
          <table:table-cell table:style-name="ce8" office:value-type="string">
            <text:p>Som - geiten</text:p>
          </table:table-cell>
          <table:table-cell table:style-name="ce14" office:value-type="float" office:value="46">
            <text:p>46</text:p>
          </table:table-cell>
        </table:table-row>
        <table:table-row table:style-name="ro1">
          <table:table-cell/>
          <table:table-cell office:value-type="string">
            <text:p>Som - kippen</text:p>
          </table:table-cell>
          <table:table-cell office:value-type="float" office:value="233941">
            <text:p>233941</text:p>
          </table:table-cell>
        </table:table-row>
        <table:table-row table:style-name="ro1">
          <table:table-cell/>
          <table:table-cell office:value-type="string">
            <text:p>Som - rundvee</text:p>
          </table:table-cell>
          <table:table-cell office:value-type="float" office:value="33526">
            <text:p>33526</text:p>
          </table:table-cell>
        </table:table-row>
        <table:table-row table:style-name="ro1">
          <table:table-cell/>
          <table:table-cell office:value-type="string">
            <text:p>Som - schapen</text:p>
          </table:table-cell>
          <table:table-cell office:value-type="float" office:value="2075">
            <text:p>2075</text:p>
          </table:table-cell>
        </table:table-row>
        <table:table-row table:style-name="ro1">
          <table:table-cell/>
          <table:table-cell office:value-type="string">
            <text:p>Som - varkens</text:p>
          </table:table-cell>
          <table:table-cell office:value-type="float" office:value="10235">
            <text:p>10235</text:p>
          </table:table-cell>
        </table:table-row>
        <table:table-row table:style-name="ro1">
          <table:table-cell table:style-name="ce4"/>
          <table:table-cell table:style-name="ce10" office:value-type="string">
            <text:p>Som - nh3_emissie</text:p>
          </table:table-cell>
          <table:table-cell table:style-name="ce16" office:value-type="float" office:value="243661.685">
            <text:p>243661,685</text:p>
          </table:table-cell>
        </table:table-row>
        <table:table-row table:style-name="ro1">
          <table:table-cell table:style-name="ce5" office:value-type="string">
            <text:p>Totaal Som - geiten</text:p>
          </table:table-cell>
          <table:table-cell table:style-name="ce11"/>
          <table:table-cell table:style-name="ce17" office:value-type="float" office:value="2362">
            <text:p>2362</text:p>
          </table:table-cell>
        </table:table-row>
        <table:table-row table:style-name="ro1">
          <table:table-cell table:style-name="ce5" office:value-type="string">
            <text:p>Totaal Som - kippen</text:p>
          </table:table-cell>
          <table:table-cell table:style-name="ce11"/>
          <table:table-cell table:style-name="ce17" office:value-type="float" office:value="234089">
            <text:p>234089</text:p>
          </table:table-cell>
        </table:table-row>
        <table:table-row table:style-name="ro1">
          <table:table-cell table:style-name="ce5" office:value-type="string">
            <text:p>Totaal Som - rundvee</text:p>
          </table:table-cell>
          <table:table-cell table:style-name="ce11"/>
          <table:table-cell table:style-name="ce17" office:value-type="float" office:value="43124">
            <text:p>43124</text:p>
          </table:table-cell>
        </table:table-row>
        <table:table-row table:style-name="ro1">
          <table:table-cell table:style-name="ce5" office:value-type="string">
            <text:p>Totaal Som - schapen</text:p>
          </table:table-cell>
          <table:table-cell table:style-name="ce11"/>
          <table:table-cell table:style-name="ce17" office:value-type="float" office:value="2813">
            <text:p>2813</text:p>
          </table:table-cell>
        </table:table-row>
        <table:table-row table:style-name="ro1">
          <table:table-cell table:style-name="ce5" office:value-type="string">
            <text:p>Totaal Som - varkens</text:p>
          </table:table-cell>
          <table:table-cell table:style-name="ce11"/>
          <table:table-cell table:style-name="ce17" office:value-type="float" office:value="16036">
            <text:p>16036</text:p>
          </table:table-cell>
        </table:table-row>
        <table:table-row table:style-name="ro1">
          <table:table-cell table:style-name="ce6" office:value-type="string">
            <text:p>Totaal Som - nh3_emissie</text:p>
          </table:table-cell>
          <table:table-cell table:style-name="ce12"/>
          <table:table-cell table:style-name="ce18" office:value-type="float" office:value="319855.045">
            <text:p>319855,045</text:p>
          </table:table-cell>
        </table:table-row>
      </table:table>
      <table:data-pilot-tables>
        <table:data-pilot-table table:name="Pivot1" table:application-data="" table:target-range-address="gelderland_250m.A320:gelderland_250m.HE328" table:buttons="">
          <table:source-cell-range table:cell-range-address="gelderland_250m.A1:gelderland_250m.W318"/>
          <table:data-pilot-field table:source-field-name="geiten" table:orientation="column" table:used-hierarchy="0" table:function="auto">
            <table:data-pilot-level table:show-empty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625" table:display="true" table:show-details="true"/>
                <table:data-pilot-member table:name="165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ippen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70" table:display="true" table:show-details="true"/>
                <table:data-pilot-member table:name="240" table:display="true" table:show-details="true"/>
                <table:data-pilot-member table:name="2000" table:display="true" table:show-details="true"/>
                <table:data-pilot-member table:name="2040" table:display="true" table:show-details="true"/>
                <table:data-pilot-member table:name="2199" table:display="true" table:show-details="true"/>
                <table:data-pilot-member table:name="4950" table:display="true" table:show-details="true"/>
                <table:data-pilot-member table:name="13400" table:display="true" table:show-details="true"/>
                <table:data-pilot-member table:name="29900" table:display="true" table:show-details="true"/>
                <table:data-pilot-member table:name="45775" table:display="true" table:show-details="true"/>
                <table:data-pilot-member table:name="59200" table:display="true" table:show-details="true"/>
                <table:data-pilot-member table:name="740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dvee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20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4" table:display="true" table:show-details="true"/>
                <table:data-pilot-member table:name="163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9" table:display="true" table:show-details="true"/>
                <table:data-pilot-member table:name="203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28" table:display="true" table:show-details="true"/>
                <table:data-pilot-member table:name="230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2" table:display="true" table:show-details="true"/>
                <table:data-pilot-member table:name="260" table:display="true" table:show-details="true"/>
                <table:data-pilot-member table:name="280" table:display="true" table:show-details="true"/>
                <table:data-pilot-member table:name="290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63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91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08" table:display="true" table:show-details="true"/>
                <table:data-pilot-member table:name="422" table:display="true" table:show-details="true"/>
                <table:data-pilot-member table:name="442" table:display="true" table:show-details="true"/>
                <table:data-pilot-member table:name="454" table:display="true" table:show-details="true"/>
                <table:data-pilot-member table:name="487" table:display="true" table:show-details="true"/>
                <table:data-pilot-member table:name="510" table:display="true" table:show-details="true"/>
                <table:data-pilot-member table:name="514" table:display="true" table:show-details="true"/>
                <table:data-pilot-member table:name="552" table:display="true" table:show-details="true"/>
                <table:data-pilot-member table:name="559" table:display="true" table:show-details="true"/>
                <table:data-pilot-member table:name="576" table:display="true" table:show-details="true"/>
                <table:data-pilot-member table:name="630" table:display="true" table:show-details="true"/>
                <table:data-pilot-member table:name="643" table:display="true" table:show-details="true"/>
                <table:data-pilot-member table:name="701" table:display="true" table:show-details="true"/>
                <table:data-pilot-member table:name="706" table:display="true" table:show-details="true"/>
                <table:data-pilot-member table:name="786" table:display="true" table:show-details="true"/>
                <table:data-pilot-member table:name="789" table:display="true" table:show-details="true"/>
                <table:data-pilot-member table:name="796" table:display="true" table:show-details="true"/>
                <table:data-pilot-member table:name="800" table:display="true" table:show-details="true"/>
                <table:data-pilot-member table:name="951" table:display="true" table:show-details="true"/>
                <table:data-pilot-member table:name="1033" table:display="true" table:show-details="true"/>
                <table:data-pilot-member table:name="1097" table:display="true" table:show-details="true"/>
                <table:data-pilot-member table:name="1101" table:display="true" table:show-details="true"/>
                <table:data-pilot-member table:name="1265" table:display="true" table:show-details="true"/>
                <table:data-pilot-member table:name="1346" table:display="true" table:show-details="true"/>
                <table:data-pilot-member table:name="1982" table:display="true" table:show-details="true"/>
                <table:data-pilot-member table:name="242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hapen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35" table:display="true" table:show-details="true"/>
                <table:data-pilot-member table:name="50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62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350" table:display="true" table:show-details="true"/>
                <table:data-pilot-member table:name="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kens" table:orientation="column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63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9" table:display="true" table:show-details="true"/>
                <table:data-pilot-member table:name="195" table:display="true" table:show-details="true"/>
                <table:data-pilot-member table:name="208" table:display="true" table:show-details="true"/>
                <table:data-pilot-member table:name="219" table:display="true" table:show-details="true"/>
                <table:data-pilot-member table:name="227" table:display="true" table:show-details="true"/>
                <table:data-pilot-member table:name="235" table:display="true" table:show-details="true"/>
                <table:data-pilot-member table:name="253" table:display="true" table:show-details="true"/>
                <table:data-pilot-member table:name="303" table:display="true" table:show-details="true"/>
                <table:data-pilot-member table:name="350" table:display="true" table:show-details="true"/>
                <table:data-pilot-member table:name="359" table:display="true" table:show-details="true"/>
                <table:data-pilot-member table:name="400" table:display="true" table:show-details="true"/>
                <table:data-pilot-member table:name="568" table:display="true" table:show-details="true"/>
                <table:data-pilot-member table:name="595" table:display="true" table:show-details="true"/>
                <table:data-pilot-member table:name="616" table:display="true" table:show-details="true"/>
                <table:data-pilot-member table:name="726" table:display="true" table:show-details="true"/>
                <table:data-pilot-member table:name="760" table:display="true" table:show-details="true"/>
                <table:data-pilot-member table:name="805" table:display="true" table:show-details="true"/>
                <table:data-pilot-member table:name="859" table:display="true" table:show-details="true"/>
                <table:data-pilot-member table:name="1155" table:display="true" table:show-details="true"/>
                <table:data-pilot-member table:name="1592" table:display="true" table:show-details="true"/>
                <table:data-pilot-member table:name="1910" table:display="true" table:show-details="true"/>
                <table:data-pilot-member table:name="23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h3_emissie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2,1" table:display="true" table:show-details="true"/>
                <table:data-pilot-member table:name="15" table:display="true" table:show-details="true"/>
                <table:data-pilot-member table:name="26,2" table:display="true" table:show-details="true"/>
                <table:data-pilot-member table:name="30" table:display="true" table:show-details="true"/>
                <table:data-pilot-member table:name="30,3" table:display="true" table:show-details="true"/>
                <table:data-pilot-member table:name="30,5" table:display="true" table:show-details="true"/>
                <table:data-pilot-member table:name="35,5" table:display="true" table:show-details="true"/>
                <table:data-pilot-member table:name="36,2" table:display="true" table:show-details="true"/>
                <table:data-pilot-member table:name="39,9" table:display="true" table:show-details="true"/>
                <table:data-pilot-member table:name="40" table:display="true" table:show-details="true"/>
                <table:data-pilot-member table:name="42,8" table:display="true" table:show-details="true"/>
                <table:data-pilot-member table:name="44,2" table:display="true" table:show-details="true"/>
                <table:data-pilot-member table:name="45,4" table:display="true" table:show-details="true"/>
                <table:data-pilot-member table:name="46,3" table:display="true" table:show-details="true"/>
                <table:data-pilot-member table:name="46,5" table:display="true" table:show-details="true"/>
                <table:data-pilot-member table:name="48,8" table:display="true" table:show-details="true"/>
                <table:data-pilot-member table:name="50" table:display="true" table:show-details="true"/>
                <table:data-pilot-member table:name="51,3" table:display="true" table:show-details="true"/>
                <table:data-pilot-member table:name="51,9" table:display="true" table:show-details="true"/>
                <table:data-pilot-member table:name="52,3" table:display="true" table:show-details="true"/>
                <table:data-pilot-member table:name="53,7" table:display="true" table:show-details="true"/>
                <table:data-pilot-member table:name="54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1,3" table:display="true" table:show-details="true"/>
                <table:data-pilot-member table:name="61,6" table:display="true" table:show-details="true"/>
                <table:data-pilot-member table:name="65,5" table:display="true" table:show-details="true"/>
                <table:data-pilot-member table:name="73,5" table:display="true" table:show-details="true"/>
                <table:data-pilot-member table:name="75" table:display="true" table:show-details="true"/>
                <table:data-pilot-member table:name="76,6" table:display="true" table:show-details="true"/>
                <table:data-pilot-member table:name="78,54" table:display="true" table:show-details="true"/>
                <table:data-pilot-member table:name="79,2" table:display="true" table:show-details="true"/>
                <table:data-pilot-member table:name="80,1" table:display="true" table:show-details="true"/>
                <table:data-pilot-member table:name="81,6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5,2" table:display="true" table:show-details="true"/>
                <table:data-pilot-member table:name="86,9" table:display="true" table:show-details="true"/>
                <table:data-pilot-member table:name="91,5" table:display="true" table:show-details="true"/>
                <table:data-pilot-member table:name="100" table:display="true" table:show-details="true"/>
                <table:data-pilot-member table:name="100,7" table:display="true" table:show-details="true"/>
                <table:data-pilot-member table:name="102,8" table:display="true" table:show-details="true"/>
                <table:data-pilot-member table:name="103" table:display="true" table:show-details="true"/>
                <table:data-pilot-member table:name="106,3" table:display="true" table:show-details="true"/>
                <table:data-pilot-member table:name="107,9" table:display="true" table:show-details="true"/>
                <table:data-pilot-member table:name="109,9" table:display="true" table:show-details="true"/>
                <table:data-pilot-member table:name="110" table:display="true" table:show-details="true"/>
                <table:data-pilot-member table:name="110,5" table:display="true" table:show-details="true"/>
                <table:data-pilot-member table:name="113,4" table:display="true" table:show-details="true"/>
                <table:data-pilot-member table:name="114,7" table:display="true" table:show-details="true"/>
                <table:data-pilot-member table:name="117" table:display="true" table:show-details="true"/>
                <table:data-pilot-member table:name="117,65" table:display="true" table:show-details="true"/>
                <table:data-pilot-member table:name="119" table:display="true" table:show-details="true"/>
                <table:data-pilot-member table:name="119,8" table:display="true" table:show-details="true"/>
                <table:data-pilot-member table:name="120" table:display="true" table:show-details="true"/>
                <table:data-pilot-member table:name="121,6" table:display="true" table:show-details="true"/>
                <table:data-pilot-member table:name="125" table:display="true" table:show-details="true"/>
                <table:data-pilot-member table:name="130,55" table:display="true" table:show-details="true"/>
                <table:data-pilot-member table:name="132" table:display="true" table:show-details="true"/>
                <table:data-pilot-member table:name="134,8" table:display="true" table:show-details="true"/>
                <table:data-pilot-member table:name="136,4" table:display="true" table:show-details="true"/>
                <table:data-pilot-member table:name="138,6" table:display="true" table:show-details="true"/>
                <table:data-pilot-member table:name="140" table:display="true" table:show-details="true"/>
                <table:data-pilot-member table:name="140,5" table:display="true" table:show-details="true"/>
                <table:data-pilot-member table:name="141" table:display="true" table:show-details="true"/>
                <table:data-pilot-member table:name="141,4" table:display="true" table:show-details="true"/>
                <table:data-pilot-member table:name="143,4" table:display="true" table:show-details="true"/>
                <table:data-pilot-member table:name="144,7" table:display="true" table:show-details="true"/>
                <table:data-pilot-member table:name="146,2" table:display="true" table:show-details="true"/>
                <table:data-pilot-member table:name="155" table:display="true" table:show-details="true"/>
                <table:data-pilot-member table:name="155,52" table:display="true" table:show-details="true"/>
                <table:data-pilot-member table:name="160,1" table:display="true" table:show-details="true"/>
                <table:data-pilot-member table:name="162,8" table:display="true" table:show-details="true"/>
                <table:data-pilot-member table:name="163,1" table:display="true" table:show-details="true"/>
                <table:data-pilot-member table:name="172" table:display="true" table:show-details="true"/>
                <table:data-pilot-member table:name="173,5" table:display="true" table:show-details="true"/>
                <table:data-pilot-member table:name="175,5" table:display="true" table:show-details="true"/>
                <table:data-pilot-member table:name="178,8" table:display="true" table:show-details="true"/>
                <table:data-pilot-member table:name="189,9" table:display="true" table:show-details="true"/>
                <table:data-pilot-member table:name="198" table:display="true" table:show-details="true"/>
                <table:data-pilot-member table:name="199,5" table:display="true" table:show-details="true"/>
                <table:data-pilot-member table:name="200" table:display="true" table:show-details="true"/>
                <table:data-pilot-member table:name="202,7" table:display="true" table:show-details="true"/>
                <table:data-pilot-member table:name="206,8" table:display="true" table:show-details="true"/>
                <table:data-pilot-member table:name="211" table:display="true" table:show-details="true"/>
                <table:data-pilot-member table:name="218,5" table:display="true" table:show-details="true"/>
                <table:data-pilot-member table:name="221,5" table:display="true" table:show-details="true"/>
                <table:data-pilot-member table:name="226" table:display="true" table:show-details="true"/>
                <table:data-pilot-member table:name="232,8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2,4" table:display="true" table:show-details="true"/>
                <table:data-pilot-member table:name="243,05" table:display="true" table:show-details="true"/>
                <table:data-pilot-member table:name="245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72,7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96,1" table:display="true" table:show-details="true"/>
                <table:data-pilot-member table:name="296,55" table:display="true" table:show-details="true"/>
                <table:data-pilot-member table:name="303,4" table:display="true" table:show-details="true"/>
                <table:data-pilot-member table:name="308,6" table:display="true" table:show-details="true"/>
                <table:data-pilot-member table:name="311,8" table:display="true" table:show-details="true"/>
                <table:data-pilot-member table:name="321,2" table:display="true" table:show-details="true"/>
                <table:data-pilot-member table:name="321,6" table:display="true" table:show-details="true"/>
                <table:data-pilot-member table:name="341" table:display="true" table:show-details="true"/>
                <table:data-pilot-member table:name="346" table:display="true" table:show-details="true"/>
                <table:data-pilot-member table:name="348,4" table:display="true" table:show-details="true"/>
                <table:data-pilot-member table:name="350" table:display="true" table:show-details="true"/>
                <table:data-pilot-member table:name="351,9" table:display="true" table:show-details="true"/>
                <table:data-pilot-member table:name="353" table:display="true" table:show-details="true"/>
                <table:data-pilot-member table:name="384,8" table:display="true" table:show-details="true"/>
                <table:data-pilot-member table:name="386,2" table:display="true" table:show-details="true"/>
                <table:data-pilot-member table:name="390,9" table:display="true" table:show-details="true"/>
                <table:data-pilot-member table:name="396" table:display="true" table:show-details="true"/>
                <table:data-pilot-member table:name="404,6" table:display="true" table:show-details="true"/>
                <table:data-pilot-member table:name="416" table:display="true" table:show-details="true"/>
                <table:data-pilot-member table:name="417,9" table:display="true" table:show-details="true"/>
                <table:data-pilot-member table:name="420" table:display="true" table:show-details="true"/>
                <table:data-pilot-member table:name="422,3" table:display="true" table:show-details="true"/>
                <table:data-pilot-member table:name="446,2" table:display="true" table:show-details="true"/>
                <table:data-pilot-member table:name="450,35" table:display="true" table:show-details="true"/>
                <table:data-pilot-member table:name="462" table:display="true" table:show-details="true"/>
                <table:data-pilot-member table:name="468,6" table:display="true" table:show-details="true"/>
                <table:data-pilot-member table:name="471,5" table:display="true" table:show-details="true"/>
                <table:data-pilot-member table:name="472,5" table:display="true" table:show-details="true"/>
                <table:data-pilot-member table:name="483,32" table:display="true" table:show-details="true"/>
                <table:data-pilot-member table:name="485" table:display="true" table:show-details="true"/>
                <table:data-pilot-member table:name="489,3" table:display="true" table:show-details="true"/>
                <table:data-pilot-member table:name="518,28" table:display="true" table:show-details="true"/>
                <table:data-pilot-member table:name="519,6" table:display="true" table:show-details="true"/>
                <table:data-pilot-member table:name="525" table:display="true" table:show-details="true"/>
                <table:data-pilot-member table:name="528" table:display="true" table:show-details="true"/>
                <table:data-pilot-member table:name="536,3" table:display="true" table:show-details="true"/>
                <table:data-pilot-member table:name="536,6" table:display="true" table:show-details="true"/>
                <table:data-pilot-member table:name="541,6" table:display="true" table:show-details="true"/>
                <table:data-pilot-member table:name="568,5" table:display="true" table:show-details="true"/>
                <table:data-pilot-member table:name="574,06" table:display="true" table:show-details="true"/>
                <table:data-pilot-member table:name="583,1" table:display="true" table:show-details="true"/>
                <table:data-pilot-member table:name="596,4" table:display="true" table:show-details="true"/>
                <table:data-pilot-member table:name="600" table:display="true" table:show-details="true"/>
                <table:data-pilot-member table:name="601,8" table:display="true" table:show-details="true"/>
                <table:data-pilot-member table:name="612,5" table:display="true" table:show-details="true"/>
                <table:data-pilot-member table:name="617,2" table:display="true" table:show-details="true"/>
                <table:data-pilot-member table:name="619,2" table:display="true" table:show-details="true"/>
                <table:data-pilot-member table:name="630" table:display="true" table:show-details="true"/>
                <table:data-pilot-member table:name="651,6" table:display="true" table:show-details="true"/>
                <table:data-pilot-member table:name="661,5" table:display="true" table:show-details="true"/>
                <table:data-pilot-member table:name="685,7" table:display="true" table:show-details="true"/>
                <table:data-pilot-member table:name="690" table:display="true" table:show-details="true"/>
                <table:data-pilot-member table:name="710,5" table:display="true" table:show-details="true"/>
                <table:data-pilot-member table:name="717,7" table:display="true" table:show-details="true"/>
                <table:data-pilot-member table:name="736,5" table:display="true" table:show-details="true"/>
                <table:data-pilot-member table:name="742,1" table:display="true" table:show-details="true"/>
                <table:data-pilot-member table:name="750,7" table:display="true" table:show-details="true"/>
                <table:data-pilot-member table:name="752,8" table:display="true" table:show-details="true"/>
                <table:data-pilot-member table:name="759" table:display="true" table:show-details="true"/>
                <table:data-pilot-member table:name="764" table:display="true" table:show-details="true"/>
                <table:data-pilot-member table:name="775,6" table:display="true" table:show-details="true"/>
                <table:data-pilot-member table:name="779,2" table:display="true" table:show-details="true"/>
                <table:data-pilot-member table:name="783,1" table:display="true" table:show-details="true"/>
                <table:data-pilot-member table:name="798" table:display="true" table:show-details="true"/>
                <table:data-pilot-member table:name="799,5" table:display="true" table:show-details="true"/>
                <table:data-pilot-member table:name="820" table:display="true" table:show-details="true"/>
                <table:data-pilot-member table:name="840" table:display="true" table:show-details="true"/>
                <table:data-pilot-member table:name="855,6" table:display="true" table:show-details="true"/>
                <table:data-pilot-member table:name="867,6" table:display="true" table:show-details="true"/>
                <table:data-pilot-member table:name="870" table:display="true" table:show-details="true"/>
                <table:data-pilot-member table:name="887,7" table:display="true" table:show-details="true"/>
                <table:data-pilot-member table:name="892,5" table:display="true" table:show-details="true"/>
                <table:data-pilot-member table:name="902" table:display="true" table:show-details="true"/>
                <table:data-pilot-member table:name="902,4" table:display="true" table:show-details="true"/>
                <table:data-pilot-member table:name="904,56" table:display="true" table:show-details="true"/>
                <table:data-pilot-member table:name="917,8" table:display="true" table:show-details="true"/>
                <table:data-pilot-member table:name="938,8" table:display="true" table:show-details="true"/>
                <table:data-pilot-member table:name="939,6" table:display="true" table:show-details="true"/>
                <table:data-pilot-member table:name="948" table:display="true" table:show-details="true"/>
                <table:data-pilot-member table:name="954,5" table:display="true" table:show-details="true"/>
                <table:data-pilot-member table:name="968,55" table:display="true" table:show-details="true"/>
                <table:data-pilot-member table:name="977,5" table:display="true" table:show-details="true"/>
                <table:data-pilot-member table:name="981,6" table:display="true" table:show-details="true"/>
                <table:data-pilot-member table:name="986" table:display="true" table:show-details="true"/>
                <table:data-pilot-member table:name="987,4" table:display="true" table:show-details="true"/>
                <table:data-pilot-member table:name="990,3" table:display="true" table:show-details="true"/>
                <table:data-pilot-member table:name="1000" table:display="true" table:show-details="true"/>
                <table:data-pilot-member table:name="1009" table:display="true" table:show-details="true"/>
                <table:data-pilot-member table:name="1020" table:display="true" table:show-details="true"/>
                <table:data-pilot-member table:name="1050" table:display="true" table:show-details="true"/>
                <table:data-pilot-member table:name="1054,6" table:display="true" table:show-details="true"/>
                <table:data-pilot-member table:name="1066,08" table:display="true" table:show-details="true"/>
                <table:data-pilot-member table:name="1066,5" table:display="true" table:show-details="true"/>
                <table:data-pilot-member table:name="1084" table:display="true" table:show-details="true"/>
                <table:data-pilot-member table:name="1087,9" table:display="true" table:show-details="true"/>
                <table:data-pilot-member table:name="1091,8" table:display="true" table:show-details="true"/>
                <table:data-pilot-member table:name="1092" table:display="true" table:show-details="true"/>
                <table:data-pilot-member table:name="1139,5" table:display="true" table:show-details="true"/>
                <table:data-pilot-member table:name="1159,8" table:display="true" table:show-details="true"/>
                <table:data-pilot-member table:name="1164" table:display="true" table:show-details="true"/>
                <table:data-pilot-member table:name="1164,4" table:display="true" table:show-details="true"/>
                <table:data-pilot-member table:name="1176,6" table:display="true" table:show-details="true"/>
                <table:data-pilot-member table:name="1179,7" table:display="true" table:show-details="true"/>
                <table:data-pilot-member table:name="1200" table:display="true" table:show-details="true"/>
                <table:data-pilot-member table:name="1202,95" table:display="true" table:show-details="true"/>
                <table:data-pilot-member table:name="1214,4" table:display="true" table:show-details="true"/>
                <table:data-pilot-member table:name="1224" table:display="true" table:show-details="true"/>
                <table:data-pilot-member table:name="1240" table:display="true" table:show-details="true"/>
                <table:data-pilot-member table:name="1253,28" table:display="true" table:show-details="true"/>
                <table:data-pilot-member table:name="1253,44" table:display="true" table:show-details="true"/>
                <table:data-pilot-member table:name="1278,4" table:display="true" table:show-details="true"/>
                <table:data-pilot-member table:name="1280,4" table:display="true" table:show-details="true"/>
                <table:data-pilot-member table:name="1348,02" table:display="true" table:show-details="true"/>
                <table:data-pilot-member table:name="1362,9" table:display="true" table:show-details="true"/>
                <table:data-pilot-member table:name="1389,5" table:display="true" table:show-details="true"/>
                <table:data-pilot-member table:name="1393" table:display="true" table:show-details="true"/>
                <table:data-pilot-member table:name="1412,2" table:display="true" table:show-details="true"/>
                <table:data-pilot-member table:name="1417,5" table:display="true" table:show-details="true"/>
                <table:data-pilot-member table:name="1419,025" table:display="true" table:show-details="true"/>
                <table:data-pilot-member table:name="1428" table:display="true" table:show-details="true"/>
                <table:data-pilot-member table:name="1472,5" table:display="true" table:show-details="true"/>
                <table:data-pilot-member table:name="1472,7" table:display="true" table:show-details="true"/>
                <table:data-pilot-member table:name="1484,9" table:display="true" table:show-details="true"/>
                <table:data-pilot-member table:name="1489,1" table:display="true" table:show-details="true"/>
                <table:data-pilot-member table:name="1519" table:display="true" table:show-details="true"/>
                <table:data-pilot-member table:name="1528,5" table:display="true" table:show-details="true"/>
                <table:data-pilot-member table:name="1547" table:display="true" table:show-details="true"/>
                <table:data-pilot-member table:name="1585,7" table:display="true" table:show-details="true"/>
                <table:data-pilot-member table:name="1607,8" table:display="true" table:show-details="true"/>
                <table:data-pilot-member table:name="1608" table:display="true" table:show-details="true"/>
                <table:data-pilot-member table:name="1625,6" table:display="true" table:show-details="true"/>
                <table:data-pilot-member table:name="1675,4" table:display="true" table:show-details="true"/>
                <table:data-pilot-member table:name="1698,9" table:display="true" table:show-details="true"/>
                <table:data-pilot-member table:name="1704,5" table:display="true" table:show-details="true"/>
                <table:data-pilot-member table:name="1726,8" table:display="true" table:show-details="true"/>
                <table:data-pilot-member table:name="1781,8" table:display="true" table:show-details="true"/>
                <table:data-pilot-member table:name="1785" table:display="true" table:show-details="true"/>
                <table:data-pilot-member table:name="1790,95" table:display="true" table:show-details="true"/>
                <table:data-pilot-member table:name="1799" table:display="true" table:show-details="true"/>
                <table:data-pilot-member table:name="1822,6" table:display="true" table:show-details="true"/>
                <table:data-pilot-member table:name="1830,68" table:display="true" table:show-details="true"/>
                <table:data-pilot-member table:name="1848" table:display="true" table:show-details="true"/>
                <table:data-pilot-member table:name="1865,6" table:display="true" table:show-details="true"/>
                <table:data-pilot-member table:name="1895,7" table:display="true" table:show-details="true"/>
                <table:data-pilot-member table:name="1896" table:display="true" table:show-details="true"/>
                <table:data-pilot-member table:name="1926,6" table:display="true" table:show-details="true"/>
                <table:data-pilot-member table:name="1932" table:display="true" table:show-details="true"/>
                <table:data-pilot-member table:name="1956,5" table:display="true" table:show-details="true"/>
                <table:data-pilot-member table:name="1980,7" table:display="true" table:show-details="true"/>
                <table:data-pilot-member table:name="2016" table:display="true" table:show-details="true"/>
                <table:data-pilot-member table:name="2016,9" table:display="true" table:show-details="true"/>
                <table:data-pilot-member table:name="2030,8" table:display="true" table:show-details="true"/>
                <table:data-pilot-member table:name="2199,6" table:display="true" table:show-details="true"/>
                <table:data-pilot-member table:name="2205" table:display="true" table:show-details="true"/>
                <table:data-pilot-member table:name="2234,3" table:display="true" table:show-details="true"/>
                <table:data-pilot-member table:name="2250,5" table:display="true" table:show-details="true"/>
                <table:data-pilot-member table:name="2254" table:display="true" table:show-details="true"/>
                <table:data-pilot-member table:name="2262,8" table:display="true" table:show-details="true"/>
                <table:data-pilot-member table:name="2314,21" table:display="true" table:show-details="true"/>
                <table:data-pilot-member table:name="2329" table:display="true" table:show-details="true"/>
                <table:data-pilot-member table:name="2385,5" table:display="true" table:show-details="true"/>
                <table:data-pilot-member table:name="2400,8" table:display="true" table:show-details="true"/>
                <table:data-pilot-member table:name="2536,2" table:display="true" table:show-details="true"/>
                <table:data-pilot-member table:name="2569,72" table:display="true" table:show-details="true"/>
                <table:data-pilot-member table:name="2595,6" table:display="true" table:show-details="true"/>
                <table:data-pilot-member table:name="2604,2" table:display="true" table:show-details="true"/>
                <table:data-pilot-member table:name="2675" table:display="true" table:show-details="true"/>
                <table:data-pilot-member table:name="2720,5" table:display="true" table:show-details="true"/>
                <table:data-pilot-member table:name="2767,5" table:display="true" table:show-details="true"/>
                <table:data-pilot-member table:name="2786" table:display="true" table:show-details="true"/>
                <table:data-pilot-member table:name="2797,8" table:display="true" table:show-details="true"/>
                <table:data-pilot-member table:name="2800" table:display="true" table:show-details="true"/>
                <table:data-pilot-member table:name="2871" table:display="true" table:show-details="true"/>
                <table:data-pilot-member table:name="3016" table:display="true" table:show-details="true"/>
                <table:data-pilot-member table:name="3043,9" table:display="true" table:show-details="true"/>
                <table:data-pilot-member table:name="3152,06" table:display="true" table:show-details="true"/>
                <table:data-pilot-member table:name="3228,23" table:display="true" table:show-details="true"/>
                <table:data-pilot-member table:name="3348,4" table:display="true" table:show-details="true"/>
                <table:data-pilot-member table:name="3706" table:display="true" table:show-details="true"/>
                <table:data-pilot-member table:name="3793,55" table:display="true" table:show-details="true"/>
                <table:data-pilot-member table:name="3836" table:display="true" table:show-details="true"/>
                <table:data-pilot-member table:name="3853,5" table:display="true" table:show-details="true"/>
                <table:data-pilot-member table:name="4048,3" table:display="true" table:show-details="true"/>
                <table:data-pilot-member table:name="4272,3" table:display="true" table:show-details="true"/>
                <table:data-pilot-member table:name="4372" table:display="true" table:show-details="true"/>
                <table:data-pilot-member table:name="5083" table:display="true" table:show-details="true"/>
                <table:data-pilot-member table:name="5363,19" table:display="true" table:show-details="true"/>
                <table:data-pilot-member table:name="5730" table:display="true" table:show-details="true"/>
                <table:data-pilot-member table:name="6800" table:display="true" table:show-details="true"/>
                <table:data-pilot-member table:name="6937" table:display="true" table:show-details="true"/>
                <table:data-pilot-member table:name="9503,68" table:display="true" table:show-details="true"/>
                <table:data-pilot-member table:name="16612,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Pivot2" table:application-data="" table:target-range-address="Draaitabel_gelderland_250m_1.A1:Draaitabel_gelderland_250m_1.C63" table:buttons="Draaitabel_gelderland_250m_1.A1 Draaitabel_gelderland_250m_1.A3 Draaitabel_gelderland_250m_1.B3">
          <table:source-cell-range table:cell-range-address="gelderland_250m.A1:gelderland_250m.W318"/>
          <table:data-pilot-field table:source-field-name="natura2000_area_name" table:orientation="row" table:used-hierarchy="0" table:function="auto">
            <table:data-pilot-level table:show-empty="false">
              <table:data-pilot-members>
                <table:data-pilot-member table:name="Binnenveld" table:display="true" table:show-details="true"/>
                <table:data-pilot-member table:name="De Bruuk" table:display="true" table:show-details="true"/>
                <table:data-pilot-member table:name="Landgoederen Brummen" table:display="true" table:show-details="true"/>
                <table:data-pilot-member table:name="Lingegebied &amp; Diefdijk-Zuid" table:display="true" table:show-details="true"/>
                <table:data-pilot-member table:name="Loevestein, Pompveld &amp; Kornsche Boezem" table:display="true" table:show-details="true"/>
                <table:data-pilot-member table:name="Rijntakken" table:display="true" table:show-details="true"/>
                <table:data-pilot-member table:name="Sint Jansberg" table:display="true" table:show-details="true"/>
                <table:data-pilot-member table:name="Stelkampsveld" table:display="true" table:show-details="true"/>
                <table:data-pilot-member table:name="Veluw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geiten" table:orientation="data" table:used-hierarchy="0" table:function="sum">
            <table:data-pilot-level table:show-empty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625" table:display="true" table:show-details="true"/>
                <table:data-pilot-member table:name="165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ippen" table:orientation="data" table:used-hierarchy="0" table:function="sum">
            <table:data-pilot-level table:show-empty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70" table:display="true" table:show-details="true"/>
                <table:data-pilot-member table:name="240" table:display="true" table:show-details="true"/>
                <table:data-pilot-member table:name="2000" table:display="true" table:show-details="true"/>
                <table:data-pilot-member table:name="2040" table:display="true" table:show-details="true"/>
                <table:data-pilot-member table:name="2199" table:display="true" table:show-details="true"/>
                <table:data-pilot-member table:name="4950" table:display="true" table:show-details="true"/>
                <table:data-pilot-member table:name="13400" table:display="true" table:show-details="true"/>
                <table:data-pilot-member table:name="29900" table:display="true" table:show-details="true"/>
                <table:data-pilot-member table:name="45775" table:display="true" table:show-details="true"/>
                <table:data-pilot-member table:name="59200" table:display="true" table:show-details="true"/>
                <table:data-pilot-member table:name="740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undvee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7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9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0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5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4" table:display="true" table:show-details="true"/>
                <table:data-pilot-member table:name="116" table:display="true" table:show-details="true"/>
                <table:data-pilot-member table:name="120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4" table:display="true" table:show-details="true"/>
                <table:data-pilot-member table:name="163" table:display="true" table:show-details="true"/>
                <table:data-pilot-member table:name="168" table:display="true" table:show-details="true"/>
                <table:data-pilot-member table:name="170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9" table:display="true" table:show-details="true"/>
                <table:data-pilot-member table:name="203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3" table:display="true" table:show-details="true"/>
                <table:data-pilot-member table:name="215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5" table:display="true" table:show-details="true"/>
                <table:data-pilot-member table:name="228" table:display="true" table:show-details="true"/>
                <table:data-pilot-member table:name="230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40" table:display="true" table:show-details="true"/>
                <table:data-pilot-member table:name="246" table:display="true" table:show-details="true"/>
                <table:data-pilot-member table:name="249" table:display="true" table:show-details="true"/>
                <table:data-pilot-member table:name="252" table:display="true" table:show-details="true"/>
                <table:data-pilot-member table:name="260" table:display="true" table:show-details="true"/>
                <table:data-pilot-member table:name="280" table:display="true" table:show-details="true"/>
                <table:data-pilot-member table:name="290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300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63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91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405" table:display="true" table:show-details="true"/>
                <table:data-pilot-member table:name="408" table:display="true" table:show-details="true"/>
                <table:data-pilot-member table:name="422" table:display="true" table:show-details="true"/>
                <table:data-pilot-member table:name="442" table:display="true" table:show-details="true"/>
                <table:data-pilot-member table:name="454" table:display="true" table:show-details="true"/>
                <table:data-pilot-member table:name="487" table:display="true" table:show-details="true"/>
                <table:data-pilot-member table:name="510" table:display="true" table:show-details="true"/>
                <table:data-pilot-member table:name="514" table:display="true" table:show-details="true"/>
                <table:data-pilot-member table:name="552" table:display="true" table:show-details="true"/>
                <table:data-pilot-member table:name="559" table:display="true" table:show-details="true"/>
                <table:data-pilot-member table:name="576" table:display="true" table:show-details="true"/>
                <table:data-pilot-member table:name="630" table:display="true" table:show-details="true"/>
                <table:data-pilot-member table:name="643" table:display="true" table:show-details="true"/>
                <table:data-pilot-member table:name="701" table:display="true" table:show-details="true"/>
                <table:data-pilot-member table:name="706" table:display="true" table:show-details="true"/>
                <table:data-pilot-member table:name="786" table:display="true" table:show-details="true"/>
                <table:data-pilot-member table:name="789" table:display="true" table:show-details="true"/>
                <table:data-pilot-member table:name="796" table:display="true" table:show-details="true"/>
                <table:data-pilot-member table:name="800" table:display="true" table:show-details="true"/>
                <table:data-pilot-member table:name="951" table:display="true" table:show-details="true"/>
                <table:data-pilot-member table:name="1033" table:display="true" table:show-details="true"/>
                <table:data-pilot-member table:name="1097" table:display="true" table:show-details="true"/>
                <table:data-pilot-member table:name="1101" table:display="true" table:show-details="true"/>
                <table:data-pilot-member table:name="1265" table:display="true" table:show-details="true"/>
                <table:data-pilot-member table:name="1346" table:display="true" table:show-details="true"/>
                <table:data-pilot-member table:name="1982" table:display="true" table:show-details="true"/>
                <table:data-pilot-member table:name="242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hapen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35" table:display="true" table:show-details="true"/>
                <table:data-pilot-member table:name="50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62" table:display="true" table:show-details="true"/>
                <table:data-pilot-member table:name="200" table:display="true" table:show-details="true"/>
                <table:data-pilot-member table:name="204" table:display="true" table:show-details="true"/>
                <table:data-pilot-member table:name="350" table:display="true" table:show-details="true"/>
                <table:data-pilot-member table:name="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rken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5" table:display="true" table:show-details="true"/>
                <table:data-pilot-member table:name="135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63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9" table:display="true" table:show-details="true"/>
                <table:data-pilot-member table:name="195" table:display="true" table:show-details="true"/>
                <table:data-pilot-member table:name="208" table:display="true" table:show-details="true"/>
                <table:data-pilot-member table:name="219" table:display="true" table:show-details="true"/>
                <table:data-pilot-member table:name="227" table:display="true" table:show-details="true"/>
                <table:data-pilot-member table:name="235" table:display="true" table:show-details="true"/>
                <table:data-pilot-member table:name="253" table:display="true" table:show-details="true"/>
                <table:data-pilot-member table:name="303" table:display="true" table:show-details="true"/>
                <table:data-pilot-member table:name="350" table:display="true" table:show-details="true"/>
                <table:data-pilot-member table:name="359" table:display="true" table:show-details="true"/>
                <table:data-pilot-member table:name="400" table:display="true" table:show-details="true"/>
                <table:data-pilot-member table:name="568" table:display="true" table:show-details="true"/>
                <table:data-pilot-member table:name="595" table:display="true" table:show-details="true"/>
                <table:data-pilot-member table:name="616" table:display="true" table:show-details="true"/>
                <table:data-pilot-member table:name="726" table:display="true" table:show-details="true"/>
                <table:data-pilot-member table:name="760" table:display="true" table:show-details="true"/>
                <table:data-pilot-member table:name="805" table:display="true" table:show-details="true"/>
                <table:data-pilot-member table:name="859" table:display="true" table:show-details="true"/>
                <table:data-pilot-member table:name="1155" table:display="true" table:show-details="true"/>
                <table:data-pilot-member table:name="1592" table:display="true" table:show-details="true"/>
                <table:data-pilot-member table:name="1910" table:display="true" table:show-details="true"/>
                <table:data-pilot-member table:name="23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h3_emissie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2,1" table:display="true" table:show-details="true"/>
                <table:data-pilot-member table:name="15" table:display="true" table:show-details="true"/>
                <table:data-pilot-member table:name="26,2" table:display="true" table:show-details="true"/>
                <table:data-pilot-member table:name="30" table:display="true" table:show-details="true"/>
                <table:data-pilot-member table:name="30,3" table:display="true" table:show-details="true"/>
                <table:data-pilot-member table:name="30,5" table:display="true" table:show-details="true"/>
                <table:data-pilot-member table:name="35,5" table:display="true" table:show-details="true"/>
                <table:data-pilot-member table:name="36,2" table:display="true" table:show-details="true"/>
                <table:data-pilot-member table:name="39,9" table:display="true" table:show-details="true"/>
                <table:data-pilot-member table:name="40" table:display="true" table:show-details="true"/>
                <table:data-pilot-member table:name="42,8" table:display="true" table:show-details="true"/>
                <table:data-pilot-member table:name="44,2" table:display="true" table:show-details="true"/>
                <table:data-pilot-member table:name="45,4" table:display="true" table:show-details="true"/>
                <table:data-pilot-member table:name="46,3" table:display="true" table:show-details="true"/>
                <table:data-pilot-member table:name="46,5" table:display="true" table:show-details="true"/>
                <table:data-pilot-member table:name="48,8" table:display="true" table:show-details="true"/>
                <table:data-pilot-member table:name="50" table:display="true" table:show-details="true"/>
                <table:data-pilot-member table:name="51,3" table:display="true" table:show-details="true"/>
                <table:data-pilot-member table:name="51,9" table:display="true" table:show-details="true"/>
                <table:data-pilot-member table:name="52,3" table:display="true" table:show-details="true"/>
                <table:data-pilot-member table:name="53,7" table:display="true" table:show-details="true"/>
                <table:data-pilot-member table:name="54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1,3" table:display="true" table:show-details="true"/>
                <table:data-pilot-member table:name="61,6" table:display="true" table:show-details="true"/>
                <table:data-pilot-member table:name="65,5" table:display="true" table:show-details="true"/>
                <table:data-pilot-member table:name="73,5" table:display="true" table:show-details="true"/>
                <table:data-pilot-member table:name="75" table:display="true" table:show-details="true"/>
                <table:data-pilot-member table:name="76,6" table:display="true" table:show-details="true"/>
                <table:data-pilot-member table:name="78,54" table:display="true" table:show-details="true"/>
                <table:data-pilot-member table:name="79,2" table:display="true" table:show-details="true"/>
                <table:data-pilot-member table:name="80,1" table:display="true" table:show-details="true"/>
                <table:data-pilot-member table:name="81,6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5,2" table:display="true" table:show-details="true"/>
                <table:data-pilot-member table:name="86,9" table:display="true" table:show-details="true"/>
                <table:data-pilot-member table:name="91,5" table:display="true" table:show-details="true"/>
                <table:data-pilot-member table:name="100" table:display="true" table:show-details="true"/>
                <table:data-pilot-member table:name="100,7" table:display="true" table:show-details="true"/>
                <table:data-pilot-member table:name="102,8" table:display="true" table:show-details="true"/>
                <table:data-pilot-member table:name="103" table:display="true" table:show-details="true"/>
                <table:data-pilot-member table:name="106,3" table:display="true" table:show-details="true"/>
                <table:data-pilot-member table:name="107,9" table:display="true" table:show-details="true"/>
                <table:data-pilot-member table:name="109,9" table:display="true" table:show-details="true"/>
                <table:data-pilot-member table:name="110" table:display="true" table:show-details="true"/>
                <table:data-pilot-member table:name="110,5" table:display="true" table:show-details="true"/>
                <table:data-pilot-member table:name="113,4" table:display="true" table:show-details="true"/>
                <table:data-pilot-member table:name="114,7" table:display="true" table:show-details="true"/>
                <table:data-pilot-member table:name="117" table:display="true" table:show-details="true"/>
                <table:data-pilot-member table:name="117,65" table:display="true" table:show-details="true"/>
                <table:data-pilot-member table:name="119" table:display="true" table:show-details="true"/>
                <table:data-pilot-member table:name="119,8" table:display="true" table:show-details="true"/>
                <table:data-pilot-member table:name="120" table:display="true" table:show-details="true"/>
                <table:data-pilot-member table:name="121,6" table:display="true" table:show-details="true"/>
                <table:data-pilot-member table:name="125" table:display="true" table:show-details="true"/>
                <table:data-pilot-member table:name="130,55" table:display="true" table:show-details="true"/>
                <table:data-pilot-member table:name="132" table:display="true" table:show-details="true"/>
                <table:data-pilot-member table:name="134,8" table:display="true" table:show-details="true"/>
                <table:data-pilot-member table:name="136,4" table:display="true" table:show-details="true"/>
                <table:data-pilot-member table:name="138,6" table:display="true" table:show-details="true"/>
                <table:data-pilot-member table:name="140" table:display="true" table:show-details="true"/>
                <table:data-pilot-member table:name="140,5" table:display="true" table:show-details="true"/>
                <table:data-pilot-member table:name="141" table:display="true" table:show-details="true"/>
                <table:data-pilot-member table:name="141,4" table:display="true" table:show-details="true"/>
                <table:data-pilot-member table:name="143,4" table:display="true" table:show-details="true"/>
                <table:data-pilot-member table:name="144,7" table:display="true" table:show-details="true"/>
                <table:data-pilot-member table:name="146,2" table:display="true" table:show-details="true"/>
                <table:data-pilot-member table:name="155" table:display="true" table:show-details="true"/>
                <table:data-pilot-member table:name="155,52" table:display="true" table:show-details="true"/>
                <table:data-pilot-member table:name="160,1" table:display="true" table:show-details="true"/>
                <table:data-pilot-member table:name="162,8" table:display="true" table:show-details="true"/>
                <table:data-pilot-member table:name="163,1" table:display="true" table:show-details="true"/>
                <table:data-pilot-member table:name="172" table:display="true" table:show-details="true"/>
                <table:data-pilot-member table:name="173,5" table:display="true" table:show-details="true"/>
                <table:data-pilot-member table:name="175,5" table:display="true" table:show-details="true"/>
                <table:data-pilot-member table:name="178,8" table:display="true" table:show-details="true"/>
                <table:data-pilot-member table:name="189,9" table:display="true" table:show-details="true"/>
                <table:data-pilot-member table:name="198" table:display="true" table:show-details="true"/>
                <table:data-pilot-member table:name="199,5" table:display="true" table:show-details="true"/>
                <table:data-pilot-member table:name="200" table:display="true" table:show-details="true"/>
                <table:data-pilot-member table:name="202,7" table:display="true" table:show-details="true"/>
                <table:data-pilot-member table:name="206,8" table:display="true" table:show-details="true"/>
                <table:data-pilot-member table:name="211" table:display="true" table:show-details="true"/>
                <table:data-pilot-member table:name="218,5" table:display="true" table:show-details="true"/>
                <table:data-pilot-member table:name="221,5" table:display="true" table:show-details="true"/>
                <table:data-pilot-member table:name="226" table:display="true" table:show-details="true"/>
                <table:data-pilot-member table:name="232,8" table:display="true" table:show-details="true"/>
                <table:data-pilot-member table:name="235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2,4" table:display="true" table:show-details="true"/>
                <table:data-pilot-member table:name="243,05" table:display="true" table:show-details="true"/>
                <table:data-pilot-member table:name="245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72,7" table:display="true" table:show-details="true"/>
                <table:data-pilot-member table:name="280" table:display="true" table:show-details="true"/>
                <table:data-pilot-member table:name="283" table:display="true" table:show-details="true"/>
                <table:data-pilot-member table:name="296,1" table:display="true" table:show-details="true"/>
                <table:data-pilot-member table:name="296,55" table:display="true" table:show-details="true"/>
                <table:data-pilot-member table:name="303,4" table:display="true" table:show-details="true"/>
                <table:data-pilot-member table:name="308,6" table:display="true" table:show-details="true"/>
                <table:data-pilot-member table:name="311,8" table:display="true" table:show-details="true"/>
                <table:data-pilot-member table:name="321,2" table:display="true" table:show-details="true"/>
                <table:data-pilot-member table:name="321,6" table:display="true" table:show-details="true"/>
                <table:data-pilot-member table:name="341" table:display="true" table:show-details="true"/>
                <table:data-pilot-member table:name="346" table:display="true" table:show-details="true"/>
                <table:data-pilot-member table:name="348,4" table:display="true" table:show-details="true"/>
                <table:data-pilot-member table:name="350" table:display="true" table:show-details="true"/>
                <table:data-pilot-member table:name="351,9" table:display="true" table:show-details="true"/>
                <table:data-pilot-member table:name="353" table:display="true" table:show-details="true"/>
                <table:data-pilot-member table:name="384,8" table:display="true" table:show-details="true"/>
                <table:data-pilot-member table:name="386,2" table:display="true" table:show-details="true"/>
                <table:data-pilot-member table:name="390,9" table:display="true" table:show-details="true"/>
                <table:data-pilot-member table:name="396" table:display="true" table:show-details="true"/>
                <table:data-pilot-member table:name="404,6" table:display="true" table:show-details="true"/>
                <table:data-pilot-member table:name="416" table:display="true" table:show-details="true"/>
                <table:data-pilot-member table:name="417,9" table:display="true" table:show-details="true"/>
                <table:data-pilot-member table:name="420" table:display="true" table:show-details="true"/>
                <table:data-pilot-member table:name="422,3" table:display="true" table:show-details="true"/>
                <table:data-pilot-member table:name="446,2" table:display="true" table:show-details="true"/>
                <table:data-pilot-member table:name="450,35" table:display="true" table:show-details="true"/>
                <table:data-pilot-member table:name="462" table:display="true" table:show-details="true"/>
                <table:data-pilot-member table:name="468,6" table:display="true" table:show-details="true"/>
                <table:data-pilot-member table:name="471,5" table:display="true" table:show-details="true"/>
                <table:data-pilot-member table:name="472,5" table:display="true" table:show-details="true"/>
                <table:data-pilot-member table:name="483,32" table:display="true" table:show-details="true"/>
                <table:data-pilot-member table:name="485" table:display="true" table:show-details="true"/>
                <table:data-pilot-member table:name="489,3" table:display="true" table:show-details="true"/>
                <table:data-pilot-member table:name="518,28" table:display="true" table:show-details="true"/>
                <table:data-pilot-member table:name="519,6" table:display="true" table:show-details="true"/>
                <table:data-pilot-member table:name="525" table:display="true" table:show-details="true"/>
                <table:data-pilot-member table:name="528" table:display="true" table:show-details="true"/>
                <table:data-pilot-member table:name="536,3" table:display="true" table:show-details="true"/>
                <table:data-pilot-member table:name="536,6" table:display="true" table:show-details="true"/>
                <table:data-pilot-member table:name="541,6" table:display="true" table:show-details="true"/>
                <table:data-pilot-member table:name="568,5" table:display="true" table:show-details="true"/>
                <table:data-pilot-member table:name="574,06" table:display="true" table:show-details="true"/>
                <table:data-pilot-member table:name="583,1" table:display="true" table:show-details="true"/>
                <table:data-pilot-member table:name="596,4" table:display="true" table:show-details="true"/>
                <table:data-pilot-member table:name="600" table:display="true" table:show-details="true"/>
                <table:data-pilot-member table:name="601,8" table:display="true" table:show-details="true"/>
                <table:data-pilot-member table:name="612,5" table:display="true" table:show-details="true"/>
                <table:data-pilot-member table:name="617,2" table:display="true" table:show-details="true"/>
                <table:data-pilot-member table:name="619,2" table:display="true" table:show-details="true"/>
                <table:data-pilot-member table:name="630" table:display="true" table:show-details="true"/>
                <table:data-pilot-member table:name="651,6" table:display="true" table:show-details="true"/>
                <table:data-pilot-member table:name="661,5" table:display="true" table:show-details="true"/>
                <table:data-pilot-member table:name="685,7" table:display="true" table:show-details="true"/>
                <table:data-pilot-member table:name="690" table:display="true" table:show-details="true"/>
                <table:data-pilot-member table:name="710,5" table:display="true" table:show-details="true"/>
                <table:data-pilot-member table:name="717,7" table:display="true" table:show-details="true"/>
                <table:data-pilot-member table:name="736,5" table:display="true" table:show-details="true"/>
                <table:data-pilot-member table:name="742,1" table:display="true" table:show-details="true"/>
                <table:data-pilot-member table:name="750,7" table:display="true" table:show-details="true"/>
                <table:data-pilot-member table:name="752,8" table:display="true" table:show-details="true"/>
                <table:data-pilot-member table:name="759" table:display="true" table:show-details="true"/>
                <table:data-pilot-member table:name="764" table:display="true" table:show-details="true"/>
                <table:data-pilot-member table:name="775,6" table:display="true" table:show-details="true"/>
                <table:data-pilot-member table:name="779,2" table:display="true" table:show-details="true"/>
                <table:data-pilot-member table:name="783,1" table:display="true" table:show-details="true"/>
                <table:data-pilot-member table:name="798" table:display="true" table:show-details="true"/>
                <table:data-pilot-member table:name="799,5" table:display="true" table:show-details="true"/>
                <table:data-pilot-member table:name="820" table:display="true" table:show-details="true"/>
                <table:data-pilot-member table:name="840" table:display="true" table:show-details="true"/>
                <table:data-pilot-member table:name="855,6" table:display="true" table:show-details="true"/>
                <table:data-pilot-member table:name="867,6" table:display="true" table:show-details="true"/>
                <table:data-pilot-member table:name="870" table:display="true" table:show-details="true"/>
                <table:data-pilot-member table:name="887,7" table:display="true" table:show-details="true"/>
                <table:data-pilot-member table:name="892,5" table:display="true" table:show-details="true"/>
                <table:data-pilot-member table:name="902" table:display="true" table:show-details="true"/>
                <table:data-pilot-member table:name="902,4" table:display="true" table:show-details="true"/>
                <table:data-pilot-member table:name="904,56" table:display="true" table:show-details="true"/>
                <table:data-pilot-member table:name="917,8" table:display="true" table:show-details="true"/>
                <table:data-pilot-member table:name="938,8" table:display="true" table:show-details="true"/>
                <table:data-pilot-member table:name="939,6" table:display="true" table:show-details="true"/>
                <table:data-pilot-member table:name="948" table:display="true" table:show-details="true"/>
                <table:data-pilot-member table:name="954,5" table:display="true" table:show-details="true"/>
                <table:data-pilot-member table:name="968,55" table:display="true" table:show-details="true"/>
                <table:data-pilot-member table:name="977,5" table:display="true" table:show-details="true"/>
                <table:data-pilot-member table:name="981,6" table:display="true" table:show-details="true"/>
                <table:data-pilot-member table:name="986" table:display="true" table:show-details="true"/>
                <table:data-pilot-member table:name="987,4" table:display="true" table:show-details="true"/>
                <table:data-pilot-member table:name="990,3" table:display="true" table:show-details="true"/>
                <table:data-pilot-member table:name="1000" table:display="true" table:show-details="true"/>
                <table:data-pilot-member table:name="1009" table:display="true" table:show-details="true"/>
                <table:data-pilot-member table:name="1020" table:display="true" table:show-details="true"/>
                <table:data-pilot-member table:name="1050" table:display="true" table:show-details="true"/>
                <table:data-pilot-member table:name="1054,6" table:display="true" table:show-details="true"/>
                <table:data-pilot-member table:name="1066,08" table:display="true" table:show-details="true"/>
                <table:data-pilot-member table:name="1066,5" table:display="true" table:show-details="true"/>
                <table:data-pilot-member table:name="1084" table:display="true" table:show-details="true"/>
                <table:data-pilot-member table:name="1087,9" table:display="true" table:show-details="true"/>
                <table:data-pilot-member table:name="1091,8" table:display="true" table:show-details="true"/>
                <table:data-pilot-member table:name="1092" table:display="true" table:show-details="true"/>
                <table:data-pilot-member table:name="1139,5" table:display="true" table:show-details="true"/>
                <table:data-pilot-member table:name="1159,8" table:display="true" table:show-details="true"/>
                <table:data-pilot-member table:name="1164" table:display="true" table:show-details="true"/>
                <table:data-pilot-member table:name="1164,4" table:display="true" table:show-details="true"/>
                <table:data-pilot-member table:name="1176,6" table:display="true" table:show-details="true"/>
                <table:data-pilot-member table:name="1179,7" table:display="true" table:show-details="true"/>
                <table:data-pilot-member table:name="1200" table:display="true" table:show-details="true"/>
                <table:data-pilot-member table:name="1202,95" table:display="true" table:show-details="true"/>
                <table:data-pilot-member table:name="1214,4" table:display="true" table:show-details="true"/>
                <table:data-pilot-member table:name="1224" table:display="true" table:show-details="true"/>
                <table:data-pilot-member table:name="1240" table:display="true" table:show-details="true"/>
                <table:data-pilot-member table:name="1253,28" table:display="true" table:show-details="true"/>
                <table:data-pilot-member table:name="1253,44" table:display="true" table:show-details="true"/>
                <table:data-pilot-member table:name="1278,4" table:display="true" table:show-details="true"/>
                <table:data-pilot-member table:name="1280,4" table:display="true" table:show-details="true"/>
                <table:data-pilot-member table:name="1348,02" table:display="true" table:show-details="true"/>
                <table:data-pilot-member table:name="1362,9" table:display="true" table:show-details="true"/>
                <table:data-pilot-member table:name="1389,5" table:display="true" table:show-details="true"/>
                <table:data-pilot-member table:name="1393" table:display="true" table:show-details="true"/>
                <table:data-pilot-member table:name="1412,2" table:display="true" table:show-details="true"/>
                <table:data-pilot-member table:name="1417,5" table:display="true" table:show-details="true"/>
                <table:data-pilot-member table:name="1419,025" table:display="true" table:show-details="true"/>
                <table:data-pilot-member table:name="1428" table:display="true" table:show-details="true"/>
                <table:data-pilot-member table:name="1472,5" table:display="true" table:show-details="true"/>
                <table:data-pilot-member table:name="1472,7" table:display="true" table:show-details="true"/>
                <table:data-pilot-member table:name="1484,9" table:display="true" table:show-details="true"/>
                <table:data-pilot-member table:name="1489,1" table:display="true" table:show-details="true"/>
                <table:data-pilot-member table:name="1519" table:display="true" table:show-details="true"/>
                <table:data-pilot-member table:name="1528,5" table:display="true" table:show-details="true"/>
                <table:data-pilot-member table:name="1547" table:display="true" table:show-details="true"/>
                <table:data-pilot-member table:name="1585,7" table:display="true" table:show-details="true"/>
                <table:data-pilot-member table:name="1607,8" table:display="true" table:show-details="true"/>
                <table:data-pilot-member table:name="1608" table:display="true" table:show-details="true"/>
                <table:data-pilot-member table:name="1625,6" table:display="true" table:show-details="true"/>
                <table:data-pilot-member table:name="1675,4" table:display="true" table:show-details="true"/>
                <table:data-pilot-member table:name="1698,9" table:display="true" table:show-details="true"/>
                <table:data-pilot-member table:name="1704,5" table:display="true" table:show-details="true"/>
                <table:data-pilot-member table:name="1726,8" table:display="true" table:show-details="true"/>
                <table:data-pilot-member table:name="1781,8" table:display="true" table:show-details="true"/>
                <table:data-pilot-member table:name="1785" table:display="true" table:show-details="true"/>
                <table:data-pilot-member table:name="1790,95" table:display="true" table:show-details="true"/>
                <table:data-pilot-member table:name="1799" table:display="true" table:show-details="true"/>
                <table:data-pilot-member table:name="1822,6" table:display="true" table:show-details="true"/>
                <table:data-pilot-member table:name="1830,68" table:display="true" table:show-details="true"/>
                <table:data-pilot-member table:name="1848" table:display="true" table:show-details="true"/>
                <table:data-pilot-member table:name="1865,6" table:display="true" table:show-details="true"/>
                <table:data-pilot-member table:name="1895,7" table:display="true" table:show-details="true"/>
                <table:data-pilot-member table:name="1896" table:display="true" table:show-details="true"/>
                <table:data-pilot-member table:name="1926,6" table:display="true" table:show-details="true"/>
                <table:data-pilot-member table:name="1932" table:display="true" table:show-details="true"/>
                <table:data-pilot-member table:name="1956,5" table:display="true" table:show-details="true"/>
                <table:data-pilot-member table:name="1980,7" table:display="true" table:show-details="true"/>
                <table:data-pilot-member table:name="2016" table:display="true" table:show-details="true"/>
                <table:data-pilot-member table:name="2016,9" table:display="true" table:show-details="true"/>
                <table:data-pilot-member table:name="2030,8" table:display="true" table:show-details="true"/>
                <table:data-pilot-member table:name="2199,6" table:display="true" table:show-details="true"/>
                <table:data-pilot-member table:name="2205" table:display="true" table:show-details="true"/>
                <table:data-pilot-member table:name="2234,3" table:display="true" table:show-details="true"/>
                <table:data-pilot-member table:name="2250,5" table:display="true" table:show-details="true"/>
                <table:data-pilot-member table:name="2254" table:display="true" table:show-details="true"/>
                <table:data-pilot-member table:name="2262,8" table:display="true" table:show-details="true"/>
                <table:data-pilot-member table:name="2314,21" table:display="true" table:show-details="true"/>
                <table:data-pilot-member table:name="2329" table:display="true" table:show-details="true"/>
                <table:data-pilot-member table:name="2385,5" table:display="true" table:show-details="true"/>
                <table:data-pilot-member table:name="2400,8" table:display="true" table:show-details="true"/>
                <table:data-pilot-member table:name="2536,2" table:display="true" table:show-details="true"/>
                <table:data-pilot-member table:name="2569,72" table:display="true" table:show-details="true"/>
                <table:data-pilot-member table:name="2595,6" table:display="true" table:show-details="true"/>
                <table:data-pilot-member table:name="2604,2" table:display="true" table:show-details="true"/>
                <table:data-pilot-member table:name="2675" table:display="true" table:show-details="true"/>
                <table:data-pilot-member table:name="2720,5" table:display="true" table:show-details="true"/>
                <table:data-pilot-member table:name="2767,5" table:display="true" table:show-details="true"/>
                <table:data-pilot-member table:name="2786" table:display="true" table:show-details="true"/>
                <table:data-pilot-member table:name="2797,8" table:display="true" table:show-details="true"/>
                <table:data-pilot-member table:name="2800" table:display="true" table:show-details="true"/>
                <table:data-pilot-member table:name="2871" table:display="true" table:show-details="true"/>
                <table:data-pilot-member table:name="3016" table:display="true" table:show-details="true"/>
                <table:data-pilot-member table:name="3043,9" table:display="true" table:show-details="true"/>
                <table:data-pilot-member table:name="3152,06" table:display="true" table:show-details="true"/>
                <table:data-pilot-member table:name="3228,23" table:display="true" table:show-details="true"/>
                <table:data-pilot-member table:name="3348,4" table:display="true" table:show-details="true"/>
                <table:data-pilot-member table:name="3706" table:display="true" table:show-details="true"/>
                <table:data-pilot-member table:name="3793,55" table:display="true" table:show-details="true"/>
                <table:data-pilot-member table:name="3836" table:display="true" table:show-details="true"/>
                <table:data-pilot-member table:name="3853,5" table:display="true" table:show-details="true"/>
                <table:data-pilot-member table:name="4048,3" table:display="true" table:show-details="true"/>
                <table:data-pilot-member table:name="4272,3" table:display="true" table:show-details="true"/>
                <table:data-pilot-member table:name="4372" table:display="true" table:show-details="true"/>
                <table:data-pilot-member table:name="5083" table:display="true" table:show-details="true"/>
                <table:data-pilot-member table:name="5363,19" table:display="true" table:show-details="true"/>
                <table:data-pilot-member table:name="5730" table:display="true" table:show-details="true"/>
                <table:data-pilot-member table:name="6800" table:display="true" table:show-details="true"/>
                <table:data-pilot-member table:name="6937" table:display="true" table:show-details="true"/>
                <table:data-pilot-member table:name="9503,68" table:display="true" table:show-details="true"/>
                <table:data-pilot-member table:name="16612,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number:date-style style:name="N106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number-style style:name="N107P0" style:volatile="true">
      <number:text>TRUE</number:text>
    </number:number-style>
    <number:number-style style:name="N107P1" style:volatile="true">
      <number:text>TRUE</number:text>
    </number:number-style>
    <number:number-style style:name="N107">
      <number:text>FALSE</number:text>
      <style:map style:condition="value()&gt;0" style:apply-style-name="N107P0"/>
      <style:map style:condition="value()&lt;0" style:apply-style-name="N107P1"/>
    </number:number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Hoek_20_draaitabel" style:display-name="Hoek draaitabel" style:family="table-cell" style:parent-style-name="Default"/>
    <style:style style:name="Waarde_20_draaitabel" style:display-name="Waarde draaitabel" style:family="table-cell" style:parent-style-name="Default"/>
    <style:style style:name="Veld_20_draaitabel" style:display-name="Veld draaitabel" style:family="table-cell" style:parent-style-name="Default"/>
    <style:style style:name="Categorie_20_draaitabel" style:display-name="Categorie draaitabel" style:family="table-cell" style:parent-style-name="Default">
      <style:table-cell-properties style:text-align-source="fix" style:repeat-content="false"/>
      <style:paragraph-properties fo:text-align="start"/>
    </style:style>
    <style:style style:name="Titel_20_draaitabel" style:display-name="Titel draaitab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at_20_draaitabel" style:display-name="Resultaat draaitabel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3">13-02-2025</text:date>, <text:time>19:09: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gelderland_5f_250m" style:display-name="PageStyle_gelderland_250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13T19:09:04.24</dc:date>
    <dc:creator>Richard Zijlstra</dc:creator>
    <meta:document-statistic meta:table-count="2" meta:cell-count="5009" meta:object-count="0"/>
    <meta:generator>OpenOffice/4.1.15$Win32 OpenOffice.org_project/4115m2$Build-9813</meta:generator>
  </office:meta>
</office:document-meta>
</file>